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nux Libertine Display O" svg:font-family="'Linux Libertine Display O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Display 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('666660.83-0.23', 2): 0, ('666660.81-0.06', 0): -9.100000000000001, ('666660.780.01', 2): 0, ('666660.730.14', 2): 0.4496881982958225, ('666160.53-0.01', 0): 1.196156821071574, ('666660.750.06', 1): 0.19335240542098675, ('666660.44-0.08', 1): 0, ('661660.260.03', 1): 0, ('666660.790.31', 2): -100, ('666660.610.1', 1): 0, ('666660.780.43', 2): 0, ('666660.75-0.01', 2): -21.298372925545806, ('666660.810.09', 2): 0.02505300000000001, ('666660.71-0.01', 0): 1.0237007113294763, ('666660.790.09', 0): -4.475615680874801, ('666660.790.17', 2): 0, ('666660.650.08', 0): 1.6519230626525723, ('666660.690.21', 1): 0, ('666660.430.06', 0): 2.059732752276506, ('666660.730.28', 2): 0, ('666660.650.1', 2): 0, ('666660.40.09', 0): 1.6331716987586924, ('666660.830.19', 0): 1.0, ('666660.55-0.16', 1): 0, ('666660.50.43', 2): 0, ('666660.78-0.01', 0): -16.087524215067, ('666660.680.07', 1): 0, ('666660.77-0.21', 0): 1.0, ('666660.540.13', 0): 1.2302433296325699, ('666660.450.03', 2): 0, ('666660.80.08', 2): -10.0, ('666660.570.12', 0): 1.4856721121018968, ('666660.760.06', 0): 1.2038906174999802, ('666660.660.07', 1): 0.34511243472710335, ('666660.74-0.14', 0): 1.0, ('666660.530.1', 1): 0, ('666660.7-0.47', 2): 0, ('666660.680.22', 1): 0, ('666660.850.02', 1): 0, ('666660.66-0.14', 1): 0.0, ('666660.640.06', 1): 0.6950553494321837, ('666660.380.06', 1): 1.532737879767203, ('666660.6-0.01', 0): 2.342625042788423, ('666660.84-0.12', 2): 0, ('666260.67-0.03', 2): 0, ('666660.58-0.11', 2): 0.1379, ('666660.230.01', 0): 2.514384940527264, ('666660.24-0.03', 0): 1.0, ('666660.490.02', 1): 0, ('666660.450.09', 0): 1.8200286529897005, ('666660.63-0.04', 0): 1.8500960233255046, ('666660.60.17', 1): 0, ('666160.69-0.04', 2): 0, ('661660.490.09', 0): 1.0630000000000002, ('666660.710.26', 1): 0, ('666660.78-0.11', 1): -10.441884709, ('666660.840.06', 0): -9.100000000000001, ('666660.690.29', 1): 0.0, ('666660.70.15', 0): 1.0860447451814188, ('666660.790.23', 1): 0.0, ('666660.63-0.06', 2): 0, ('666660.720.08', 0): 1.5716094721294704, ('666660.820.12', 1): -8.880299999999998, ('666660.8-0.03', 1): 0, ('666660.670.11', 0): 2.1022200059704117, ('666660.880.19', 2): -100, ('661660.610.09', 0): 1, ('666660.840.26', 2): -100, ('666660.460.03', 2): 0, ('666660.640.13', 1): 0, ('666660.280.04', 0): 2.420067605729471, ('666660.49-0.1', 0): 1.07, ('666660.860.03', 0): -9.036999999999999, ('661660.450.03', 2): 0, ('666660.72-0.0', 0): 0.8906861510160922, ('666660.760.04', 2): 0.0, ('666660.52-0.01', 2): 0, ('666660.720.19', 2): 0.0, ('666660.78-0.17', 1): 0, ('666660.210.02', 0): 2.0918935201178734, ('666660.580.06', 1): 0, ('661660.650.1', 1): 0, ('666660.410.05', 0): 1.7507113213095955, ('666660.320.01', 2): 0.0, ('666660.36-0.06', 2): 0.0, ('666660.59-0.02', 2): 1.4023399232604734, ('666660.88-0.17', 1): 0, ('666260.77-0.04', 0): -100, ('666660.750.42', 1): 0, ('666660.790.04', 2): -100, ('666660.81-0.24', 1): 0.0, ('666660.450.31', 1): 0, ('666660.730.22', 2): 0, ('666660.62-0.11', 1): 0, ('666660.80.17', 0): -9.100000000000001, ('666660.73-0.06', 0): 1.0200576092652203, ('666660.79-0.07', 0): -8.957026758540001, ('666660.740.07', 0): 1.7091560422592225, ('666660.78-0.08', 2): -10.0, ('666660.31-0.01', 2): 0, ('666660.540.57', 2): 0, ('666660.84-0.33', 2): 0, ('666660.98-0.19', 2): 0, ('666660.65-0.06', 1): 0, ('666660.67-0.11', 0): 1.136166616330843, ('666660.670.01', 0): 1.9141784951496703, ('666660.92-0.08', 0): -100, ('666660.40.0', 0): 2.1861319234575327, ('666660.680.16', 0): 1.199353500497123, ('661660.520.04', 2): 0, ('666660.91-0.1', 1): 0, ('666660.85-0.06', 2): -10.0, ('666660.730.02', 1): -9.990016691000001, ('666660.380.11', 1): 0, ('666660.79-0.18', 0): -9.100000000000001, ('666660.560.03', 0): 1.7603019568818348, ('666660.740.19', 0): 1.21588266, ('666660.36-0.0', 0): 1.2650909957635743, ('666660.78-0.02', 2): -10.555275102879701, ('666660.520.23', 1): 0, ('666660.270.01', 1): 0.0, ('666660.64-0.19', 2): 0, ('666660.840.19', 1): 0, ('666660.520.0', 0): 2.39075204842898, ('666660.660.29', 1): 0.0, ('666660.72-0.09', 0): 1.7427879997368791, ('666660.5-0.11', 2): 0, ('661660.340.02', 1): 0, ('666660.780.14', 1): -2.755971100078, ('666660.74-0.01', 2): -5.616794772147687, ('666660.77-0.14', 1): 0.0, ('666660.28-0.02', 1): 0.0, ('666660.60.24', 0): 1, ('666660.81-0.07', 1): 0, ('666660.51-0.07', 1): 0.13356642758316767, ('666660.330.05', 2): 0, ('666160.52-0.04', 1): 0, ('666660.730.45', 2): 0, ('666660.64-0.2', 1): 0, ('666660.37-0.01', 1): 0.0, ('666660.4-0.1', 0): 1, ('662660.70.13', 2): 0, ('666660.650.33', 1): 0, ('666660.69-0.06', 2): 0, ('666660.52-0.08', 0): 1.138288179321677, ('661660.310.03', 2): 0, ('666660.540.24', 2): 0, ('666160.26-0.01', 0): 1, ('666660.710.19', 1): 0, ('666660.440.11', 0): 1.688146570007183, ('666660.140.01', 2): 0, ('661660.30.05', 0): 1, ('666660.84-0.04', 0): -100, ('666160.74-0.12', 1): 0, ('666660.44-0.07', 0): 1.3037237, ('666160.62-0.07', 0): 1, ('666660.23-0.02', 0): 1.0201157119994289, ('666660.74-0.22', 1): -100, ('666660.7-0.04', 2): 0.33325265207139065, <text:soft-page-break/>('666660.540.01', 2): 0.6789790514810853, ('661660.860.1', 2): 0, ('666660.530.25', 1): 0, ('666660.12-0.0', 0): 2.3064967096975093, ('666660.340.01', 1): 1.7179743544866177, ('666660.50.06', 2): 0.0, ('666660.610.26', 2): 0, ('666660.93-0.03', 2): 0, ('666660.75-0.25', 1): 0, ('666660.68-0.16', 2): 0.0, ('666660.860.39', 2): 0, ('666660.46-0.05', 1): 0, ('666660.680.01', 0): 1.5900695823906257, ('666660.81-0.02', 1): 0, ('666660.43-0.0', 0): 1.4485322503564735, ('666660.72-0.16', 2): 0, ('666660.620.17', 0): 1.1999358900000001, ('666660.860.1', 1): -9.93, ('666660.680.3', 2): 0, ('666660.640.2', 2): 0.0, ('666660.24-0.0', 1): 0, ('666660.75-0.14', 1): -10.0, ('666660.610.15', 0): 1.5994534326258578, ('666660.80.26', 0): -100, ('666660.4-0.03', 0): 1.1037325325575746, ('661660.310.04', 0): 1.147853339695182, ('666660.760.0', 2): -100, ('666660.85-0.07', 0): 1, ('666660.630.08', 2): 0.0, ('666660.54-0.0', 0): 2.192162324369317, ('666660.90.07', 2): -100, ('666660.430.02', 1): 0.0, ('666660.66-0.12', 0): 1.2175074685, ('666660.640.08', 2): 0.8858515778007762, ('666660.83-0.33', 1): 0, ('666660.730.15', 0): 1.1792458752976227, ('666660.8-0.19', 1): 0, ('666660.50.1', 1): 0, ('666660.77-0.25', 1): 0, ('666660.76-0.02', 0): -32.01360517301555, ('666660.530.05', 2): 0, ('666660.240.01', 1): 0.0, ('666660.450.07', 1): 1.3105449204299269, ('666660.530.18', 0): 1, ('666660.0-0.0', 2): 0, ('666660.550.06', 2): 0, ('666660.58-0.0', 2): 0.0, ('666660.520.09', 1): 0, ('666660.94-0.19', 1): 0, ('666660.50.17', 1): 0, ('661660.410.05', 2): 0.0, ('666660.720.37', 1): -100, ('666660.630.06', 0): 1.6717725502864789, ('666660.750.29', 0): 1.1946, ('666660.68-0.0', 0): 1.7876535970343856, ('666660.6-0.1', 2): 0, ('666660.370.06', 1): 0, ('666660.640.02', 0): 1.3384431837996027, ('666660.63-0.12', 2): 0.0, ('666660.19-0.0', 2): 0.840991541818406, ('666660.610.23', 2): 0, ('661660.530.07', 1): 0.04526615704160676, ('666660.45-0.09', 1): 0, ('666660.480.03', 1): 0, ('666660.79-0.12', 0): -100, ('666660.290.01', 1): 0.0, ('666660.53-0.09', 0): 1.143146577, ('661660.630.1', 2): 0, ('666660.57-0.1', 0): 1.0049, ('666660.580.08', 0): 1.975872261603505, ('666660.590.06', 0): 2.233274318230484, ('661660.330.04', 0): 1.1867360483660763, ('666660.33-0.06', 2): 0, ('666660.82-0.02', 1): -100, ('666660.720.04', 1): 0.0, ('666660.680.2', 0): 1.0717355938976802, ('666660.690.08', 0): 1.3331104681696266, ('666660.610.07', 0): 1.6007221208240259, ('666660.710.33', 1): -100, ('666660.73-0.21', 0): 1.0, ('661660.430.08', 0): 1, ('666660.79-0.11', 2): -18.864577853, ('666260.77-0.03', 1): 0, ('666660.760.14', 1): -10.0, ('666660.73-0.12', 2): 0.19248296696811001, ('661660.540.06', 1): 0, ('666660.350.05', 0): 2.5855830178164885, ('666660.7-0.0', 2): 0.2207605300815748, ('666160.53-0.06', 0): 1, ('666660.45-0.01', 2): 0, ('666660.81-0.17', 0): 1.0, ('666660.83-0.05', 0): -9.100000000000001, ('666660.84-0.09', 0): 1, ('666660.650.03', 1): 0.9711784359496642, ('666660.80.08', 1): -9.995590000000002, ('666660.810.15', 1): -10.576727900000002, ('666660.80.13', 1): -9.866999999999999, ('666660.740.12', 1): 0.29653754920684633, ('666260.76-0.06', 0): 1.0, ('666660.72-0.08', 1): -0.1394196031104572, ('666660.340.02', 2): 1.3420114475457603, ('666660.50.09', 1): 0.773187204428021, ('666660.70.0', 0): 1.2964703716651362, ('666660.68-0.05', 2): 0, ('666660.540.18', 1): 0, ('666660.660.23', 0): 1.07, ('666660.780.5', 0): 1, ('666660.66-0.01', 2): 0, ('666660.190.0', 2): 1.6469665258515043, ('661660.270.04', 1): 0, ('666660.29-0.02', 0): 1.2624434132290077, ('666660.780.07', 0): -8.8995837, ('666660.630.11', 0): 2.234754511943083, ('666660.760.34', 2): -100, ('666160.34-0.02', 1): 0, ('666660.67-0.01', 0): 1.8652403611068638, ('666660.520.04', 0): 1.8420367542215694, ('666660.850.08', 1): 0, ('662660.70.12', 0): 1, ('666660.390.06', 2): 0, ('666660.79-0.0', 2): 0, ('666660.730.07', 1): 0, ('666660.390.17', 0): 1, ('662660.750.11', 0): 1, ('666660.750.35', 1): 0, ('666660.34-0.07', 2): 0.1379, ('661660.480.09', 0): 1, ('666660.690.13', 2): 0, ('666660.42-0.04', 0): 1.2021651100452493, ('666660.830.1', 0): -6.0, ('666660.360.04', 0): 2.4458064790452414, ('666660.630.22', 0): 1, ('666660.50.13', 2): 0.0, ('666660.770.12', 1): -100, ('666660.450.32', 0): 1, ('666660.690.13', 0): 1.497748085220753, ('666660.790.03', 1): -10.0, ('666660.450.18', 0): 1.0, ('666660.490.1', 1): 0.5059375525042822, ('661660.470.08', 1): 0, ('666660.320.05', 2): 0, ('666660.370.05', 2): 0, ('666660.12-0.01', 2): 1.165718542175903, ('666660.80.1', 1): -10.0107279, ('666160.72-0.07', 0): 1, ('666660.72-0.14', 1): 0.133, ('666660.770.05', 1): 0.0, ('666660.850.13', 1): 0, ('666660.760.1', 1): 0.0, ('666660.830.15', 2): -10.0, ('666660.670.18', 1): 0.332312180736886, ('661660.450.08', 0): 1.249298077395883, ('666660.750.0', 2): -100,</text:p>
      <text:p text:style-name="P1"><text:s/>('666660.81-0.08', 0): -18.00212007, ('666160.74-0.16', 2): 0, ('666660.790.09', 1): -9.993137599, ('666660.68-0.1', 1): 0, ('666660.86-0.01', 0): 1.07, ('666660.33-0.01', 1): 0, ('666660.54-0.12', 1): 0.0, ('666660.810.12', 0): -100, ('666660.440.13', 0): 1.0, ('666660.62-0.03', 1): 0.9407850127839388, <text:soft-page-break/>('666660.860.18', 0): 1, ('666660.440.09', 0): 1.5781690341825902, ('666660.580.18', 2): 0, ('666660.50.02', 1): 0.6020459270181476, ('666660.460.02', 2): 0, ('666660.770.34', 0): 1, ('666660.84-0.27', 1): 0, ('666660.710.17', 2): 0.198569, ('666660.78-0.03', 0): -65.87488894614745, ('666660.890.02', 0): -100, ('666660.650.31', 1): 0, ('666660.69-0.46', 0): 1, ('666660.69-0.14', 2): 0, ('666660.650.29', 1): 0, ('666660.77-0.15', 2): 0.0, ('666660.540.15', 0): 1.1753650423000002, ('666660.70.3', 1): 0, ('666660.76-0.05', 0): -21.9971820146488, ('666660.350.0', 2): 0.9762897775597885, ('666660.54-0.16', 1): 0, ('666660.660.09', 1): 0, ('666660.630.24', 1): 0, ('666660.42-0.0', 0): 1.9193987419205158, ('666660.250.07', 1): 0, ('666660.680.34', 2): 0, ('666660.570.08', 1): 0.0, ('666660.640.04', 1): 0.0, ('666660.660.37', 0): 1, ('666660.490.17', 1): 0, ('666660.6-0.07', 0): 1.6773411542593797, ('666660.75-0.04', 2): -28.345673318025028, ('666660.58-0.01', 0): 2.5028464749918724, ('666660.80.01', 1): -0.6370000000000001, ('661660.670.16', 1): 0, ('666660.480.09', 0): 1.5936412228392707, ('666660.230.03', 0): 2.2078476615007796, ('666660.770.15', 1): 0.071265699729, ('666660.520.18', 2): 0, ('666660.760.08', 0): 1.0623404201534221, ('666660.830.08', 2): 0.0, ('666660.620.0', 0): 2.083905601174827, ('666660.680.29', 0): 1, ('666660.940.02', 1): 0, ('666160.6-0.03', 0): 1.1276387595379802, ('666660.60.01', 0): 1.1581360424136857, ('666660.7-0.12', 1): 0.0, ('666660.41-0.02', 0): 1.525316636839742, ('666660.620.03', 2): 0.4178612920356601, ('666660.390.01', 1): 0, ('666660.2-0.02', 2): 0, ('666660.920.19', 1): 0, ('666660.750.15', 2): 0, ('666660.760.45', 0): 1, ('666660.360.13', 0): 1, ('666660.79-0.2', 0): 1.07441, ('666660.860.01', 0): -100, ('666660.720.16', 0): 1.07931, ('666660.81-0.03', 2): -100, ('661660.470.05', 1): 0, ('666660.320.09', 1): 0, ('666660.410.07', 0): 2.444092094158107, ('666660.79-0.14', 2): 0, ('666660.740.24', 1): 0.0, ('666660.660.08', 2): 1.0339114518227788, ('666660.56-0.04', 2): 0, ('666660.47-0.12', 2): 0, ('666660.71-0.04', 2): 0, ('666660.840.01', 1): -10.0, ('666660.81-0.22', 1): 0.0, ('666660.650.05', 2): 0, ('666660.74-0.15', 1): 0, ('666660.80.15', 0): -100, ('666660.320.02', 1): 1.5718927132068932, ('666660.79-0.05', 0): -9.135280000000002, ('666660.740.01', 0): -9.100000000000001, ('666660.540.1', 0): 1.637272189399374, ('666660.75-0.09', 2): -1.0691222710466657, ('666260.72-0.03', 0): 0.6697275803604261, ('666660.130.02', 1): 0, ('666660.760.07', 1): 0.0607900846, ('666660.88-0.16', 2): -100, ('666660.75-0.19', 0): 1.0735721, ('666660.710.43', 0): 1.07, ('666660.670.03', 0): 2.022927525397839, ('666660.70.13', 0): 2.003378615886356, ('666660.660.02', 1): 0, ('666660.56-0.17', 1): 0, ('666660.750.03', 2): 0.28871233138387464, ('666660.780.08', 0): -8.973116110000001, ('661660.20.02', 1): 0, ('666660.740.16', 0): 1, ('666660.88-0.05', 2): 0, ('666660.640.2', 1): 0.0, ('666660.730.09', 0): 1.6922041743936478, ('666660.270.0', 2): 0, ('666660.81-0.1', 2): 0, ('666660.83-0.0', 2): 0, ('666660.420.09', 1): 0.3694411296036296, ('666660.440.26', 2): 0, ('666660.640.31', 0): 1, ('666660.850.03', 0): -100, ('666660.780.1', 1): -3.7757432122151706, ('666660.180.01', 1): 0, ('661660.410.1', 0): 1, ('666660.760.15', 0): -0.11881431366667616, ('661660.630.09', 1): 0, ('666660.420.15', 2): 0, ('666660.840.01', 2): -10.0, ('666660.89-0.19', 1): 0, ('662660.750.09', 0): 1, ('666660.7-0.48', 2): 0, ('666660.780.51', 1): 0, ('666660.85-0.27', 0): -100, ('666660.51-0.09', 1): 0, ('666660.6-0.0', 0): 2.306028042336277, ('666660.520.09', 0): 1.5351078407579672, ('666660.280.03', 2): 0, ('666660.690.4', 0): 1, ('666660.770.23', 2): -100, ('666160.45-0.01', 2): 0.15573981845813442, ('666660.440.17', 0): 1, ('666660.47-0.09', 2): 0.06999999999999999, ('666660.530.04', 2): 1.207505838158132, ('666660.440.07', 0): 1.7997393520916463, ('666660.08-0.01', 1): 0, ('666660.60.14', 2): 0, ('666660.650.04', 1): 0, ('666160.54-0.09', 0): 1, ('666660.44-0.05', 0): 1.505400636714215, ('661660.550.07', 2): 0, ('666660.770.2', 1): 0.133, ('666660.780.18', 1): 0.0, ('666660.57-0.06', 0): 1.5738502839461934, ('666660.75-0.13', 2): -100, ('666660.62-0.05', 0): 1.9208896171240946, ('666660.27-0.01', 1): 0, ('666660.850.0', 0): 1, ('666660.160.02', 0): 1.9494834067864502, ('666660.72-0.09', 2): 0, ('666660.340.03', 1): 0, ('666660.690.32', 1): 0.0, ('666660.720.33', 0): 1.0, ('666660.410.12', 2): 0, ('666660.680.18', 0): 1.0715973857830001, ('666660.72-0.15', 1): 0, ('666660.32-0.0', 2): 0.0, ('661660.450.06', 1): 0, ('666660.46-0.07', 1): 0, ('666660.55-0.03', 2): 0.0, ('666660.76-0.1', 1): -1.8187827528168898, ('666660.74-0.04', 2): -15.007306993566587, ('666660.430.12', 2): 0.0, ('666660.61-0.05', 0): 1.950396332057511, ('666660.710.07', 0): 1.860554918215523, ('666660.750.04', 0): 0.08605920733999983, ('662660.7-0.0', 1): 0, ('666660.75-0.2', 2): 0, ('661660.710.13', 0): 1, ('666660.75-0.16', 1): 0.0, ('666660.71-0.5', 2): 0, ('666660.540.09', 0): 1.9548119382314488, ('666660.590.19', 1): 0.216029072, ('666660.8-0.0', 2): 0, ('666660.79-0.1', 1): -9.93, ('666660.430.04', 2): 0, ('666660.250.01', 2): 0, <text:soft-page-break/>('666660.370.06', 0): 2.0492386779546172, ('666660.570.06', 2): 0, ('666660.77-0.05', 0): -100, ('666660.510.02', 2): 0, ('666660.5-0.03', 2): 0.0, ('666660.770.26', 2): 0, ('666660.710.35', 0): 1, ('666660.650.3', 0): 1, ('661660.570.05', 2): 0.43551276825819285, ('666660.680.09', 2): 0.0, ('666660.70.01', 0): 1.5387492726692613, ('666660.770.13', 2): -100, ('666660.77-0.11', 1): -9.93, ('666660.540.11', 1): 0.0, ('666660.52-0.1', 0): 1.1482114963, ('666660.27-0.0', 2): 0, ('666660.40.19', 2): 0, ('666660.7-0.1', 2): 0, ('666660.65-0.13', 2): 0.0, ('666660.490.0', 2): 1.8240714479175058, ('666660.630.28', 2): 0, ('666660.820.04', 1): -10.0, ('666660.70.03', 1): 0, ('666160.55-0.07', 2): 0, ('666160.52-0.01', 0): 1.4688781176694938, ('666660.350.08', 0): 1.1266084693096383, ('666660.58-0.07', 2): 0, ('666660.70.4', 2): -100, ('666660.80.0', 2): 0, ('666660.39-0.02', 0): 2.0275994665890114, ('666160.43-0.02', 0): 1, ('666660.770.04', 2): -100, ('666660.750.21', 2): 0.133, ('666660.30.05', 0): 1.8246400577297228, ('666660.290.07', 1): 0, ('666660.63-0.02', 1): 1.1425310189894584, ('666660.66-0.06', 2): 0.0, ('666660.690.18', 1): 0, ('666660.89-0.05', 2): 0, ('666660.780.17', 2): 0, ('666660.690.41', 2): 0, ('666660.60.02', 1): 0.27274886790124575, ('666660.70.05', 1): 0, ('666660.680.0', 0): 1.6570795490532613, ('666660.8-0.01', 0): -10.281413813895702, ('666660.580.12', 1): 0, ('666660.670.38', 1): 0, ('666660.490.01', 1): 0, ('666660.660.26', 0): 1, ('666660.72-0.04', 0): -1.2975907152487958, ('666660.59-0.1', 0): 1.070033256251, ('666660.75-0.03', 2): -2.1344243010873996, ('666660.760.29', 2): 0, ('666660.730.04', 0): 0.9738668320489033, ('666660.620.05', 2): 0, ('666660.490.13', 2): 0, ('666660.55-0.04', 0): 1.2854267060573479, ('666660.050.0', 0): 3.0561750151545075, ('666660.81-0.11', 1): 0.0, ('666660.880.06', 1): -100, ('666660.8-0.02', 0): -8.845894470000001, ('666660.740.28', 2): 0.0, ('666660.880.01', 1): 0.0, ('666660.75-0.11', 1): 0.021068290389999994, ('666660.88-0.15', 0): 1.0, ('666660.690.03', 0): 2.076821394390073, ('666660.81-0.15', 0): 1, ('666660.62-0.0', 1): 0, ('666660.870.14', 1): 0, ('666660.680.18', 2): 0, ('666660.680.35', 1): 0, ('666660.80.11', 1): -10.498890000000001, ('666660.58-0.15', 0): 1.0049, ('666160.64-0.08', 2): 0, ('666660.610.17', 2): 0, ('666660.660.32', 1): 0, ('666660.72-0.06', 1): 0.4701492916170687, ('666660.260.0', 2): 0, ('666660.75-0.14', 2): 0, ('666660.02-0.0', 1): 0, ('666660.770.25', 0): -9.025100000000002, ('666660.840.11', 2): 0.0, ('666660.750.16', 0): -100, ('666660.830.14', 2): -10.0, ('666660.660.21', 0): 1.0, ('666660.54-0.01', 0): 2.846259109344699, ('666660.92-0.06', 1): -100, ('666660.71-0.1', 1): 0.511946856294048, ('666660.860.15', 2): -100, ('666660.87-0.16', 2): 0, ('666660.70.06', 1): 0, ('666660.75-0.0', 0): -0.40451883436439867, ('666660.73-0.01', 1): -2.6543465021122143, ('661660.520.08', 0): 1, ('666660.61-0.17', 0): 1, ('666260.92-0.03', 2): -100, ('666660.510.04', 2): 0.0, ('666660.930.14', 0): 1.0, ('666660.64-0.1', 0): 1.1208148580309998, ('666660.690.2', 1): 0, ('666660.33-0.06', 1): 0, ('666660.820.16', 0): -9.7951, ('666660.43-0.04', 2): 0, ('666660.42-0.06', 0): 1.257212015468525, ('666660.760.03', 1): 0, ('666660.87-0.37', 0): 1, ('666660.840.1', 1): 0, ('666660.450.02', 2): 0, ('666660.72-0.21', 2): 0, ('666660.350.1', 2): 0, ('666660.64-0.11', 2): 0, ('666660.60.08', 2): 0.0, ('661660.50.05', 1): 0, ('666660.760.26', 1): -100, ('666660.580.24', 0): 1, ('666660.72-0.16', 0): 1.0567000000000002, ('666160.68-0.02', 2): 0, ('666660.960.01', 0): 1, ('666660.78-0.0', 0): -100, ('666660.770.03', 1): 0.0, ('666660.49-0.08', 2): 0, ('666660.450.15', 2): 0, ('666660.790.28', 0): 1, ('666660.49-0.11', 0): 1.0, ('666660.65-0.05', 2): 0, ('666660.290.04', 2): 0, ('666160.59-0.04', 2): 0, ('666660.140.03', 1): 0, ('666660.750.13', 1): -0.0028091700000000006, ('666660.80.04', 2): 0, ('666660.750.02', 1): 0.08443484912972803, ('666660.33-0.03', 1): 0, ('666660.370.0', 2): 0, ('666660.790.18', 0): 1.0, ('666660.84-0.17', 2): -100, ('666660.310.05', 0): 1.8359433754057268, ('666660.810.05', 2): 0, ('666660.780.18', 2): -10.0, ('666660.490.02', 2): 0.0, ('666660.790.13', 2): 0, ('666660.50.04', 1): 0.0, ('666660.680.21', 0): 1.1363530000000002, ('666660.84-0.21', 1): 0.0, ('666660.460.07', 0): 2.191117472492402, ('666660.43-0.01', 2): 0, ('666660.310.0', 1): 0.0,</text:p>
      <text:p text:style-name="P1"><text:s/>('666660.71-0.19', 1): 0, ('666660.66-0.04', 0): 1.973871768518365, ('666660.630.32', 1): 0.0, ('666660.620.15', 2): 0, ('666660.360.03', 0): 1.5826907104298706, ('666660.65-0.1', 2): 0.17199671662182103, ('666660.89-0.18', 2): 0, ('666660.80.02', 1): -9.937, ('666660.79-0.13', 2): -100, ('666660.68-0.08', 0): 1.3832490940239883, ('666660.75-0.12', 2): -9.866999999999999, ('666660.56-0.05', 2): 0.8110423180130342, ('666660.82-0.12', 2): -100, ('666660.70.17', 2): 0.0, ('661660.610.11', 1): 0, ('666660.630.22', 1): 0.0, ('666660.660.17', 1): 0.0, ('666660.870.17', 2): 0.0, ('666660.660.35', 1): 0, ('666660.37-0.02', 2): 0.0, ('666660.70.03', 0): 2.017780294198674, ('666660.77-0.09', 1): -15.45554495881019, ('666660.380.02', 1): 0, ('666660.35-0.02', 0): 1.328832666937752, ('666660.6-0.05', 0): <text:soft-page-break/>1.7179324585512454, ('666660.81-0.08', 2): -7.9634279, ('666660.87-0.28', 0): 1, ('666660.720.3', 0): 1, ('666660.770.17', 1): -5.7304477136, ('666660.94-0.42', 1): 0, ('666660.450.05', 0): 1.9119816302942216, ('666660.630.01', 2): 0, ('666660.880.04', 1): -100, ('666660.620.2', 0): 1.1197, ('666660.810.3', 0): 1, ('666660.780.04', 0): -9.0433, ('666660.70.35', 2): 0, ('666660.8-0.07', 1): -9.9951, ('666660.760.08', 2): 0, ('666660.490.07', 2): 0.0, ('66666-0.00.0', 1): 0, ('666660.1-0.0', 1): 1.1117484953727146, ('666660.95-0.05', 2): 0, ('666660.34-0.02', 1): 0.3814179155685833, ('666660.82-0.22', 2): -10.0, ('666660.290.03', 0): 2.212941602957004, ('666660.55-0.02', 1): 0, ('666660.07-0.0', 1): 0, ('666660.28-0.05', 1): 0, ('661660.370.04', 1): 0, ('666660.550.0', 0): 2.1613329987169507, ('666660.740.22', 1): 0, ('666660.36-0.02', 2): 0.0, ('666660.59-0.06', 2): 0.7747178420786559, ('666660.24-0.01', 0): 1.4607850436867693, ('661660.510.14', 2): 0, ('666660.75-0.02', 0): -20.63119740650424, ('666660.580.16', 0): 1.0, ('666660.830.28', 2): -100, ('666660.92-0.21', 2): -100, ('616660.470.12', 1): 0, ('666660.460.09', 0): 1.8967653707819125, ('666660.430.01', 2): 0.0, ('661660.50.06', 2): 0, ('666660.050.01', 1): 0, ('666660.55-0.11', 1): 0.0, ('666660.740.03', 0): -12.353775096907007, ('666660.78-0.04', 2): -32.48442523844497, ('666660.850.21', 2): -10.0, ('666660.560.04', 1): 0.8309787866632523, ('666660.73-0.07', 1): 0, ('666660.64-0.01', 0): 1.9228605185769314, ('666660.65-0.02', 1): 0, ('666660.68-0.01', 2): 0.8733922517545264, ('666660.670.05', 0): 2.2002215480201324, ('666660.65-0.12', 1): 0.35276804758999997, ('666660.18-0.02', 2): 0, ('666660.39-0.04', 1): 0.0, ('666660.750.23', 0): -9.030000000000001, ('666660.830.26', 0): -100, ('666660.32-0.01', 1): 0, ('666660.59-0.13', 2): 0, ('666660.67-0.09', 1): 0, ('666660.440.0', 0): 1.9042201352921801, ('666660.72-0.1', 0): 1.2552030810200956, ('666660.74-0.54', 0): -100, ('666660.740.06', 1): 0.0, ('666660.82-0.05', 0): -9.100000000000001, ('666660.20.0', 1): 0, ('666660.68-0.22', 0): 1.0, ('666660.840.15', 1): 0, ('666660.5-0.08', 0): 1, ('666660.62-0.06', 1): 0.0, ('666660.63-0.03', 2): 0, ('661660.80.02', 0): 1, ('666660.9-0.13', 1): 0, ('666660.74-0.05', 2): -11.242333780464701, ('666660.49-0.07', 0): 1.073969, ('666660.76-0.15', 0): 1, ('666660.87-0.02', 1): 0, ('666660.51-0.13', 2): 0, ('666660.20.02', 0): 2.369711825601708, ('666660.820.11', 1): -100, ('666660.520.02', 1): 0.43291557510018747, ('666660.39-0.02', 2): 0, ('666660.130.01', 0): 3.1875774285184035, ('666660.730.01', 2): 0, ('666260.71-0.03', 1): 0.07205839695773235, ('666660.83-0.13', 2): -100, ('666660.7-0.46', 0): 1, ('666160.49-0.02', 1): 0.13225111983666424, ('666660.720.28', 0): 1, ('666660.53-0.14', 1): 0, ('666660.61-0.03', 0): 1.6122280565665077, ('666660.52-0.04', 0): 1.8212213377823123, ('666660.360.06', 1): 0, ('666660.2-0.02', 0): 1.00441, ('666660.790.2', 0): 1, ('666660.580.01', 1): 0, ('666660.42-0.03', 0): 1.4711511333813572, ('666660.48-0.05', 0): 1.2341307042981835, ('666660.57-0.22', 1): 0, ('666660.670.35', 2): 0.0, ('666660.62-0.1', 2): 0, ('666660.810.25', 0): 1, ('666660.710.38', 2): 0, ('666660.770.0', 1): 0.0, ('666660.63-0.05', 0): 1.7013251387313817, ('666660.60.21', 0): 1, ('666660.570.0', 2): 0, ('666660.730.26', 2): 0, ('666660.84-0.11', 0): -9.100000000000001, ('666660.530.21', 1): 0, ('666660.490.08', 1): 0, ('666660.68-0.06', 1): 0.585673187826117, ('661660.690.08', 2): 0, ('666660.650.26', 1): 0, ('666660.560.18', 0): 1.07, ('666660.46-0.01', 1): 0.667265509356775, ('666260.75-0.06', 1): -10.0, ('666660.81-0.06', 1): 0.0, ('666160.56-0.03', 2): 0.04980626601969689, ('666660.710.16', 2): 0, ('666660.710.09', 0): 1.7971834258149642, ('661660.540.09', 1): 0, ('666660.590.07', 0): 2.1499445795764545, ('666660.850.17', 0): -9.100000000000001, ('666260.66-0.03', 2): 0, ('666660.540.07', 0): 1.8204079646178388, ('666660.73-0.09', 0): 1.2892444008290902, ('666660.15-0.02', 0): 1, ('666660.660.11', 2): 0, ('666660.56-0.14', 2): 0, ('666660.65-0.2', 2): 0, ('666660.78-0.23', 0): 1, ('666660.430.06', 1): 0, ('666660.61-0.1', 2): 0.18681082217352868, ('666660.380.08', 0): 1.613142643443666, ('666660.79-0.36', 1): -100, ('666660.470.02', 2): 0.0, ('666660.77-0.21', 1): -10.0, ('666660.76-0.06', 0): -8.930404000000001, ('666660.77-0.17', 1): 0, ('666660.540.13', 1): 0, ('666660.81-0.03', 0): -9.67589, ('666660.770.01', 0): -100, ('666660.810.29', 2): 0, ('666660.850.19', 2): 0, ('666660.560.12', 2): 0.4987316693219737, ('666660.69-0.17', 0): 1.1946, ('666660.330.06', 0): 1.5104504188508852, ('666660.660.07', 2): 0, ('666660.950.13', 0): -9.030000000000001, ('666660.730.0', 0): 0.6118821999999999, ('666660.510.05', 0): 1.9456924379784468, ('666660.780.32', 0): 1, ('666660.630.02', 0): 1.70384281032555, ('666660.61-0.27', 2): 0, ('666660.820.05', 0): 1.0, ('666660.48-0.0', 1): 1.2119387361805796, ('666660.380.06', 2): 0, ('666660.61-0.18', 2): 0, ('666660.580.0', 0): 1.631453424428295, ('666660.440.06', 0): 1.6984811759031564, ('666660.52-0.12', 1): 0, ('666660.30.03', 0): 1.7719777897908635, ('666160.74-0.2', 1): <text:soft-page-break/>0, ('666660.53-0.05', 0): 1.6846274279115707, ('666660.550.19', 0): 1.0086877, ('666660.52-0.0', 0): 2.7731539390498754, ('661660.370.02', 0): 1, ('666660.760.02', 0): -8.908869124886108, ('666660.45-0.12', 1): 0, ('661660.260.04', 1): 0.298583067314828, ('666660.370.1', 1): 0, ('666160.48-0.03', 2): 0.0, ('666660.59-0.0', 2): 0, ('666660.75-0.04', 1): -21.5080066671833, ('666660.8-0.03', 0): -8.95769, ('666660.690.04', 0): 1.759185397224074, ('666660.64-0.18', 0): 1, ('666660.620.16', 1): 0.40023364003, ('662660.760.15', 0): 1, ('666660.510.07', 2): 0.9677568819111486, ('666660.580.12', 0): 1.2779801151031676, ('666660.75-0.15', 0): -100, ('666660.670.13', 2): 0, ('666660.55-0.06', 0): 1.5660007136351233, ('666660.81-0.01', 1): -100, ('666660.720.22', 0): 1.1968442000000001, ('661660.650.1', 0): 1.135479698647992, ('666660.830.02', 2): -100, ('666660.880.03', 1): 0, ('666660.59-0.02', 1): 0, ('662660.82-0.0', 0): -100, ('666660.6-0.03', 1): 0.0, ('666660.84-0.05', 0): -18.12, ('666660.23-0.0', 2): 0, ('666660.92-0.25', 1): -100, ('666660.610.1', 0): 2.245691885298616, ('666660.74-0.19', 0): 1.133, ('666660.83-0.19', 1): 0, ('666660.510.09', 0): 1.419346240689691, ('661660.420.06', 0): 1, ('666660.320.04', 2): 0, ('666660.79-0.07', 1): -10.8152215394421, ('666660.810.02', 0): -9.7433, ('666660.72-0.04', 1): -1.424576922978624, ('666660.580.14', 2): 0, ('666661.04-0.16', 0): 1, ('666660.420.01', 0): 2.9852534860096833, ('666660.770.18', 0): 1, ('661660.460.08', 0): 1.0, ('666660.750.14', 0): -8.73396924016043, ('666260.69-0.04', 1): 0, ('666660.670.2', 2): 0.0, ('666660.54-0.07', 0): 1.1586193795126207, ('666660.92-0.08', 1): 0, ('666660.82-0.22', 1): 0.0, ('666660.650.22', 1): 0.133, ('666660.880.11', 0): 1, ('666660.83-0.03', 2): 0, ('666660.820.19', 2): 0, ('666660.740.34', 2): 0, ('666660.47-0.08', 0): 1.25031783, ('666660.30.08', 1): 0, ('666260.64-0.05', 2): 0, ('666660.520.23', 0): 1, ('666660.820.25', 2): 0.0, ('666660.470.14', 0): 1, ('66666-0.00.0', 0): 2.3811987197363353, ('666660.590.18', 1): 0.133, ('666160.51-0.03', 1): 0, ('666660.42-0.08', 0): 1.0, ('666660.760.01', 1): 0, ('661660.250.03', 0): 1.1922032071336, ('666660.180.03', 0): 1.8101849497419598, ('661660.250.04', 0): 1, ('666660.780.14', 0): -9.6663, ('666660.77-0.1', 1): -7.966906085796949, ('666660.81-0.2', 1): 0, ('666660.77-0.14', 2): 0.133, ('666660.65-0.0', 2): 0, ('661660.340.03', 0): 1, ('666660.850.19', 0): -100, ('666660.820.15', 0): -9.030000000000001, ('666660.51-0.07', 2): 0.0, ('666660.82-0.13', 2): -100, ('661660.370.04', 2): 0, ('666660.490.04', 0): 2.6414692108733817, ('661660.220.02', 2): 0.5654139340505957, ('666660.510.22', 2): 0.0, ('666660.860.08', 1): 0, ('666660.52-0.08', 1): 0.0, ('666660.890.15', 0): 1, ('666660.770.01', 1): -9.93563945048331, ('662660.730.13', 2): 0, ('666660.740.02', 1): -9.913164926320775, ('666660.78-0.09', 2): 0, ('666660.62-0.07', 0): 1.3417190330054174, ('666660.730.36', 0): -100, ('666660.740.22', 2): 0.14182000000000003, ('666660.290.07', 2): 0, ('666660.44-0.07', 1): 0, ('666660.80.02', 2): -100, ('661660.640.01', 0): 1, ('666660.60.1', 0): 2.1413249452302963, ('666660.67-0.0', 0): 1.8933983756615178, ('666660.590.09', 1): 0.0, ('666660.540.01', 1): 0, ('666660.62-0.07', 1): 0, ('666660.850.2', 0): 1, ('666660.76-0.03', 1): -14.504430620901633, ('666660.50.06', 1): 0.9718187227453926, ('666660.680.23', 0): 1.0, ('661660.460.03', 2): 0.0, ('666160.730.0', 0): 1, ('666660.540.56', 2): 0, ('666660.51-0.1', 2): 0, ('666660.470.1', 0): 1.4096307712998644, ('666660.69-0.08', 0): 1.4026927469211887, ('666660.29-0.05', 2): 0.0, ('666660.480.11', 0): 1.305526691723798, ('666660.860.1', 0): -100, ('666660.820.14', 0): -100, ('666660.68-0.16', 1): 0.06999999999999999, ('666660.190.02', 0): 2.6240374569888143, ('666660.36-0.03', 2): 0, ('666660.570.14', 0): 1.5123058661225883, ('666660.760.05', 0): -8.077504794200001, ('661660.520.07', 2): 0, ('666660.59-0.23',</text:p>
      <text:p text:style-name="P1"><text:s/>1): 0, ('666660.250.03', 1): 0.0, ('662660.780.14', 0): 1, ('666660.650.04', 2): 0, ('666660.570.04', 1): 0, ('666660.62-0.01', 0): 1.8851742560493048, ('666660.660.33', 0): 1.0, ('666660.42-0.01', 2): 0, ('666660.610.23', 0): 1.07, ('666660.78-0.05', 2): -23.3637295681, ('666160.35-0.03', 1): 0, ('666660.76-0.02', 1): -32.862533825404576, ('666660.770.11', 1): -0.6111932481578909, ('666660.77-0.13', 0): -9.100000000000001, ('666660.240.01', 2): 2.144224705460338, ('666260.78-0.0', 0): 1, ('666660.530.18', 1): 0, ('666660.0-0.0', 1): 0, ('666660.810.1', 0): -9.0433, ('666660.470.12', 2): 0.6615448823389012, ('661660.490.03', 0): 1, ('666660.830.1', 1): 0.0, ('666660.490.2', 1): 0, ('666660.770.1', 2): -1.973727265890389, ('661660.560.05', 2): 0.22866411187846414, ('666660.60.05', 0): 2.6103338820510973, ('666660.630.06', 1): 0, ('666160.27-0.04', 1): 0, ('666660.7-0.16', 1): 0, ('666660.8-0.09', 1): 0.0, ('666660.820.09', 1): -100, ('666660.550.17', 1): 0, ('666660.690.38', 1): 0, ('666660.86-0.11', 1): -10.0, ('666660.910.5', 0): 1, ('666660.770.06', 1): -9.996711905153234, ('666160.58-0.03', 2): <text:soft-page-break/>0.17261794406566605, ('666660.30.07', 1): 0.1300952079, ('666660.49-0.14', 2): 0, ('666660.490.14', 0): 1.0176889999999998, ('666660.290.01', 0): 2.878758775727234, ('666660.81-0.07', 2): 0, ('666660.17-0.01', 0): 2.5562245371568904, ('661660.370.06', 1): 0, ('666660.48-0.03', 0): 1.9366848117189346, ('666660.880.09', 0): 1, ('666660.56-0.08', 2): 0, ('666660.720.04', 2): 0, ('666660.540.11', 0): 1.6187252996048735, ('666660.56-0.11', 0): 1.1379000000000001, ('666660.80.05', 2): 0.0, ('666660.710.0', 0): 1.1353776882770017, ('666660.15-0.0', 2): 0.8954082661651029, ('666660.490.01', 2): 0, ('666660.84-0.24', 1): 0, ('666660.8-0.17', 0): 1, ('666660.79-0.01', 0): 1.241110709, ('666660.750.17', 2): 0.0, ('661660.380.04', 2): 0, ('666260.7-0.04', 1): 0, ('666660.540.12', 2): 0.0, ('666660.73-0.01', 2): -11.932415667638212, ('666660.64-0.03', 0): 1.6882627983690324, ('661660.320.04', 2): 0, ('666660.47-0.14', 0): 1, ('666660.750.2', 0): -100, ('666660.670.34', 2): 0.0, ('666660.63-0.3', 1): 0, ('666660.790.11', 1): -9.93, ('666660.570.1', 2): 0, ('666660.66-0.15', 1): 0, ('666660.84-0.12', 1): 0, ('666660.380.07', 1): 0, ('666660.6-0.02', 2): 0, ('666660.82-0.07', 0): -9.100000000000001, ('666660.78-0.1', 1): -33.98500816176591, ('666660.64-0.13', 1): 0, ('666660.81-0.14', 0): 1.0, ('666660.780.21', 0): 1.0, ('666660.80.33', 2): -100, ('666660.67-0.15', 2): 0, ('666660.640.22', 0): 1.013279, ('666660.630.1', 0): 1.7729064987773038, ('661660.350.07', 0): 1.006442943302288, ('666660.29-0.02', 1): 0, ('666660.76-0.17', 0): 1.0, ('666660.630.11', 1): 0, ('666660.46-0.0', 0): 1.4987117787231696, ('666660.60.22', 0): 1.19956692, ('666160.65-0.07', 0): 1, ('666660.820.13', 1): 0.0567, ('666260.68-0.03', 2): 0.07452104818707486, ('666660.70.12', 1): 0.8916190070401673, ('666660.640.19', 0): 1.0, ('666660.730.42', 2): 0.0, ('666660.79-0.14', 0): -8.966999999999999, ('666660.30.0', 0): 1.2676631925920303, ('666660.690.0', 0): 1.3723474827629105, ('666660.790.1', 0): -100, ('666660.61-0.0', 2): 1.0727566341229091, ('666660.82-0.29', 0): 1, ('666660.840.47', 1): 0, ('666660.770.27', 2): 0, ('666660.61-0.01', 0): 2.1150467502518255, ('666661.05-0.18', 2): 0, ('666660.580.07', 1): 0.0, ('666660.87-0.31', 1): 0, ('666660.770.12', 2): 0.0, ('666660.740.27', 1): 0, ('666660.880.02', 2): -100, ('666660.260.01', 0): 3.1883981043069163, ('666660.80.16', 0): -9.100000000000001, ('666660.720.03', 0): 0.8549321049511912, ('666660.470.15', 1): 0.1379, ('666660.790.03', 0): -100, ('666660.810.23', 0): 1.0, ('666660.490.1', 2): 0, ('666660.87-0.1', 1): 0, ('666660.420.11', 1): 0, ('666660.80.1', 2): -9.909850599, ('661660.470.08', 0): 1, ('666660.320.05', 1): 1.5586502586457764, ('666660.37-0.0', 1): 0, ('666660.740.04', 2): -9.88597, ('666660.72-0.05', 2): 0, ('666660.69-0.02', 0): 2.2739580822637766, ('666160.71-0.02', 0): 1, ('666660.850.07', 0): -9.100000000000001, ('666660.77-0.0', 0): -9.100000000000001, ('666660.570.03', 1): 0, ('666660.430.0', 2): 0, ('666660.65-0.07', 1): 0, ('666660.780.01', 1): 0, ('666660.10.0', 1): 1.1900088006501295, ('666660.650.23', 2): 0.1897, ('666660.770.05', 2): -9.963304327000001, ('666660.68-0.1', 0): 1.1049823730926533, ('666660.86-0.01', 1): 0, ('666660.850.15', 0): -8.975890000000001, ('666660.93-0.4', 2): 0, ('666660.540.05', 0): 1.9696452563728082, ('666660.84-0.15', 1): -10.0, ('666660.88-0.06', 0): -100, ('666660.59-0.13', 1): 0.06999999999999999, ('666660.81-0.2', 0): -9.030000000000001, ('666660.71-0.35', 1): 0, ('666660.430.04', 1): 0.6046817167432239, ('666660.720.39', 2): 0, ('666660.49-0.04', 1): 0, ('666660.55-0.14', 2): 0, ('666660.670.12', 2): 0, ('666660.5-0.16', 0): 1, ('666660.820.26', 2): -100, ('666660.680.05', 2): 0.0, ('666660.76-0.04', 0): -23.023955127046566, ('666660.820.33', 1): 0, ('666660.610.07', 2): 0.0, ('666660.87-0.07', 1): 0, ('666660.530.12', 0): 1.501753611861091, ('666660.830.03', 2): -100, ('661660.590.15', 0): 1, ('666660.660.04', 0): 1.9146540132007988, ('666660.39-0.09', 0): 1, ('666660.630.24', 2): 0.0, ('666660.32-0.04', 2): 0, ('666660.7-0.18', 0): 1.0630000000000002, ('666660.4-0.0', 2): 0.7514103264404057, ('666660.820.03', 0): 1.0, ('666660.640.04', 0): 2.1771863979747605, ('666660.81-0.08', 1): -100, ('666660.71-0.15', 2): 0, ('666660.360.03', 1): 0, ('666160.45-0.02', 0): 1.1485185654621537, ('661660.240.03', 1): 0, ('666660.480.09', 1): 0, ('666660.30.01', 0): 2.915646560758206, ('666660.770.15', 0): -9.04897, ('666660.17-0.0', 2): 0, ('666660.63-0.06', 1): 0, ('666660.53-0.03', 0): 1.8079882020346243, ('666660.620.0', 1): 0, ('661660.290.04', 1): 0.5403827906470579, ('666660.79-0.12', 1): -10.0, ('661660.350.09', 1): 0, ('666660.23-0.03', 2): 0.06999999999999999, ('666660.19-0.01', 0): 2.2003686581673745, ('666660.70.37', 1): 0, ('666660.510.17', 1): 0.0, ('666160.78-0.13', 0): 1, ('666660.41-0.02', 1): 0, ('666660.74-0.2', 0): 1.0, ('666660.78-0.3', 2): -100, ('666660.69-0.09', 2): 0, ('666660.130.0', 0): 1.995905922681987, ('666660.610.27', 0): 1, ('666660.650.18', 0): 1, ('666660.720.12', 0): 1.3184904928166143, ('666660.820.02', 1): -<text:soft-page-break/>0.7000000000000001, ('666660.860.01', 1): 0, ('666660.56-0.08', 0): 1.2259873271882649, ('666660.25-0.04', 2): 0, ('666660.360.0', 1): 0.0, ('666660.550.17', 2): 0.13513086159999999, ('666660.830.34', 2): -100, ('666660.610.11', 1): 0.0, ('666660.550.2', 1): 0, ('666660.54-0.04', 2): 0.0, ('626660.770.27', 0): 1, ('666660.740.24', 2): 0, ('666660.820.2', 0): -100, ('666660.65-0.33', 2): 0, ('666660.590.02', 0): 1.1281712972802376, ('661660.510.08', 0): 1.0990216469060894, ('666660.62-0.08', 0): 1.5202847607179135, ('666660.81-0.19', 0): 1.0, ('661660.310.05', 2): 0, ('666660.71-0.04', 1): 0, ('661660.350.03', 2): 0, ('666660.85-0.04', 2): -100, ('666660.45-0.0', 2): 0, ('662660.720.1', 2): 0, ('666660.80.2', 1): 0, ('666660.430.03', 1): 0, ('666660.460.0', 1): 1.5341069021800464, ('666660.720.18', 2): 0, ('661660.50.09', 2): 0.17293649317610388, ('666660.72-0.02', 1): 0, ('666660.58-0.02', 0): 1.9281125266457126, ('666660.430.25', 0): 1, ('666660.420.07', 0): 2.3443219858044033, ('666660.130.02', 0): 2.771694705707094, ('666660.39-0.07', 2): 0, ('661660.470.05', 0): 1, ('666660.73-0.16', 0): 1.2818613, ('666660.740.26', 0): 1, ('666660.530.19', 2): 0, ('666660.65-0.04', 2): 1.1491356574259544, ('666660.54-0.05', 0): 1.9323243929419291, ('666660.640.28', 1): 0.0, ('661660.330.03', 2): 0, ('666660.660.02', 0): 1.302898721854813, ('666660.570.24', 2): 0, ('666660.58-0.12', 2): 0.0, ('666660.830.24', 1): 0, ('666660.32-0.03', 0): 1.0906262709044536, ('666660.480.16', 0): 1.0630000000000002, ('666660.9-0.36', 2): 0, ('666660.820.08', 2): -100, ('666660.61-0.13', 0): 1.0, ('666660.74-0.09', 1): 0.0, ('666660.73-0.39', 2): 0, ('666660.630.25', 2): 0, ('666660.420.09', 2): 0, ('666660.270.03', 0): 2.495097778217691, ('661660.480.08', 0): 1.0774238261881288, ('666660.840.17', 0): 1.0, ('666660.63-0.01', 1): 1.2599176832874819, ('666660.53-0.08', 2): 0, ('666660.480.0', 0): 2.2964194896284726, ('666660.180.01', 0): 3.181999478439729, ('666660.57-0.2', 2): 0, ('666660.580.09', 2): 0, ('666660.730.13', 0): 1.2102176817190289, ('666660.70.22', 1): 0, ('666660.460.34', 1): 0, ('666660.87-0.02', 2): -100, ('666660.60.26', 1): 0, ('666660.780.27', 2): -10.0, ('666660.820.17', 0): -9.036999999999999, ('666660.640.12', 0): 1.9027934680913452, ('666660.570.02', 2): 0.6012881571192508, ('666660.82-0.1', 2): -10.0, ('666660.820.09', 0): -0.48868999999999985, ('666660.810.22', 1): 0, ('666660.66-0.18', 0): 1, ('666660.60.14', 0): 1.5513362514766864, ('666660.21-0.03', 2): 0, ('666660.530.52', 0): 1, ('666660.140.0', 1): 0, ('666660.920.04', 1): -100, ('666660.580.03', 0): 1.509959595899658, ('666660.450.11', 2): 0, ('666660.77-0.07', 0): -9.100000000000001, ('661660.770.1', 0): 1, ('666660.790.0', 0): 1, ('666660.260.05', 1): 0, ('666660.810.19', 2): 0, ('666660.84-0.08', 2): 0, ('666660.89-0.06', 1): 0, ('666160.44-0.04', 0): 1, ('666160.57-0.04', 1): 0, ('666660.730.24', 1): -10.0, ('666660.84-0.13', 2): 0, ('666660.310.01', 0): 2.7565003005616258, ('666660.810.01', 2): -9.93, ('661660.70.11', 2): 0.0, ('666660.160.02', 1): 0.0, ('666660.340.03', 0): 2.3315984935222622, ('666660.50.08', 1): 0, ('666660.78-0.0', 2): -100, ('666660.680.25', 0): 1.07, ('666660.49-0.02', 0): 2.279785471394167, ('666660.750.11', 2): 0, ('661660.470.09', 1): 0, ('666660.13-0.01', 0): 2.4627465461029625, ('666660.46-0.07', 2): 0, ('666660.92-0.05', 1): -100, ('666660.640.13', 0): 1.2245654987359775, ('666660.730.12', 0): -8.873738387307533, ('666660.710.07', 1): 0, ('661660.450.1', 2): 0, ('666660.70.05', 0): 2.035202713954045, ('666660.59-0.07', 2): 0, ('666660.810.16', 2): 0, ('666660.850.09', 1): -100.0, ('666660.70.13', 2): 0, ('666660.8-0.0', 1): -100, ('666660.79-0.1',</text:p>
      <text:p text:style-name="P1"><text:s/>0): -8.9621, ('666660.730.06', 1): 0, ('666660.250.01', 1): 0, ('666660.340.09', 2): 0, ('666660.73-0.0', 1): -0.6181972891083499, ('666660.580.17', 0): 1.0132286369180001, ('666660.570.06', 1): 0.0, ('666660.77-0.05', 1): -44.21265571519569, ('666660.710.27', 2): 0, ('666660.770.26', 1): 0.063, ('666660.51-0.0', 0): 2.7830312951739034, ('666660.76-0.28', 0): 1.0, ('666660.690.33', 0): 1, ('666160.68-0.03', 0): 1, ('666660.630.16', 1): 0, ('666660.70.01', 1): 0, ('666660.770.13', 1): -0.5566464468649139, ('666660.77-0.11', 0): -9.002792953000002, ('666660.84-0.08', 1): 0.0, ('666660.450.01', 0): 2.7448656321193217, ('666660.620.28', 1): 0, ('666660.530.16', 1): 0, ('666660.550.11', 1): 0, ('666660.690.12', 2): 0, ('666660.9-0.41', 2): 0, ('666660.51-0.02', 0): 1.7639638994716216, ('666660.840.37', 1): -100, ('666660.76-0.18', 2): 0.06999999999999999, ('666660.680.12', 1): 0.6474995192809292, ('666660.550.03', 2): 0, ('666160.580.05', 1): 0, ('666660.49-0.09', 0): 1.1946, ('666660.370.04', 0): 2.1186783061486234, ('666660.80.0', 1): 0, ('666660.6-0.03', 2): 0.9170559065880796, ('666660.770.04', 1): -100, ('661660.680.1', 1): 0, ('666660.690.37', 0): 1.07, ('661660.240.01', 2): 0, ('666660.870.06', 2): -100, ('666660.290.07', 0): 1.009106664553, ('666660.590.14', 0): 1.5777327803911203, ('666660.53-0.07', 1): 0.35713923740741327, ('666660.690.18', 0): <text:soft-page-break/>1.2025983743511, ('666660.44-0.02', 1): 0, ('666660.76-0.44', 2): 0, ('666660.840.04', 2): 0, ('666660.150.01', 0): 3.22080926414513, ('666660.590.04', 1): 1.0899605294486723, ('666660.73-0.26', 1): 0, ('666660.62-0.02', 1): 0, ('666660.75-0.06', 0): -8.937992544600002, ('666660.810.08', 0): -9.100000000000001, ('666660.690.06', 1): 0.6818841470099205, ('666660.120.02', 0): 2.4904349322898813, ('666660.490.01', 0): 1.6683267418459533, ('666660.310.01', 1): 0.0, ('666660.460.05', 0): 2.0076730164101573, ('666160.56-0.02', 0): 1.1269620014470352, ('666660.40.08', 2): 0, ('666660.790.27', 0): -100, ('666660.680.04', 1): 0.9207558082977912, ('666260.72-0.05', 0): 1, ('666660.57-0.11', 0): 1.0, ('666160.66-0.07', 0): 1, ('666660.53-0.1', 0): 1, ('666660.64-0.05', 0): 1.50451666535532, ('666660.220.06', 0): 1.0, ('666660.240.0', 0): 2.6283800098625294, ('666660.670.09', 0): 2.17297133598705, ('666660.65-0.16', 1): 0, ('662660.740.17', 0): 1.07, ('666660.660.08', 1): 0.0, ('666660.81-0.15', 1): -10.0, ('666660.62-0.0', 2): 0, ('666660.67-0.32', 0): 1, ('666660.75-0.02', 1): -17.14072834455404, ('666660.870.14', 0): 1.07, ('666660.74-0.26', 0): 1, ('666660.650.01', 0): 2.203106312932697, ('666660.820.16', 2): 0, ('666660.80.11', 2): -9.93, ('666660.73-0.04', 2): -7.160873928884526, ('666660.380.01', 1): 1.9727907224208896, ('666660.09-0.0', 2): 0.0, ('666660.79-0.09', 2): -9.937, ('666660.410.0', 0): 2.1230555658304144, ('666660.78-0.0', 1): -9.93, ('662660.780.09', 0): 1, ('666660.420.03', 1): 0.9338961040521532, ('666660.30.08', 2): 0, ('661660.490.1', 0): 1, ('666660.240.04', 0): 2.179990724574145, ('666660.450.08', 2): 0.9988653214843978, ('666660.760.09', 2): 0, ('666660.70.42', 1): 0.06999999999999999, ('661660.570.08', 0): 1.1742460660858156, ('666660.780.2', 1): 0.0, ('666660.640.18', 0): 1.0, ('666660.76-0.11', 0): -100, ('666160.79-0.13', 2): 0, ('666660.91-0.42', 2): -100, ('666660.080.0', 0): 2.557231861431003, ('666660.550.11', 0): 1.4197508203724063, ('666660.520.06', 1): 0, ('666660.560.01', 2): 0, ('666160.35-0.08', 2): 0, ('666660.46-0.08', 2): 0, ('666660.51-0.01', 0): 2.7619406617496263, ('666660.37-0.09', 1): 0, ('666660.68-0.14', 0): 1.011277595, ('666660.580.2', 0): 1.1986802704596626, ('662660.720.02', 0): 1, ('666660.61-0.07', 0): 1.5506172342879787, ('666660.88-0.1', 2): 0, ('666660.920.02', 0): 1, ('666660.210.01', 2): 0.0, ('666660.560.03', 1): 0, ('666660.30.07', 2): 0, ('661660.320.05', 0): 1, ('666660.620.02', 0): 1, ('666660.48-0.01', 0): 2.133077848191833, ('666660.740.3', 0): 1.07931, ('666660.88-0.07', 1): 0.0, ('666660.720.01', 0): 1.4208105880038113, ('666660.68-0.38', 0): 1, ('666660.720.14', 0): 1.3640178814280306, ('666660.810.21', 0): 1, ('666660.81-0.23', 1): -100, ('666660.87-0.3', 1): 0, ('666660.64-0.11', 1): 0.10023280155, ('666660.26-0.04', 1): 0.0, ('666660.80.14', 2): -18.0962028577, ('666660.760.26', 2): 0.0, ('666660.440.12', 2): 0, ('666660.79-0.04', 2): -19.11905307, ('666660.50.21', 0): 1.0, ('666660.43-0.08', 1): 0.07490000000000001, ('666160.67-0.1', 2): 0, ('666660.890.17', 1): 0, ('666660.77-0.2', 0): 1.00958783, ('666660.880.05', 2): 0, ('666660.49-0.11', 1): 0, ('666660.65-0.05', 1): 0.7694570798212065, ('666660.75-0.18', 2): 0, ('666660.88-0.32', 1): 0, ('661660.350.03', 1): 0, ('666660.44-0.01', 2): 0.7229823647454421, ('666660.73-0.24', 0): 1.0, ('666660.71-0.23', 0): 1, ('666660.610.13', 1): 0, ('666660.980.17', 2): -100, ('666660.57-0.02', 2): 0, ('666660.56-0.1', 0): 1.133, ('666660.540.03', 0): 1.5004143014497164, ('666660.84-0.17', 1): -100, ('666660.310.05', 1): 0.0, ('666660.730.08', 2): 0.8047368217710138, ('666660.660.11', 1): 0, ('666660.50.04', 0): 2.5327119433309004, ('666660.46-0.09', 1): 0, ('666660.680.21', 1): 0, ('666660.640.32', 2): 0.06999999999999999, ('666660.49-0.06', 1): 0, ('666660.43-0.01', 1): 0, ('666660.73-0.17', 2): 0, ('666660.660.26', 1): 0, ('666660.71-0.19', 0): 1.07, ('666660.780.0', 1): 0.0, ('666660.78-0.25', 1): 0, ('666660.640.25', 2): 0.0, ('666660.430.16', 0): 1.0, ('666660.93-0.11', 1): 0, ('666660.630.14', 1): 0, ('666660.730.19', 0): 1.00517783, ('666660.570.16', 1): 0.13429556574280002, ('666660.330.02', 0): 2.4295059357895603, ('666660.560.08', 0): 1.7690715542584914, ('666660.390.0', 2): 0, ('666660.730.02', 0): -9.100000000000001, ('666660.250.05', 0): 1, ('666260.84-0.16', 0): -100, ('666660.760.23', 2): 0.0, ('666660.520.13', 2): 0, ('666660.380.02', 2): 1.296872226182504, ('666660.71-0.48', 0): -100, ('666660.780.3', 0): -9.100000000000001, ('666660.440.02', 0): 2.4203757082463278, ('666660.73-0.07', 0): 0.8256669950370755, ('666660.80.19', 0): -100, ('666660.770.17', 0): -18.190000000000005, ('666660.530.03', 0): 1.9244006424330993, ('666660.620.24', 0): 1.0, ('666660.53-0.01', 0): 2.6761589243862725, ('666660.760.13', 1): -0.017849334334457845, ('666660.090.01', 0): 2.5439053502147146, ('666660.780.14', 2): -9.929017900000002, ('666660.57-0.03', 2): 0.5712078008363828, ('666660.7-0.05', 0): 1.7946585730122555, ('666660.8-0.18', 2): 0, ('662660.69-0.01', 0): 1, ('661660.230.02', 1): 0.15061940618704434, ('666660.160.03', 2): 0, ('666660.390.03', 2): <text:soft-page-break/>0.35342682259730723, ('666660.52-0.14', 0): 1.07, ('666660.610.21', 0): 1.19411, ('666660.220.0', 0): 2.8926036730153397, ('666660.440.08', 2): 0, ('666660.34-0.02', 2): 0, ('666660.670.17', 2): 0, ('666660.28-0.02', 2): 0.2130671927077306, ('666660.55-0.02', 0): 2.422502019561423, ('666660.81-0.05', 1): -7.272311, ('666660.07-0.0', 0): 1.6899737590652242, ('666660.80.03', 0): -8.966999999999999, ('666260.81-0.05', 2): 0, ('666660.87-0.06', 0): -100, ('666660.550.0', 1): 0, ('666660.8-0.05', 0): -9.100000000000001, ('666660.33-0.04', 0): 1, ('666660.570.06', 0): 2.3342970718364944, ('666660.80.25', 2): 0.0, ('666660.84-0.01', 0): -8.850401, ('661660.680.09', 0): 1, ('666660.62-0.15', 0): 1.0, ('666660.83-0.15', 1): -100, ('666660.790.32', 2): 0, ('666660.79-0.03', 1): -26.1698289, ('666660.830.57', 0): -100, ('666660.710.23', 0): 1, ('666660.680.08', 0): 1.6183291241169842, ('666660.85-0.28', 0): -100, ('666660.76-0.01', 2): -9.92269116615783, ('666660.34-0.0', 1): 0.34212636374477146, ('666660.67-0.34', 1): 0, ('666660.470.19', 0): 1, ('666660.64-0.01', 1): 0, ('666660.830.08', 0): -100, ('666660.650.24', 0): 1.07, ('666660.86-0.15', 0): 1.0, ('666660.54-0.19', 2): 0, ('666660.97-0.12', 1): 0, ('666660.82-0.13', 0): 1, ('666660.80.01', 2): -9.9433, ('666660.630.19', 0): 1.0, ('666660.670.28', 1): 0.0, ('666660.730.25', 1): 0, ('666660.32-0.01', 0): 2.078580486039858, ('666660.80.16', 2): 0.1426187, ('666660.67-0.09', 0): 1.251994288438802, ('666660.79-0.14', 1): -100, ('666660.640.03', 2): 0, ('666660.380.05', 0): 2.1027338268849887, ('666660.63-0.13', 0): 1, ('666660.80.35', 1): 0, ('666660.840.03', 2): 0, ('666660.850.02', 0): 1, ('666660.87-0.23', 1): -100, ('666660.82-0.05', 1): 0, ('661660.330.05', 1): 0.366081222470499, ('666660.20.0', 0): 2.689631061390176, ('661660.640.12', 0): 1, ('666660.75-0.18', 0): 1.1302182909999998, ('666660.63-0.03', 1): 0.723842102865768, ('666660.630.31', 1): 0, ('666660.78-0.16', 2): 0.0, ('666660.89-0.02', 0): -9.100000000000001, ('626660.70.25', 1): 0, ('666660.86-0.0', 1): 0, ('666660.20.02', 1): 0, ('666660.210.0', 1): 0.0, ('666660.820.11', 0): 1.0, ('666660.640.14', 0): 1.2133954793998567, ('666660.390.04', 0): 1.7235414719513364, ('666660.7-0.24', 1): 0.0, ('666660.60.16', 0): 1.1465627322655298, ('666660.46-0.04', 1): 0, ('666660.34-0.05', 0): 1.0, ('666660.660.1', 2): 0.7752087122013137, ('666160.61-0.04', 1): 0, ('666660.52-0.04', 1): 0, ('666660.78-0.1', 0): -100, ('666660.26-0.0', 1): 0, ('666660.580.01', 0): 1.499572580676501, ('666660.580.11', 0): 1.881790843484539, ('666660.82-0.05', 2): 0, ('666660.230.0', 1): 0, ('666660.740.29', 0): 1, ('666660.51-0.17', 1): 0, ('666660.4-0.06', 0): 1.07, ('666660.62-0.1', 1): 0.1339159246649, ('666660.790.01', 1): -0.342345966193, ('666660.86-0.09', 0): 1, ('666660.24-0.0', 0): 1.2890411319370763, ('661660.430.1', 0): 1, ('666660.730.26', 1): 0, ('666660.810.16', 0): 1.0630000000000002, ('666660.320.07', 0): 1.2661388530009834, ('666660.79-0.08', 1): -100, ('666660.340.05', 0): 2.6308651110744252, ('666660.660.0', 0): 1.7896773820641643, ('666660.470.14', 1): 0, ('666660.720.31', 1): 0, ('666660.460.14', 0): 1.0, ('666660.830.13', 0): -9.100000000000001, ('666160.67-0.07', 0): 1, ('666660.67-0.12', 1): 0, ('666660.81-0.06', 2): -9.937, ('666160.830.07', 2): 0, ('666660.80.08', 0): -9.030000000000001, ('666660.560.02', 0): 1.2428949905080695,</text:p>
      <text:p text:style-name="P1"><text:s/>('666660.51-0.11', 0): 1.07, ('666660.520.07', 2): 0, ('666660.63-0.18', 2): 0, ('666660.71-0.01', 2): 0, ('666660.640.22', 1): 0, ('666660.650.08', 2): 0, ('666660.350.04', 1): 0, ('666660.77-0.07', 1): -0.61056960027, ('666660.650.1', 0): 1.5355985877357192, ('666660.43-0.05', 0): 1.4303176419722041, ('666660.450.13', 0): 1, ('666660.8-0.12', 0): -9.025100000000002, ('666660.78-0.01', 2): -16.762415380946365, ('666660.740.14', 0): 1.2498434429272958, ('666660.77-0.21', 2): 0.0, ('666660.620.11', 0): 2.1872753008373715, ('666660.77-0.17', 0): 1, ('666660.260.05', 0): 1.408328494457226, ('666660.450.03', 0): 2.1961521758915614, ('666660.610.03', 1): 0.6545261260256452, ('666660.550.13', 1): 0.0, ('666660.21-0.0', 2): 1.0760525275916042, ('666660.930.19', 1): -100, ('666660.51-0.04', 0): 1.70632065402348, ('661660.490.07', 0): 1, ('666660.41-0.07', 1): 0, ('666660.80.09', 2): -12.3088076081, ('666660.60.09', 0): 2.2795359828306063, ('666660.630.02', 1): 0, ('666660.760.27', 1): 0, ('666660.810.16', 1): -100, ('666660.48-0.0', 2): 0, ('666660.390.09', 1): 0.714464922208427, ('661660.410.02', 0): 1, ('666661.00.12', 2): 0, ('666660.65-0.09', 1): 0.4056376998292436, ('666660.450.14', 0): 1, ('666660.760.05', 1): -10.0, ('666660.730.04', 2): 0.0, ('666660.290.05', 0): 1.945429589461004, ('666160.8-0.0', 2): 0, ('666660.38-0.02', 0): 1.911703100423735, ('666660.110.02', 0): 2.62586345570356, ('666660.8-0.28', 1): 0, ('666660.23-0.01', 1): 0.7761514167819296, ('666660.610.12', 2): 0, ('666610.9-0.02', 2): 0, ('666660.60.03', 2): 0.0, ('666660.810.13', 2): 0.0, ('666660.510.15', 0): 1.139979, ('666660.75-0.04', 0): -100, ('666160.75-0.04', 2): 0, ('666660.690.04', 1): 0, ('666660.810.28', 2): 0, ('666660.80.44', 1): 0, ('666660.790.14', 0): -18.74987, ('666660.760.47', 2): 0, <text:soft-page-break/>('661660.540.07', 0): 1.0630000000000002, ('666660.82-0.15', 0): -100, ('666660.720.25', 1): 0.063, ('666660.8-0.11', 0): -16.3012287, ('666660.740.09', 0): 1.815755288762224, ('666660.80.15', 1): -8.99531217, ('666660.680.02', 1): 0.42640699159812046, ('666660.81-0.01', 0): -100, ('666660.770.04', 0): -7.051040368100001, ('666660.540.16', 2): 0, ('666660.8-0.1', 1): 0.0, ('666660.410.05', 2): 0, ('666660.64-0.07', 0): 1.4307171523617312, ('666660.75-0.13', 0): -8.617254622960683, ('666660.65-0.18', 1): 0, ('666660.67-0.07', 2): 0.5574884203817192, ('666660.43-0.12', 1): 0, ('666660.750.25', 0): 1.07, ('666660.84-0.05', 1): -18.93, ('666660.670.22', 0): 1, ('666660.730.03', 0): -10.818106759890377, ('666660.88-0.22', 1): 0, ('666660.650.07', 0): 1.2222401449784621, ('666660.63-0.31', 1): 0, ('666660.77-0.08', 1): -9.642886454000001, ('666660.510.09', 1): 0, ('666260.76-0.02', 1): -100, ('666660.6-0.06', 2): 0, ('666660.450.12', 0): 1.4414440368364976, ('666660.72-0.04', 2): -1.154111963060203, ('666660.82-0.03', 0): -8.99227, ('666660.90.16', 0): 1, ('666660.240.02', 0): 2.559798248087379, ('666660.780.25', 0): 1.133, ('666660.710.25', 0): 1.0, ('666660.68-0.05', 0): 1.7430330928072963, ('666660.59-0.08', 2): 0, ('666660.86-0.06', 2): 0, ('666660.650.22', 2): 0, ('666660.76-0.13', 0): 1.04116987, ('666660.8-0.04', 1): -100, ('666660.77-0.24', 1): 0, ('661660.280.02', 1): 0, ('666660.270.05', 0): 1.8646275913337194, ('666660.88-0.0', 0): -100, ('666660.730.33', 1): 0, ('666660.61-0.11', 1): 0.14231000000000002, ('666660.45-0.07', 0): 1.129077228, ('666160.57-0.1', 1): 0, ('662660.820.11', 0): -100, ('666660.350.07', 2): 0.4786959053870572, ('666660.530.08', 1): 0.0, ('666660.53-0.12', 1): 0.0, ('666660.760.01', 0): -9.099444340000002, ('666660.52-0.02', 0): 1.436605864056011, ('666660.790.11', 0): -7.900299999999999, ('666660.640.24', 2): 0.0, ('666660.480.11', 1): 0, ('666660.550.1', 2): 0, ('666660.770.27', 1): 0, ('666660.610.09', 0): 2.1920854780227366, ('666260.7-0.01', 2): 0, ('666660.770.19', 0): 1, ('666660.540.61', 2): 0, ('666660.61-0.01', 1): 0.0, ('666660.720.07', 0): 1.807652780369975, ('666660.44-0.02', 0): 1.7034223842481748, ('666660.720.05', 2): 0, ('666660.790.07', 0): -100, ('666660.3-0.01', 0): 2.0654007183007486, ('666660.460.08', 2): 0, ('666660.79-0.11', 0): -11.454100001851309, ('666660.70.1', 0): 2.1507105879417887, ('666660.80.14', 1): -100, ('666660.520.12', 2): 0.47360248268384436, ('666660.740.13', 0): -7.987580101671002, ('666660.540.2', 2): 0, ('666660.69-0.06', 0): 1.5025523245083188, ('666660.47-0.0', 2): 1.0350907768452158, ('666260.72-0.02', 2): -0.011123907561471816, ('666660.72-0.18', 0): 1.0567000000000002, ('666660.770.01', 2): -9.920796197436724, ('666660.00.0', 2): 1.9838774431177595, ('666660.710.13', 0): 1.833522329070228, ('666660.610.03', 2): 0, ('666660.220.01', 2): 0, ('661660.270.02', 0): 1.1132451252639668, ('666660.730.02', 2): -1.8247732660601415, ('666660.140.01', 0): 3.2490937932700996, ('666660.650.27', 2): 0, ('666660.830.27', 2): -100, ('666660.860.06', 2): 0, ('666660.610.15', 1): 0, ('666660.590.09', 2): 1.1115244942150788, ('666660.740.17', 2): 0, ('666660.310.07', 1): 0.07847210000000002, ('666660.68-0.15', 2): 0, ('666160.58-0.11', 2): 0, ('666660.69-0.08', 2): 0, ('666660.78-0.2', 1): 0, ('666660.66-0.09', 0): 1.2644913344802398, ('666660.61-0.23', 0): 1, ('666660.780.01', 0): 1.0287688599541, ('662660.70.07', 0): 1, ('666660.46-0.06', 0): 1.0679575874618927, ('666660.670.16', 2): 0, ('666660.67-0.16', 0): 1.0, ('666660.590.11', 2): 0, ('666660.470.1', 1): 0, ('666660.74-0.02', 0): -9.0780288067, ('666660.97-0.19', 0): 1, ('666660.830.14', 1): -100, ('666160.76-0.2', 1): 0, ('666660.520.13', 0): 1.1408498, ('666660.74-0.02', 1): -4.943962012499025, ('666660.520.03', 1): 0, ('666660.58-0.1', 0): 1.133, ('666660.70.11', 1): 0, ('666660.8-0.2', 0): 1, ('666660.760.18', 2): 0.0, ('666660.660.15', 0): 1.0793510571, ('666260.71-0.02', 1): 0, ('666660.250.03', 0): 2.2512183291879544, ('666660.45-0.1', 2): 0, ('666660.590.21', 2): 0, ('666660.790.16', 1): -100, ('666660.5-0.05', 0): 1.6829271054379504, ('666660.770.24', 0): 1.07, ('666660.71-0.11', 2): 0.025627, ('666660.27-0.05', 1): 0, ('666660.6-0.13', 2): 0, ('666660.470.06', 0): 1.938473746233933, ('666660.74-0.03', 2): -7.054639356369307, ('666660.460.35', 1): 0, ('666660.770.11', 0): -9.100000000000001, ('666660.530.05', 0): 2.1867587269339723, ('666660.780.08', 1): -0.46142083731394, ('666160.72-0.12', 2): 0, ('666660.48-0.04', 2): 0, ('661660.610.1', 2): 0, ('666660.0-0.0', 0): 2.8367181144013105, ('666660.810.1', 1): -10.0, ('666660.470.12', 1): 0, ('666660.810.26', 2): 0, ('666660.77-0.45', 2): 0, ('666660.83-0.11', 1): -100, ('666660.530.5', 2): 0, ('666660.35-0.05', 0): 1, ('666660.510.01', 0): 1.5088314639809652, ('666660.8-0.09', 0): 1.0, ('666660.820.09', 2): -10.0, ('666660.580.21', 1): 0, ('666660.80.2', 0): -100, ('666660.86-0.11', 0): -100, ('666660.72-0.11', 2): 0.48914903328370307, ('666660.770.06', 0): -8.955279203571687, ('666160.56-0.07', 1): 0, ('666160.22-0.03', 2): 0, ('666660.860.05', <text:soft-page-break/>1): 0, ('666660.50.18', 1): 0, ('666660.470.37', 1): 0, ('666160.42-0.06', 2): 0, ('666660.590.12', 1): 0, ('666660.55-0.15', 0): 1, ('666660.89-0.07', 1): 0, ('666660.580.08', 2): 0, ('666660.690.36', 0): 1, ('666660.70.28', 0): 1.07, ('666660.24-0.03', 1): 0.0, ('666660.15-0.01', 2): 0.0, ('666660.840.2', 0): 1.0, ('666660.79-0.27', 0): 1, ('661660.390.06', 0): 1, ('666660.610.29', 2): 0, ('666660.46-0.08', 1): 0.212179142, ('666660.77-0.06', 2): -9.31575001199477, ('666660.09-0.01', 2): 0, ('666660.830.18', 1): -100, ('666660.830.51', 0): -100, ('666660.92-0.39', 1): 0, ('666660.91-0.27', 2): -100, ('666660.680.06', 0): 1.2509107395550167, ('666660.37-0.0', 0): 1.4308800370600114, ('666160.73-0.04', 1): 0, ('661660.670.08', 2): 0.11574690784829918, ('666660.820.01', 0): -0.32509999999999994, ('666660.530.15', 2): 0, ('666660.830.06', 0): -8.9803, ('666660.80.13', 2): 0.0, ('666660.560.15', 0): 1, ('666660.65-0.14', 0): 1.0, ('666660.660.06', 0): 1.6985225131188038, ('666660.84-0.09', 2): -100, ('666660.780.31', 2): 0, ('666660.32-0.07', 0): 1, ('666660.480.12', 0): 1.3720700912547221, ('666660.650.04', 0): 2.121263507479847, ('666660.79-0.16', 1): 0.1197, ('666660.47-0.02', 0): 2.2620008139551575, ('666660.380.07', 0): 1.9173362341638038, ('666660.63-0.11', 0): 1.0842336287799998, ('666660.660.18', 1): 0, ('661660.590.08', 1): 0, ('666660.87-0.25', 1): 0, ('666660.82-0.07', 1): -10.0, ('666660.78-0.1', 2): -43.16751005587203, ('666660.35-0.01', 0): 2.184482291971939, ('666660.79-0.24', 0): 1.07, ('666660.63-0.05', 1): 0.0, ('666660.53-0.04', 2): 0, ('666660.54-0.03', 2): 0.0, ('666660.780.1', 2): -11.19028, ('666160.63-0.04', 2): 0, ('666660.780.27', 1): 0, ('666660.750.28', 0): 1, ('666660.46-0.0', 1): 0, ('666660.18-0.02', 0): 1.133343, ('666660.87-0.14', 0): 1, ('666660.720.09', 1): 0.8131408175238354, ('666660.67-0.01', 2): 0, ('666660.790.34', 2): 0, ('666660.690.05', 2): 0, ('666660.860.1', 2): -10.0, ('666660.390.06', 0): 2.287018350177451, ('666660.560.13', 0): 1.4985356831640932, ('666260.72-0.12', 2): 0, ('666660.57-0.01', 0): 2.539952706732712, ('666660.37-0.07', 2): 0, ('666660.270.05', 2): 0, ('666660.42-0.04', 2): 0, ('666660.52-0.06', 1): 0, ('666660.75-0.1', 1): -0.5006144911316606, ('666660.210.03', 1): 0, ('666660.62-0.04', 0): 2.0549566364728746, ('666660.48-0.03', 1): 0, ('666660.45-0.02', 0): 2.1988526669040276, ('666660.280.0', 2): 0.9539947671969079, ('666660.59-0.2', 1): 0, ('666660.450.1', 0): 1.173208848092224, ('666660.84-0.04', 2): -100, ('666660.81-0.05', 2): -100, ('666660.690.1', 0): 2.0793811844105328, ('666660.64-0.13', 0): 1.07, ('666660.810.06', 1): -9.988048899999999, ('666660.80.16', 1): -100, ('666660.79-0.06', 1): -100, ('666660.75-0.21', 2): 0, ('666660.340.07', 0): 1.4560229302174106, ('666660.520.15', 0): 1.2111805979598003, ('666160.71-0.02', 1): 0, ('666660.78-0.08', 0): -8.9733, ('666660.77-0.0', 1): -0.4544932047390001, ('666660.85-0.08', 0): -100, ('666660.43-0.09', 2): 0, ('666660.830.15',</text:p>
      <text:p text:style-name="P1"><text:s/>0): -100, ('666660.410.08', 1): 0, ('666660.65-0.07', 0): 1.2919099590284804, ('666660.46-0.03', 2): 0.9864210541770374, ('666660.78-0.13', 2): 0.1197, ('666660.83-0.29', 1): 0, ('666660.650.23', 1): 0, ('666660.780.08', 2): -10.0, ('666660.880.1', 1): -100, ('666660.350.12', 0): 1, ('666660.810.12', 2): 0.00441, ('666660.590.16', 1): 0.0, ('666660.83-0.26', 1): 0, ('666660.77-0.46', 1): -100, ('666260.71-0.04', 2): 0, ('666660.650.18', 1): 0.0, ('666660.570.02', 1): 0, ('666660.77-0.01', 1): -100, ('666660.9-0.24', 1): 0, ('666660.43-0.03', 0): 1.5718259154002683, ('666660.94-0.05', 1): 0, ('666660.68-0.12', 1): 0.0, ('666660.760.15', 2): -100, ('666660.780.2', 0): 1.0, ('666660.590.2', 0): 1.1472655626245998, ('666660.830.46', 1): 0, ('666660.610.11', 0): 2.1769483451903207, ('666660.76-0.04', 1): -16.711977241033747, ('666660.54-0.04', 1): 0.5163990592755652, ('666660.360.09', 2): 0.06999999999999999, ('666660.630.16', 0): 1.1413814529019952, ('666260.76-0.04', 2): -100, ('666660.690.16', 2): 0, ('666660.51-0.06', 0): 1.1417826623565104, ('666660.150.01', 1): 0.0, ('666660.83-0.17', 2): -100, ('666160.630.03', 1): 0, ('666160.67-0.01', 0): 1, ('666660.8-0.22', 2): 0, ('666660.770.3', 0): -9.036999999999999, ('666660.36-0.04', 0): 1.1343491458493453, ('666660.6-0.07', 2): 0.0, ('666660.27-0.01', 0): 2.0310500592504854, ('666660.87-0.26', 2): 0, ('666660.30.01', 1): 0.0, ('666660.760.22', 1): 0, ('666660.530.01', 1): 0.6015051349990157, ('666660.790.52', 2): 0, ('666660.70.23', 1): 0.1379, ('666660.110.0', 2): 1.4129975042701872, ('666660.44-0.06', 1): 0.0, ('666660.520.48', 2): 0, ('666660.70.37', 0): 1, ('666660.590.08', 1): 1.3385032663950696, ('666260.77-0.19', 0): 1, ('666660.550.09', 0): 2.0248199914549074, ('666660.310.06', 2): 0.0, ('666660.41-0.02', 2): 0, ('666660.370.02', 2): 1.137349045072995, ('666660.490.05', 0): 2.4102113957728792, ('666660.69-0.09', 1): 0.23317798793281616, ('666660.460.01', 0): 2.748397276387368, ('666660.680.22', 2): 0.0, ('666660.84-0.22', <text:soft-page-break/>1): 0, ('666660.84-0.2', 1): -10.0, ('666660.710.14', 0): 1.6024464705590118, ('666660.750.17', 0): 0.54885406672, ('666660.790.23', 0): 1, ('666660.85-0.08', 2): -9.937, ('666660.360.0', 0): 1.4217575779770928, ('666660.820.18', 1): -10.0, ('666660.730.39', 0): 1, ('666660.83-0.09', 1): 0.063, ('666660.76-0.27', 2): 0, ('666660.710.06', 0): 1.3984070921285714, ('666660.71-0.13', 1): 0.014487291000000001, ('666660.850.12', 1): -100, ('666660.59-0.04', 0): 1.570529096418296, ('666660.72-0.0', 2): 0, ('666660.84-0.03', 1): 0, ('666660.730.24', 2): 0, ('666660.6-0.06', 0): 1.58991185089364, ('666660.650.05', 0): 2.349037196425814, ('666660.550.18', 2): 0, ('666660.430.03', 0): 1.9967445914953963, ('666660.80.15', 2): -10.0, ('666660.710.15', 0): 1.0387732228323663, ('666660.40.02', 0): 2.096639282435463, ('666660.79-0.05', 2): -0.6586657, ('666660.740.01', 2): -3.419075539250177, ('666660.230.04', 2): 0.21864055125134546, ('662660.660.1', 0): 1, ('666660.450.04', 2): 0, ('666660.78-0.18', 2): 0, ('666660.78-0.12', 2): 0, ('666660.89-0.06', 0): -9.100000000000001, ('666660.74-0.13', 0): 1.07, ('661660.650.12', 2): 0, ('666660.630.07', 1): 0, ('666160.5-0.05', 1): 0, ('66666-0.0-0.0', 1): 0, ('666660.820.08', 1): 0, ('666660.740.16', 2): 0, ('666660.190.0', 1): 0, ('666660.730.09', 2): 0, ('666660.270.0', 0): 2.320661662167604, ('666660.58-0.08', 0): 1.207732, ('666660.930.18', 1): 0, ('666660.480.02', 0): 2.1493227735399416, ('666660.30.06', 1): 0, ('666660.640.26', 2): 0, ('666660.680.05', 1): 0, ('666660.160.0', 2): 1.4128786892969434, ('666660.53-0.08', 1): 0, ('666660.480.0', 1): 0.0, ('661660.560.08', 1): 0.0, ('666660.580.09', 1): 1.1808547679063668, ('666660.510.2', 1): 0, ('666660.38-0.09', 0): 1, ('661660.620.09', 0): 1, ('666660.24-0.02', 2): 0, ('666660.720.05', 0): 1.5844309393283975, ('666660.440.0', 2): 0, ('666660.830.16', 2): -9.93, ('666660.3-0.03', 0): 1.0630000000000002, ('666660.22-0.03', 0): 1.0, ('666660.83-0.16', 2): 0.0, ('666660.280.03', 0): 2.5092899097442576, ('666660.58-0.22', 0): 1, ('661660.260.04', 2): 0, ('666660.62-0.28', 0): 1, ('666660.520.06', 2): 1.3522182411085808, ('666160.53-0.09', 0): 1, ('666660.64-0.02', 2): 0, ('666660.65-0.01', 1): 0, ('666660.860.14', 1): 0, ('666660.670.04', 2): 0, ('666660.730.34', 1): -100, ('666660.44-0.05', 2): 0, ('666660.810.27', 2): -100, ('666660.85-0.1', 2): -10.0, ('666660.60.3', 1): 0, ('662660.760.02', 1): 0, ('666160.68-0.01', 0): 1, ('666660.850.03', 2): -100, ('666660.73-0.01', 0): -2.592580554184649, ('666660.770.42', 2): 0, ('666260.76-0.07', 1): -100, ('666660.660.19', 2): 0, ('666660.160.02', 2): 0, ('662660.810.14', 0): 1, ('666660.770.25', 2): 0, ('666660.82-0.06', 2): 0, ('666660.72-0.03', 1): -1.2763800561350769, ('666660.680.25', 1): 0, ('666660.36-0.04', 2): 0, ('666660.750.11', 1): 0, ('666660.830.11', 1): -100, ('666660.780.22', 2): 0, ('666660.64-0.08', 0): 1.4124168816421316, ('666660.67-0.14', 0): 1.0630000000000002, ('666660.5-0.1', 0): 1.07, ('666660.630.0', 2): 0, ('666660.74-0.04', 0): -18.0524586212443, ('666660.430.12', 0): 1.0, ('666660.80.12', 1): -10.0, ('666660.83-0.08', 1): -10.0, ('666660.170.01', 0): 3.196334825203547, ('666660.640.0', 0): 1.6522439476238637, ('666660.850.11', 2): 0, ('666660.520.05', 1): 0, ('666660.850.09', 0): -100, ('666660.39-0.03', 0): 1.2552381091614964, ('666660.8-0.0', 0): 1, ('666660.730.06', 0): 1.0499738813610915, ('666660.250.01', 0): 3.1134029437337998, ('666660.83-0.21', 0): 1.0, ('666660.350.02', 0): 2.1436638951306133, ('666660.520.17', 2): 0, ('666660.5-0.03', 0): 1.9790379282829846, ('666660.71-0.09', 0): 1.5773688045455607, ('666660.52-0.07', 2): 0, ('666660.360.05', 1): 0, ('666660.70.01', 2): 0, ('666660.770.13', 0): -8.93598610429, ('666660.370.12', 1): 0, ('666660.60.21', 2): 0, ('666660.27-0.0', 0): 2.123494924413809, ('666660.6-0.17', 0): 1.0, ('666660.980.01', 2): -100, ('666660.690.12', 1): 0, ('666660.530.54', 0): 1, ('666660.790.02', 2): -10.40919011, ('666660.38-0.04', 1): 0.0, ('666660.87-0.0', 1): -100, ('666160.6-0.05', 1): 0, ('666660.7-0.01', 0): 1.751595362743188, ('666660.730.19', 1): 0, ('666660.80.26', 2): 0.0, ('666660.7-0.14', 2): 0.26744580352, ('666660.70.22', 0): 1.07931, ('666260.8-0.1', 1): 0, ('666660.31-0.03', 2): 0, ('666660.440.04', 2): 0, ('666660.410.11', 0): 1.0, ('666660.760.0', 0): 1, ('666660.30.05', 2): 0, ('666660.870.1', 1): 0, ('661660.760.19', 1): 0, ('666660.620.22', 2): 0.0, ('666660.81-0.09', 1): -9.937, ('666660.47-0.07', 0): 1.0, ('666660.880.0', 2): 0, ('666660.790.08', 0): 0.9735308300000001, ('666660.730.04', 1): 0, ('666660.660.17', 0): 1.0980407685079578, ('666660.59-0.17', 0): 1, ('666660.610.2', 0): 1.1312383807000002, ('666660.62-0.02', 0): 1.7122269111160457, ('666660.8-0.08', 0): 1.071237439, ('666660.8-0.01', 2): -9.9773767, ('666660.830.11', 0): -9.100000000000001, ('666660.59-0.24', 2): 0, ('666660.79-0.21', 0): 1.0567000000000002, ('666660.8-0.22', 1): 0, ('666660.78-0.22', 2): 0, ('666660.460.05', 1): 0, ('666660.85-0.17', 0): 1, ('666160.42-0.01', 1): 0.0, ('661660.750.14', 1): 0, ('666660.76-0.09', 1): -2.7011795257299998, ('666660.8-0.13', 1): 0.12103, ('666660.6-0.07', 1): 0, <text:soft-page-break/>('661660.60.1', 1): 0, ('666660.490.13', 0): 1.09644769403409, ('666660.76-0.05', 2): -19.755025295418, ('666160.68-0.19', 0): 1, ('666660.580.21', 0): 1.0, ('666660.540.14', 1): 0, ('666660.64-0.05', 1): 0.0, ('666660.830.04', 0): 1, ('666660.64-0.16', 1): 0, ('666660.570.11', 1): 0.6791563215448739, ('666660.330.07', 2): 0.13741, ('666660.4-0.04', 0): 1.3273642776247374, ('666660.630.25', 0): 1, ('666660.42-0.1', 1): 0, ('666660.63-0.1', 2): 0.24068993671538902, ('666660.74-0.26', 1): 0, ('666660.78-0.17', 2): 0, ('666660.620.19', 0): 1.07, ('666660.66-0.17', 0): 1, ('666660.09-0.0', 1): 0, ('666660.8-0.12', 2): -9.93, ('666660.82-0.01', 1): 0, ('666660.480.08', 1): 0, ('666660.840.11', 0): -9.100000000000001, ('666660.70.22', 2): 0, ('666660.63-0.07', 1): 0.7061697388520152, ('666660.86-0.07', 2): 0, ('666660.620.1', 1): 0, ('666160.54-0.01', 1): 0.6255119983167634, ('666660.030.0', 1): 0, ('666660.67-0.09', 2): 0, ('666660.76-0.11', 1): 0.028288189299999995, ('666660.690.28', 2): 0, ('666660.570.05', 1): 1.5993410184954722, ('666660.87-0.01', 2): 0, ('666660.590.18', 2): 0.0, ('666660.41-0.03', 1): 0.37451148742079154, ('666660.720.35', 0): 1.0, ('666660.63-0.19', 2): 0, ('666660.61-0.05', 2): 0, ('666660.64-0.1', 2): 0, ('666160.56-0.02', 1): 0, ('666660.34-0.01', 0): 2.2998825859953382, ('666660.770.07', 2): -9.862359856492372, ('661660.460.07', 1): 0.09654612435804087, ('666660.560.1', 0): 1.98243210681613, ('661660.580.08', 0): 1.0183826058353975, ('666660.33-0.0', 2): 0, ('666660.210.01', 1): 0.0, ('666660.580.05', 0): 2.501237962835803, ('666660.740.25', 0): 1.07, ('666660.75-0.16', 2): 0, ('666260.65-0.02', 0): 1.0713735750795128, ('666160.47-0.02', 0): 1.1063589785356034, ('666660.790.05', 1): 0, ('666160.44-0.02', 0): 1, ('666660.460.1', 1): 0.4014805714740574, ('666660.43-0.07', 2): 0.15083551, ('666660.84-0.19', 0): 1, ('666660.540.0', 1): 1.3641107048568255, ('666660.710.24', 2): 0, ('666660.650.17', 0): 1.103782587112623, ('666660.720.35', 1): -100, ('661660.530.07', 2): 0, ('666660.75-0.01', 0): -18.688075376272682, ('666660.66-0.07', 1): 0, ('666660.71-0.0', 2): 0, ('666260.75-0.02', 0): 1.0, ('661660.320.04', 0): 1.2389669732102435, ('666660.960.13', 1): 0, ('666660.650.25', 1): 0.0, ('666660.81-0.12', 0): -9.0433, ('666660.83-0.02', 0): -9.100000000000001, ('666660.680.19', 0): 1.0095022231490902, ('666660.74-0.01', 0): -5.609688976954612, ('666660.74-0.03', 1): -11.047941023757778, ('661660.440.04', 1): 0, ('666660.420.08', 0): 1.9391359750392398, ('666660.77-0.03', 1): -24.156664102438, ('666660.49-0.06', 2): 0.330734579601508, ('666660.43-0.01', 0): 1.5112168542238222, ('666660.94-0.03', 1): 0, ('662660.710.11', 2): 0, ('666660.780.0', 0): 1,</text:p>
      <text:p text:style-name="P1"><text:s/>('666660.180.02', 2): 1.666560458518243, ('666660.50.16', 0): 1.0, ('666660.780.28', 2): 0.0, ('666660.810.04', 2): 0.0, ('666660.420.12', 1): 0, ('666660.620.06', 2): 0.9886127076397497, ('666660.820.12', 2): -9.93, ('666660.090.0', 0): 1.8933535718867593, ('666660.820.14', 2): 0, ('666660.520.01', 0): 1.2502809278234108, ('666660.530.11', 0): 1.7861743388805946, ('666660.560.08', 1): 0, ('666660.81-0.15', 2): -10.0, ('662660.730.08', 1): 0, ('666660.760.23', 1): 0, ('666660.37-0.02', 0): 1.6344543260550266, ('666660.34-0.08', 2): 0, ('666660.820.01', 1): 0.0, ('626660.730.25', 0): 1, ('666660.5-0.07', 1): 0.0, ('666660.790.12', 2): 0.0, ('666660.560.21', 0): 1.0, ('666660.360.01', 0): 2.456901748281609, ('666660.91-0.33', 1): 0, ('666660.470.08', 1): 0.4870486313525288, ('666660.720.3', 2): 0, ('666660.69-0.0', 1): 0, ('666660.86-0.2', 1): -100, ('666660.70.25', 1): 0.0049, ('666660.48-0.06', 1): 0, ('666160.8-0.14', 1): 0, ('666660.760.13', 2): 0, ('666660.330.05', 0): 2.5187028287851554, ('666660.44-0.04', 1): 0, ('666660.730.25', 0): 1.07, ('666660.610.16', 2): 0, ('666160.64-0.05', 1): 0, ('666660.13-0.0', 0): 2.1323762375279727, ('666660.160.03', 1): 0.3646992197708587, ('666660.490.07', 0): 2.073143601567452, ('666660.8-0.24', 0): 1.0, ('666660.630.23', 2): 0.0, ('666660.68-0.17', 0): 1.07931, ('666660.710.12', 0): 1.6697820237391596, ('666660.8-0.15', 0): 1.0, ('666660.870.02', 0): 1.0, ('666660.290.03', 2): 0.0, ('666660.850.1', 2): -100, ('666660.76-0.0', 0): -18.90736819954355, ('666660.620.13', 0): 1.08072705890599, ('666660.88-0.39', 0): 1, ('666660.720.29', 1): 0.0, ('666660.730.13', 2): 0, ('661660.660.11', 1): 0, ('666660.36-0.02', 0): 1.3166089558624918, ('666660.56-0.06', 0): 1.7388604883287273, ('666660.770.03', 2): 0.0, ('666660.440.1', 2): 0.38782660380727196, ('666660.79-0.2', 2): 0, ('666660.71-0.02', 0): 1.5621274649215502, ('666160.6-0.04', 0): 1.2189440332711512, ('666660.870.12', 0): -100, ('666660.96-0.02', 0): -100, ('666660.81-0.0', 0): -100, ('666660.820.11', 2): -10.0, ('666660.430.01', 0): 2.9110280103817865, ('666660.730.18', 0): 1.3415009381, ('666660.85-0.1', 1): -100, ('666660.40.04', 0): 1.577982898141923, ('666660.78-0.04', 0): -37.10308408185156, ('666660.710.23', 1): 0, ('666660.570.09', 0): 1.535359154445926, ('661660.380.06', 0): <text:soft-page-break/>1.1268420578192664, ('666660.86-0.29', 2): 0, ('666660.73-0.14', 1): 0, ('666660.8-0.05', 1): -9.9251, ('666660.83-0.04', 1): 0.0, ('666660.780.11', 0): -100, ('666660.66-0.16', 2): 0, ('666660.58-0.1', 1): 0.0, ('666660.520.08', 2): 0, ('661660.390.07', 1): 0.0820969627813254, ('666660.680.12', 2): 0, ('666660.74-0.11', 0): 1.2165646517525925, ('666660.830.26', 2): 0, ('666660.65-0.21', 1): 0, ('666660.820.06', 1): -100, ('666660.620.08', 0): 1.937761112203985, ('666660.22-0.01', 1): 0, ('666660.63-0.13', 1): 0, ('666660.740.31', 1): 0, ('666660.58-0.06', 0): 1.4073442592998833, ('666260.74-0.13', 1): -100, ('666660.480.04', 0): 2.6438071617045815, ('666660.560.17', 1): 0, ('666660.82-0.21', 0): 1.0, ('666660.61-0.09', 0): 1.2965657263423347, ('666660.670.15', 2): 0, ('666660.80.05', 1): 0, ('666160.63-0.06', 1): 0, ('661660.360.05', 0): 1.1184734423354645, ('666660.840.03', 0): -100, ('666660.05-0.0', 2): 0.0, ('666660.630.27', 2): 0, ('666660.870.08', 2): -100, ('661660.670.11', 2): 0, ('666660.390.1', 2): 0.0, ('666660.690.07', 1): 0.822527978804724, ('666660.710.3', 2): 0, ('666660.640.22', 2): 0, ('666660.820.0', 0): -9.030000000000001, ('666660.460.04', 2): 0, ('666660.280.01', 0): 3.0623676901772825, ('666660.520.16', 2): 0.133, ('666160.61-0.04', 0): 1, ('666660.660.1', 1): 0, ('666660.63-0.09', 2): 0, ('662660.760.12', 2): -100, ('666660.93-0.05', 2): -100, ('666660.84-0.34', 0): 1, ('666660.230.0', 0): 2.7416880416055425, ('661660.450.04', 1): 0, ('666660.67-0.18', 2): 0, ('666660.69-0.34', 1): 0, ('666160.660.02', 0): 1, ('661660.540.13', 2): 0, ('666660.81-0.14', 1): 0, ('616660.50.15', 1): 0, ('666660.84-0.06', 1): 0.0, ('666660.830.23', 2): -100, ('666660.70.24', 0): 1.0, ('666660.89-0.15', 2): -100, ('666660.680.07', 2): 0, ('666660.430.09', 2): 0.157155570046993, ('666660.91-0.06', 0): 1.0, ('661660.50.01', 2): 0, ('666660.740.13', 2): -9.970710742884316, ('666660.580.14', 0): 1.5544944170946466, ('666660.79-0.08', 0): -17.7801805749, ('666660.72-0.07', 0): 1.0811378576019255, ('666660.820.07', 1): -10.0, ('666660.78-0.29', 0): 1.0, ('666660.420.02', 1): 0, ('666660.90.19', 2): -100, ('666660.720.31', 2): 0, ('666660.690.24', 1): 0, ('666660.750.17', 1): -0.6951, ('666660.830.13', 1): -10.0, ('666660.67-0.12', 0): 1.0, ('666660.74-0.06', 0): -8.7754065403879, ('666660.680.15', 0): 1.062377924, ('666660.79-0.15', 1): -9.937, ('666660.730.14', 1): 0, ('666660.170.03', 0): 1.6305476148123712, ('666660.81-0.05', 0): -100, ('666660.680.31', 2): 0.0, ('666660.67-0.01', 1): 0, ('666660.570.18', 1): 0.06999999999999999, ('666660.520.07', 1): 0.0, ('666660.560.06', 0): 2.316611420987433, ('666660.61-0.16', 1): 0, ('666660.660.11', 0): 1.4926495188636097, ('666660.750.32', 1): 0, ('666660.690.1', 2): 0, ('666660.350.04', 0): 2.5695479408129525, ('666660.77-0.07', 2): -0.02495432637600002, ('666661.050.11', 2): 0, ('666660.5-0.01', 0): 2.5243393173505853, ('666660.82-0.12', 0): -9.030000000000001, ('666660.830.2', 1): 0, ('666660.930.52', 1): 0, ('666660.770.08', 2): 0, ('666660.660.13', 1): 0.5403127982895285, ('666660.50.12', 1): 0.0, ('666660.54-0.08', 0): 1.2192910988071535, ('666660.990.13', 0): 1, ('666660.74-0.08', 1): -6.321149692062737, ('666660.260.02', 2): 0, ('666660.530.14', 2): 0, ('666660.550.13', 0): 1.4140185811698658, ('666660.720.02', 2): 0.0, ('666660.330.06', 2): 0, ('666660.69-0.44', 2): 0, ('666160.59-0.03', 0): 1.117788184195212, ('666660.530.1', 2): 0.9297545796415452, ('666660.88-0.29', 2): 0, ('666660.620.15', 0): 1.4652334869055805, ('666160.67-0.03', 1): 0, ('666660.770.47', 2): 0, ('666660.820.05', 2): -100, ('666660.640.06', 2): 0, ('666660.72-0.15', 2): 0, ('666660.770.02', 0): -8.925651986685722, ('666660.760.2', 0): -8.97897, ('666660.430.1', 0): 1.568843551740744, ('666660.860.11', 1): 0.0, ('666660.55-0.08', 0): 1.3525729361090173, ('666660.75-0.11', 2): -100, ('666660.80.02', 0): -7.970299999999999, ('666160.63-0.05', 2): 0, ('666660.75-0.22', 0): 1, ('666660.68-0.0', 2): 0, ('666660.77-0.23', 0): 1.0, ('666660.86-0.02', 1): 0.0, ('666660.33-0.02', 0): 1.1547689191736135, ('666660.570.07', 0): 1.847247294990169, ('666160.57-0.01', 0): 1, ('661660.740.13', 0): 1, ('666660.45-0.11', 0): 1, ('666660.730.33', 2): 0, ('666660.79-0.23', 0): 1, ('666660.790.14', 1): -9.88597, ('666660.63-0.0', 0): 1.9778265249504854, ('666660.460.03', 1): 1.6791904373253217, ('661660.480.06', 0): 1, ('666660.77-0.02', 2): -48.54352211932113, ('666660.49-0.07', 1): 0, ('666660.710.16', 1): 0.10864399, ('666660.790.25', 1): 0.0, ('666660.52-0.17', 0): 1, ('666660.770.27', 0): 1, ('666660.420.13', 2): 0, ('666660.710.02', 0): 1.3475790040166131, ('666660.530.11', 2): 0.0, ('666660.640.13', 2): 0.0, ('666660.560.11', 0): 1.4349409869081438, ('666660.56-0.02', 1): 0, ('661660.510.06', 2): 0, ('666660.950.14', 2): -100, ('666660.84-0.05', 2): -100, ('666660.23-0.0', 0): 2.2797204042994372, ('666660.63-0.28', 0): 1.07, ('661660.480.01', 2): 0, ('666660.810.08', 2): 0.0, ('666660.90.04', 2): 0, ('666660.80.03', 2): 0, ('666660.850.06', 1): 0, ('666660.47-0.01', 2): 1.2661601195514887, ('666660.380.03', 0): 1.3307975741669127, ('666660.380.1', 0): 1, ('666660.71-0.14', 0): <text:soft-page-break/>1.07548653, ('666660.78-0.08', 1): 0, ('666260.71-0.12', 0): 1.0, ('666660.82-0.03', 1): 0, ('666660.720.2', 1): 0, ('666660.720.13', 0): 0.9067672805497531, ('666660.490.11', 1): 0.5074868933308697, ('666660.750.14', 2): 0.0566678357433958, ('666660.760.12', 1): 0, ('666660.54-0.07', 2): 0, ('666660.870.39', 0): -100, ('666660.76-0.07', 2): 0, ('666660.38-0.01', 1): 0.0, ('661660.410.06', 2): 0, ('666660.630.05', 0): 2.5014806155323424, ('661660.280.02', 2): 0.44592442125587534, ('666660.7-0.11', 0): 1.2082800515220937, ('666660.8-0.04', 2): -16.501741000000003, ('666660.690.01', 2): 0, ('666660.47-0.08', 2): 0, ('666660.390.02', 0): 2.182872010800407, ('666660.920.16', 0): 1, ('661660.190.01', 2): 0, ('666660.84-0.1', 2): -100, ('666660.270.01', 2): 0.0, ('666660.860.06', 1): 0, ('666660.530.08', 0): 1.964295575272856, ('666660.55-0.01', 2): 0.0, ('662660.760.13', 1): 0, ('666660.69-0.42', 1): 0, ('666660.17-0.02', 1): 0.133, ('666660.75-0.12', 0): 1.153157726290477, ('666660.550.1', 1): 0, ('666660.73-0.25', 2): 0, ('666660.740.23', 0): 1.0, ('666660.760.16', 2): 0, ('666660.710.2', 0): 1.32131339636291, ('666660.690.17', 2): 0.19334, ('666660.820.15', 2): -0.68573659, ('666660.790.07', 1): 0.0, ('661660.350.02', 0): 1, ('666660.81-0.21', 0): -8.96889, ('666660.66-0.32', 2): 0, ('666660.650.06', 0): 1.6147663698457142, ('666660.460.08', 1): 0, ('666660.510.46', 2): 0, ('666660.790.16', 0): -7.960622989999999, ('666660.720.19', 0): 1.0, ('666660.320.01', 0): 2.527925057676643, ('666660.79-0.02', 1): -7.99598845971, ('666660.72-0.01', 1): -0.08276202896557497, ('666660.650.11', 0): 2.010334956333692, ('666660.460.12', 0): 1.3304308678990888, ('661660.530.14', 1): 0, ('666660.00.0', 1): 0, ('666660.830.09', 2): -10.0, ('661660.320.01', 1): 0, ('666660.65-0.11', 2): 0, ('666660.290.0', 0): 1.7071297592321166, ('666160.7-0.07', 1): 0, ('666660.80.06', 0): -18.673733381488, ('666660.630.18', 2): 0, ('666660.840.05', 2): -100, ('666660.32-0.02', 2): 0, ('661660.390.08', 0): 1, ('666660.16-0.0', 1): 0, ('666660.780.49', 0): 1, ('666660.740.4', 1): 0, ('666660.83-0.1', 1): 0, ('666660.82-0.04', 1): -19.360021000000003, ('661660.460.03', 0): 1.1334400684761674, ('666660.840.16', 2): 0.06999999999999999, ('666661.01-0.14', 1): 0, ('666660.660.24', 0): 1.0749, ('666660.590.03', 0): 1.075242493658528, ('666660.5-0.12', 1): 0, ('666660.66-0.02', 2): 1.3171736671576402, ('666660.78-0.19',</text:p>
      <text:p text:style-name="P1"><text:s/>0): -9.030000000000001, ('666660.510.1', 2): 0, ('666660.580.13', 0): 1.253531381816517, ('666660.780.02', 0): -9.025590000000001, ('666660.630.12', 0): 2.0246144949054523, ('666660.72-0.24', 0): 1, ('661660.520.09', 0): 1, ('666660.62-0.09', 0): 1.1922206232640524, ('666660.83-0.1', 2): 0, ('666660.67-0.04', 0): 1.7171583615985067, ('666660.520.03', 0): 2.13440475944933, ('666660.760.24', 0): 1, ('666660.70.11', 0): 2.1248942746766057, ('666660.570.15', 0): 1, ('666660.79-0.3', 2): 0, ('666660.780.06', 0): 0.37559959436209045, ('666660.91-0.13', 0): -100, ('666660.390.12', 0): 1.0, ('666660.630.08', 1): 0, ('666660.37-0.04', 0): 1.1762125016956366, ('666660.480.02', 2): 0, ('666660.76-0.06', 1): -1.4635662644233607, ('666660.53-0.15', 0): 1.0, ('666660.360.07', 0): 1.7759866304999776, ('662660.810.18', 2): 0, ('666660.50.1', 2): 0.7817899291527545, ('666660.830.29', 1): -100, ('666660.89-0.09', 0): 1, ('666660.75-0.17', 2): 0.13741, ('666660.840.08', 1): -100, ('666660.860.17', 2): 0, ('666660.11-0.0', 0): 2.1567366686812806, ('666660.73-0.0', 2): 0, ('666660.55-0.11', 0): 1, ('666260.67-0.08', 0): 1, ('666660.770.1', 0): -8.704741468727441, ('666660.64-0.16', 2): 0, ('666660.7-0.07', 1): 0, ('666160.57-0.07', 1): 0, ('666160.77-0.12', 0): 1, ('666660.310.02', 2): 0.0, ('666660.370.06', 2): 0.0, ('666660.63-0.06', 0): 1.4974933004568973, ('666660.490.09', 0): 1.3363659083192, ('666660.19-0.0', 1): 0, ('666660.680.26', 2): 0.06999999999999999, ('666660.830.12', 2): 0, ('666660.1-0.01', 0): 1.1968316563710466, ('666660.39-0.01', 1): 0.8085600684189604, ('666660.76-0.2', 0): -8.9663288519, ('666660.690.19', 2): 0.18920505877, ('666660.17-0.01', 2): 0, ('666660.820.29', 0): -9.100000000000001, ('666660.80.04', 0): -9.100000000000001, ('661660.640.08', 0): 1, ('666660.850.16', 1): -100, ('666660.570.19', 2): 0, ('666660.810.17', 0): -9.03259, ('666660.510.11', 2): 0.192052807887587, ('666660.26-0.01', 0): 1.6924980032886312, ('666660.310.08', 0): 1.0, ('666660.570.11', 2): 0, ('666660.670.24', 0): 1.0679, ('666660.720.0', 1): 0.3694712101974395, ('666660.340.08', 0): 1.11403, ('666660.650.09', 0): 1.655653570114898, ('666660.430.07', 0): 2.198272329968424, ('666660.77-0.06', 1): -100, ('666660.510.03', 1): 0.0, ('666660.40.06', 0): 2.244497765063597, ('666660.830.18', 0): -8.090000000000002, ('666660.78-0.06', 0): -32.17034700000001, ('666660.710.21', 1): 0, ('626660.70.24', 0): 1, ('666660.76-0.07', 1): -0.6317458, ('666660.540.12', 0): 1.63014380675071, ('666660.530.15', 1): 0, ('666660.830.06', 1): -9.880300000000002, ('666660.28-0.04', 1): <text:soft-page-break/>0, ('666660.91-0.37', 2): 0, ('666660.76-0.19', 0): 1.1792343, ('666660.91-0.08', 2): 0, ('666660.810.06', 0): -8.6811458784, ('666660.630.03', 1): 0, ('666660.730.27', 0): 1.0, ('666660.48-0.1', 0): 1, ('666660.76-0.02', 2): -37.114341967446194, ('666660.6-0.02', 0): 2.1286655212221177, ('666660.410.2', 2): 0, ('666660.810.13', 1): 0, ('666660.050.01', 2): 1.7019993514539475, ('666660.480.06', 0): 1.9673862776516202, ('666660.870.2', 2): 0, ('666660.540.18', 2): 0, ('666660.060.01', 0): 3.0572364861626973, ('666660.590.17', 2): 0, ('666660.560.0', 2): 0.0, ('666660.04-0.0', 0): 2.1498637438346773, ('661660.490.08', 0): 1.054002703895931, ('666660.820.17', 1): 0, ('666660.74-0.19', 2): 0, ('666660.75-0.07', 2): 0.13363501918734186, ('666660.41-0.01', 0): 1.4333226644553858, ('666660.370.1', 0): 1, ('666660.8-0.21', 2): 0, ('666160.84-0.03', 1): 0, ('666660.75-0.42', 0): 1, ('666660.70.16', 1): 0.1043343, ('666160.92-0.18', 0): 1, ('666660.830.09', 0): -14.77, ('666660.360.08', 2): 0.5713140192604611, ('666660.57-0.09', 0): 1.4549990961904211, ('666660.52-0.06', 2): 0.4223935295910982, ('666660.740.1', 0): 1.4165256932673982, ('666660.62-0.06', 0): 1.571179515865626, ('666660.67-0.4', 1): 0, ('666660.64-0.06', 2): 0.7942518030486033, ('666660.58-0.0', 0): 1.9803569957919593, ('666660.880.02', 0): -9.100000000000001, ('666160.43-0.0', 2): 0, ('666660.56-0.03', 2): 0.0, ('666660.720.03', 2): 0.0, ('666660.75-0.09', 0): -8.937523959561045, ('666660.450.1', 1): 0, ('666660.580.19', 0): 1.204291843294, ('661660.350.06', 1): 0, ('666660.43-0.1', 2): 0, ('666660.740.05', 2): -9.177576066627935, ('666660.250.04', 2): 0, ('666660.850.07', 2): -100, ('666660.73-0.05', 0): 0.16311593823601772, ('666660.770.46', 2): 0, ('666260.76-0.03', 1): 0, ('666660.79-0.06', 0): -100, ('666660.72-0.05', 0): 1.4685751980556079, ('666160.61-0.03', 2): 0.14052757881073843, ('666660.82-0.02', 2): -100, ('666660.650.15', 1): 0.28272495493477595, ('666660.760.22', 0): 1, ('666660.750.15', 1): 0, ('666660.830.15', 1): -7.86326427, ('666660.73-0.2', 2): 0, ('666660.760.32', 1): 0, ('666660.680.17', 0): 1.0883686789999998, ('666160.3-0.03', 2): 0.0, ('666660.67-0.39', 0): 1, ('666660.69-0.23', 2): 0.0, ('666660.880.1', 0): -100, ('666660.710.31', 0): 1, ('666660.79-0.19', 0): -9.030000000000001, ('666660.4-0.09', 2): 0, ('666660.6-0.09', 2): 0, ('666660.73-0.02', 2): -0.9275616297555205, ('666660.840.11', 1): -10.0, ('666660.56-0.13', 2): 0, ('661660.320.04', 1): 0, ('666660.350.06', 0): 2.387841712679974, ('666660.750.16', 1): -1.01725640608032, ('666660.55-0.2', 0): 1, ('662660.710.13', 1): 0.08985267717713478, ('666660.52-0.03', 2): 0.9354075265408305, ('666660.83-0.09', 2): -100, ('666660.70.05', 2): 0.0, ('626660.650.26', 2): 0, ('666660.780.27', 0): -9.100000000000001, ('666660.180.0', 1): 0.0, ('666660.60.25', 0): 1.0, ('666660.690.16', 1): 0, ('666660.350.0', 1): 0, ('666660.41-0.08', 2): 0, ('666660.790.06', 2): -0.62853356832, ('666660.150.01', 2): 0, ('666660.7-0.23', 2): 0, ('666660.820.5', 2): 0, ('666660.6-0.18', 1): 0, ('666660.70.2', 2): 0, ('666660.760.21', 0): 1.0, ('666660.170.0', 0): 2.4094372003884827, ('666660.570.08', 2): 0.9030283927084757, ('666660.860.12', 0): -100, ('666660.880.15', 1): 0, ('666660.62-0.25', 2): 0, ('666660.670.37', 2): 0, ('666660.410.15', 0): 1, ('666660.780.19', 1): 0, ('666660.770.15', 2): -9.77201322, ('666660.610.04', 0): 2.231569995184447, ('666660.860.13', 1): -10.0, ('666660.620.26', 2): 0, ('666660.810.19', 0): -100, ('666660.88-0.31', 1): 0, ('666660.770.16', 2): -17.2644729796, ('666660.75-0.24', 0): 1, ('666660.60.0', 1): 1.1595915965016115, ('666160.51-0.02', 2): 0, ('666160.57-0.03', 0): 1, ('666660.150.0', 0): 2.0504106505895936, ('666660.550.09', 1): 0.0, ('666660.310.06', 1): 0.36411112282258457, ('666660.8-0.05', 2): -0.5670000000000001, ('666660.82-0.06', 0): 1.133, ('666660.160.01', 0): 3.193952540962315, ('666660.75-0.02', 2): -23.71922435582387, ('666660.790.12', 1): 0.0, ('666660.190.05', 0): 1, ('666660.740.03', 1): -9.98835981169879, ('666160.41-0.0', 1): 0.09175950630167115, ('666660.49-0.01', 1): 0, ('666660.710.14', 1): 0, ('666620.74-0.18', 0): 1, ('666660.8-0.17', 1): 0.0, ('666660.71-0.18', 2): 0.0, ('666660.22-0.0', 1): 0.9431309822346102, ('666660.650.34', 0): 1.0, ('666660.470.0', 1): 0, ('666660.86-0.21', 1): 0, ('666660.72-0.25', 0): 1.0, ('666660.730.11', 1): 0.2373423980078079, ('666660.710.04', 0): 1.6536163055073554, ('666660.73-0.02', 1): -0.7296470171528633, ('666660.36-0.04', 1): 0, ('666660.56-0.04', 1): 0.4407494710987073, ('666660.330.03', 2): 0.0, ('666660.81-0.19', 2): 0, ('666660.630.21', 0): 1.1903174, ('666660.740.46', 0): -100, ('666660.45-0.0', 0): 1.7011041519321988, ('666660.66-0.13', 0): 1.137154287375, ('666660.47-0.04', 0): 1.3355424428420908, ('666660.5-0.04', 2): 0.7106063980930708, ('666660.890.49', 2): 0, ('666660.770.1', 1): -0.4393469683589144, ('666660.70.02', 0): 1.2407414668221168, ('666660.420.0', 0): 2.2271101050281237, ('666660.76-0.23', 2): 0, ('666660.74-0.16', 0): 1.0047187000000002, ('666660.77-0.04', 1): -21.300848150837226, ('666660.68-0.07', <text:soft-page-break/>1): 0.7596097534535401, ('666660.560.19', 2): 0.181699, ('666660.650.16', 1): 0.3037944266, ('666660.83-0.04', 0): -9.030000000000001, ('661660.620.07', 1): 0, ('666660.7-0.06', 2): 0, ('666660.32-0.03', 2): 0, ('666160.67-0.06', 1): 0, ('666660.7-0.17', 0): 1.07931, ('666660.820.08', 0): -100, ('666660.84-0.01', 2): -100, ('666660.59-0.01', 1): 0.0, ('666660.920.14', 0): 1, ('666660.86-0.12', 2): -100, ('666660.340.1', 2): 0.0, ('666660.48-0.04', 1): 0.0, ('666660.30.06', 0): 1.160568377153893, ('666660.160.0', 1): 0, ('666660.53-0.08', 0): 1.06799087699299, ('666660.760.15', 1): -9.99501140101897, ('666660.660.09', 0): 1.67789994138979, ('666660.810.17', 1): 0.0, ('666660.75-0.11', 0): -8.080925841900001, ('666660.740.21', 0): 1.1360100000000002, ('666660.870.04', 0): -9.100000000000001, ('666660.29-0.0', 0): 1.5907547986239734, ('666660.45-0.08', 0): 1.0667238859000001, ('666660.780.02', 2): -9.918821212800001, ('666660.640.12', 2): 0, ('666660.690.09', 0): 1.8112743927385813, ('666660.710.1', 1): 0, ('666660.520.02', 2): 0, ('666660.80.05', 0): -8.966999999999999, ('666660.820.2', 1): 0, ('666660.460.06', 1): 1.3210955991605842, ('666660.80.18', 1): -10.0, ('666660.280.03', 1): 0.0, ('666660.76-0.01', 1): -9.397946616740272, ('666660.69-0.04', 1): 0.7380510255007695, ('666160.68-0.06', 0): 1, ('666660.650.13', 0): 1.1832336873969587, ('666160.73-0.05', 1): 0, ('661660.490.14', 1): 0, ('666660.7-0.07', 2): 0.4120081527956729, ('666660.65-0.01', 0): 1.7560419594279226, ('666660.560.14', 2): 0.22879839262971996, ('666660.890.03', 2): -100, ('666660.960.17', 1): 0, ('666660.89-0.26', 0): 1, ('666660.83-0.11', 0): -100, ('666660.83-0.06', 0): -9.100000000000001, ('666660.970.19', 0): -100, ('666660.70.28', 1): 0, ('666660.60.3', 2): 0, ('666660.59-0.12', 1): 0, ('666660.79-0.17', 1): 0, ('666660.84-0.13', 0): -9.100000000000001, ('666660.380.04', 2): 0, ('666260.73-0.06', 0): 1, ('661660.590.09', 1): 0, ('666660.82-0.06', 1): -10.0, ('666660.610.16', 1): 0, ('661660.440.03', 1): 0, ('666660.820.17', 2): -100, ('666660.6-0.1', 1): 0.023535136587993295, ('666660.750.11', 0): 1.5923377809579715, ('666660.68-0.14', 1): 0, ('666660.640.04', 2): 0.0, ('666660.770.09',</text:p>
      <text:p text:style-name="P1"><text:s/>0): 1.0612482740149813, ('666660.78-0.17', 0): 1.0, ('666660.74-0.04', 1): -11.460327939908423, ('666660.83-0.08', 2): -10.0, ('666660.87-0.01', 0): 1.07, ('666660.670.05', 2): 0, ('666660.01-0.0', 0): 2.958090799538483, ('666660.67-0.06', 0): 1.2311423049984644, ('666660.39-0.03', 1): 0, ('666660.51-0.01', 2): 0.0, ('666660.61-0.14', 0): 1, ('661660.290.03', 1): 0, ('666660.730.24', 0): 1, ('666660.34-0.04', 2): 0.08327899999999999, ('666660.670.14', 0): 1.3619126849650773, ('666660.5-0.03', 1): 0, ('666660.650.26', 2): 0.0, ('666660.840.1', 0): -9.100000000000001, ('666660.360.05', 0): 2.469687475170676, ('666660.84-0.14', 2): 0, ('666660.780.13', 0): -8.92227, ('666660.620.13', 2): 0, ('666660.530.07', 1): 0.0, ('666660.84-0.07', 1): -100, ('666260.65-0.03', 1): 0, ('666660.45-0.03', 2): 0.0, ('666660.760.17', 2): 0, ('666660.690.12', 0): 1.4477641727188684, ('666660.450.0', 2): 1.1208118068471147, ('666660.790.02', 1): -0.8199953999999999, ('666660.70.19', 2): 0.210850688914642, ('666660.81-0.26', 2): 0, ('666660.81-0.04', 1): -0.36099000000000003, ('666660.35-0.03', 1): 0.6155131676543127, ('666660.760.07', 2): -9.953985285320952, ('666660.320.06', 2): 0, ('666660.580.23', 0): 1.0, ('666660.69-0.03', 1): 0.7911261406251573, ('666660.6-0.11', 2): 0, ('666660.750.37', 2): 0, ('666660.480.07', 0): 2.0376756799402758, ('666660.17-0.0', 0): 1.8741979898719074, ('666660.410.11', 1): 0, ('666660.690.15', 1): 0, ('666660.8-0.19', 0): 1, ('666660.40.13', 0): 1, ('666660.46-0.02', 0): 2.22925746566363, ('666660.74-0.0', 1): 0, ('666660.68-0.03', 0): 1.6054227314196945, ('666660.67-0.21', 1): 0, ('666660.850.14', 1): 0, ('666660.70.33', 2): 0, ('666660.810.15', 0): -18.190000000000005, ('666660.75-0.06', 2): 0.0803519176798359, ('666660.120.02', 2): 0, ('666660.580.29', 2): 0.0, ('666660.77-0.02', 1): -100, ('666660.430.05', 0): 1.6068118640580054, ('666660.49-0.05', 0): 1.4225602668461754, ('666660.40.08', 0): 1.379678475676803, ('666660.540.59', 2): 0, ('666660.7-0.22', 0): 1, ('666660.730.07', 0): 1.9631972762354533, ('666660.76-0.05', 1): -22.89677254116127, ('666660.77-0.16', 2): -9.99069, ('666660.540.14', 0): 1.07, ('666660.530.13', 1): 0, ('666260.79-0.13', 2): 0, ('666660.67-0.19', 2): 0, ('666660.670.09', 2): 0, ('666660.39-0.08', 1): 0, ('666660.770.39', 0): -100, ('666660.42-0.1', 0): 1, ('666660.670.13', 1): 0.9086919725477423, ('666660.43-0.0', 2): 0, ('666660.9-0.05', 1): 0.0, ('666160.55-0.04', 1): 0, ('666660.460.1', 2): 0, ('666660.39-0.03', 2): 0, ('666660.660.35', 2): 0, ('666660.09-0.0', 0): 1.8396414644899763, ('666660.08-0.0', 2): 0.9940104383532034, ('666660.260.0', 1): 1.6659142026043758, ('666160.46-0.03', 1): 0, ('666660.480.08', 0): 1.3372287549052788, ('666660.77-0.18', 0): 1, ('666660.560.26', <text:soft-page-break/>2): 0, ('666160.58-0.04', 0): 1.099080994120106, ('666660.760.09', 0): 1.6454473582987936, ('666660.53-0.02', 1): 0.8777838514473023, ('666660.620.1', 0): 2.2245022196228974, ('666660.030.0', 0): 3.1994548029803154, ('666660.57-0.21', 0): 1, ('666660.550.08', 2): 0.0, ('666660.85-0.01', 0): 1.07, ('666660.640.18', 1): 0.0, ('666660.4-0.02', 2): 0, ('666660.280.05', 0): 1.9989373793566247, ('666660.710.15', 2): 0, ('666660.81-0.11', 2): 0, ('666660.31-0.06', 0): 1.0, ('666660.760.03', 2): 0, ('666660.69-0.16', 2): 0, ('666660.210.01', 0): 2.8091101414754043, ('666660.680.09', 0): 2.0194701842274214, ('666660.410.04', 0): 1.5133756153871782, ('666660.840.1', 2): -9.93, ('666660.260.03', 2): 1.7484718156161674, ('666660.45-0.04', 1): 0.22021921520513837, ('666660.81-0.18', 1): 0.0, ('666660.41-0.09', 2): 0.0, ('666660.530.65', 0): -100, ('666660.670.21', 2): 0, ('666660.710.34', 0): 1.0, ('666660.610.18', 0): 1.07, ('666660.80.14', 0): -15.452900000000001, ('666660.43-0.07', 1): 0.0, ('666660.40.03', 2): 0.6530639299303947, ('666660.79-0.04', 0): -17.32007229119, ('666660.72-0.03', 0): -0.961910182001644, ('666660.31-0.06', 2): 0, ('666660.49-0.08', 1): 0.245973, ('666660.73-0.17', 1): 0.0, ('666660.59-0.09', 0): 1.1138925364884502, ('666660.40.1', 0): 1.2957353344453015, ('666660.680.11', 0): 2.0407888267310192, ('666660.75-0.03', 1): -1.72274226766096, ('666660.80.04', 1): -9.93, ('666660.89-0.16', 1): -100, ('666660.86-0.07', 1): 0.0, ('666660.82-0.15', 1): 0, ('666660.550.05', 2): 0, ('666660.39-0.05', 0): 1.39951856903953, ('666660.99-0.19', 2): 0, ('666660.61-0.12', 1): 0.0, ('661660.50.05', 0): 1.1194022876048455, ('666660.750.36', 1): 0, ('666660.890.01', 0): 1, ('666660.50.04', 2): 0.0, ('666660.480.01', 2): 0, ('661660.440.07', 0): 1.0, ('666660.77-0.03', 2): -29.333304814842684, ('666660.520.1', 0): 1.3324030138866119, ('666660.64-0.14', 0): 1.0, ('626660.70.34', 0): 1, ('666660.590.0', 1): 0, ('666660.650.19', 0): 1, ('666660.790.32', 1): -100, ('666660.34-0.03', 2): 0.36332833198356385, ('666660.420.12', 2): 0.0, ('662660.750.08', 0): 1.1091906239949043, ('666660.810.32', 0): 1, ('661660.360.07', 2): 0.20151035106587764, ('666660.82-0.12', 1): 0.0, ('666660.760.01', 2): 0.20945894002571788, ('666660.3-0.02', 2): 0, ('666660.120.0', 0): 2.226712277162384, ('666660.660.17', 2): 0.0, ('666660.42-0.07', 2): 0, ('666660.760.23', 0): -8.9684, ('666660.58-0.23', 2): 0, ('666660.820.01', 2): 0, ('666660.47-0.1', 0): 1.0630000000000002, ('666660.72-0.19', 2): 0.0, ('666660.84-0.15', 2): -100, ('666160.62-0.05', 2): 0, ('666660.530.16', 0): 1.24087, ('666660.69-0.0', 0): 1.4058156869537635, ('666660.530.03', 2): 0, ('666660.790.1', 1): -29.78434986295411, ('666660.260.04', 0): 2.442975927023265, ('666660.550.15', 2): 0.0, ('661660.30.04', 0): 1.1295012298061666, ('662660.730.13', 1): 0, ('666660.44-0.04', 0): 1.1740591262454405, ('666660.60.2', 1): 0, ('666660.33-0.03', 2): 0, ('666660.550.07', 1): 1.0626788898804915, ('661660.470.03', 0): 1.0, ('666660.13-0.0', 1): 0, ('666660.50.23', 0): 1, ('661660.740.24', 2): 0, ('666660.51-0.02', 1): 0.0, ('666660.83-0.2', 2): 0, ('666660.190.03', 0): 1.7794229517182272, ('666660.680.24', 1): 0.063, ('662660.890.18', 2): -100, ('666660.84-0.0', 2): 0, ('666660.790.21', 1): 0, ('666660.670.17', 0): 1.0830438, ('666660.67-0.17', 2): 0.0, ('666660.470.2', 1): 0, ('666660.07-0.0', 2): 0.0, ('666660.430.11', 2): 0, ('666660.730.13', 1): 0, ('666660.95-0.19', 0): -9.100000000000001, ('666660.640.1', 2): 0.0, ('666660.36-0.02', 1): 0, ('666660.730.2', 0): 1.0, ('666660.80.25', 0): -9.030000000000001, ('666660.4-0.02', 0): 1.7503158282288511, ('666660.70.06', 0): 1.5258798318678681, ('666660.22-0.0', 2): 0, ('666660.830.28', 1): -100, ('666660.85-0.06', 0): -8.090000000000002, ('661660.290.02', 2): 0, ('666660.54-0.1', 0): 1.195576381, ('666660.350.01', 2): 0, ('666660.77-0.04', 0): -18.821914290000002, ('666660.41-0.0', 0): 1.8510462303401292, ('666660.40.04', 1): 0, ('666660.610.25', 2): 0.0, ('666660.780.23', 0): 1, ('666660.85-0.22', 1): 0, ('666660.78-0.04', 1): -100, ('666660.470.05', 2): 0, ('666660.420.05', 2): 1.023184749440342, ('666660.76-0.01', 0): -11.65976808725498, ('666660.86-0.3', 1): 0, ('666660.73-0.14', 2): 0.0, ('661660.240.02', 1): 0, ('666660.89-0.33', 1): 0, ('666660.240.02', 2): 0, ('666660.55-0.0', 1): 0.0, ('661660.40.08', 2): 0, ('666660.80.09', 0): -8.966999999999999, ('661660.570.1', 1): 0, ('666660.38-0.05', 1): 0, ('666660.61-0.03', 2): 0, ('666660.630.01', 0): 1.9258322852744456, ('666660.480.14', 2): 0, ('666660.7-0.15', 0): 1.1119370000000002, ('666660.9-0.34', 0): 1, ('666660.820.06', 0): -8.967952, ('666660.640.03', 0): 1.3140706171180263, ('666660.380.05', 2): 0, ('666660.820.07', 0): 1.0, ('666660.58-0.06', 1): 0, ('666660.77-0.03', 0): -30.147024908286, ('666660.620.3', 0): 1, ('666660.30.04', 0): 2.0431379173707227, ('666660.82-0.21', 1): -100, ('666660.53-0.06', 0): 1.6064326382234528, ('661660.450.13', 1): 0, ('666660.57-0.0', 0): 2.2854773810769946, ('666660.780.05', 2): -10.0, ('666660.50.12', 0): 1.1772402727689406, ('666660.590.07', 2): 0, ('666160.54-0.07', 2): 0, ('666660.680.1', 0): 2.1362627660613134, ('666660.810.09', 1): -100, <text:soft-page-break/>('666660.76-0.31', 0): 1, ('666660.710.3', 1): 0, ('666660.790.17', 1): 0.15331176000000002, ('666660.35-0.08', 0): 1, ('666660.610.28', 0): 1, ('666660.590.13', 1): 0.0, ('666660.81-0.03', 1): 0.0, ('661660.50.04', 1): 0, ('666660.8-0.12', 1): 0, ('666660.870.09', 1): 0, ('666660.37-0.07', 0): 1, ('666660.650.33', 2): 0, ('666660.890.11', 2): -10.0, ('661660.220.03', 0): 1.2887460048411439, ('666660.64-0.04', 1): 0, ('666660.830.05', 2): -100, ('666660.67-0.18', 1): 0, ('666660.280.07', 1): 0, ('666660.65-0.15', 2): 0.0, ('661660.510.05', 0): 1, ('666660.670.35', 1): 0.0, ('666660.7-0.04', 1): 0, ('666660.84-0.06', 0): 1.0, ('661660.350.08', 2): 0, ('666660.710.38', 1): 0.0, ('666660.32-0.06', 2): 0.0, ('666660.90.09', 0): 1, ('666660.570.0', 1): 0.8269103726594911, ('666660.79-0.11', 1): -100, ('666660.73-0.03', 1): -9.667687123771627, ('666660.310.03', 2): 1.1659691272250907, ('666660.510.24', 2): 0, ('661660.70.13', 0): 1, ('666660.420.12', 0): 1, ('666660.420.02', 0): 2.234722684522159, ('666660.85-0.24', 1): 0, ('666660.830.13', 2): 0, ('666660.40.11', 0): 1.133, ('661660.490.04', 0): 1.1183997918447648, ('661660.740.1', 0): 1.07, ('666660.78-0.15', 0): -100, ('666660.74-0.06', 1): -9.989733478916376, ('666660.620.22', 0): 1.0510300000000001, ('666660.29-0.01', 0): 2.0765344618572517, ('666660.9-0.18', 2): 0, ('661660.410.03', 0): 1.0945467979829, ('666660.87-0.15', 2): -100, ('661660.280.01', 0): 1.1652757891061567, ('666660.570.18', 2): 0, ('666660.520.07', 0): 2.0282067002879294, ('666660.82-0.14', 0): -9.100000000000001, ('666660.560.06', 1): 0, ('666660.85-0.04', 1): 0, ('666660.760.16', 1): 0, ('666660.75-0.06', 1): -1.0585223626516946, ('666660.60.19', 2): 0, ('661660.420.03', 2): 0, ('666660.270.04', 0): 2.5265520236413597, ('666660.43-0.06', 0): 1.214441663726232, ('666660.5-0.01', 1): 0, ('666660.42-0.05', 0): 1.3311667424127958, ('666260.74-0.03', 0): 1, ('666660.66-0.21', 2):</text:p>
      <text:p text:style-name="P1"><text:s/>0, ('666660.770.08', 1): 0.010772961718716164, ('666660.470.02', 1): 0, ('666660.580.06', 2): 0, ('666260.77-0.07', 0): -100, ('666660.77-0.17', 2): 0, ('666660.470.39', 0): 1, ('666660.260.02', 1): 1.5675611136803933, ('666660.6-0.11', 1): 0.0, ('666660.790.29', 2): 0, ('666660.690.14', 0): 1.620180834626118, ('666660.51-0.04', 2): 0, ('666660.790.04', 1): 0.0, ('661660.350.05', 2): 0, ('666660.16-0.02', 2): 0.0, ('666660.70.17', 1): 0, ('666660.720.24', 0): 1.0630000000000002, ('666660.720.29', 2): 0, ('666660.550.01', 0): 1.664507087461143, ('666160.62-0.12', 0): 1, ('666660.790.12', 0): 1.07, ('666660.69-0.01', 1): 1.0093335534889234, ('666660.930.08', 2): 0, ('661660.660.08', 0): 1, ('666660.650.16', 2): 0, ('666660.74-0.09', 2): -0.010884354011495623, ('662660.720.15', 1): 0, ('666660.550.25', 1): 0, ('666660.80.38', 0): 1, ('666660.65-0.06', 2): 0, ('666660.630.07', 0): 1.685788971060823, ('666660.590.16', 2): 0, ('666660.590.06', 1): 0, ('666660.16-0.02', 1): 0, ('661660.40.03', 2): 0.09465072412160735, ('666660.83-0.07', 0): -100, ('666660.82-0.0', 2): 0, ('666660.610.12', 0): 1.7549449947812237, ('666660.82-0.25', 2): -100, ('666660.810.13', 0): -9.091180000000001, ('666660.59-0.0', 1): 1.2801366310518378, ('666661.01-0.07', 0): -100, ('666660.8-0.01', 1): 0.0, ('666660.56-0.15', 2): 0, ('666660.710.28', 1): 0.0, ('666660.870.18', 0): -9.100000000000001, ('666660.790.14', 2): -10.573300000000001, ('666660.680.39', 0): 1, ('661660.470.05', 2): 0, ('666660.85-0.15', 1): 0, ('666660.80.07', 0): 1.033480783, ('666660.510.07', 1): 0.0, ('666660.8-0.11', 2): -18.840043, ('666660.740.09', 2): 0.0, ('666660.78-0.02', 0): -8.9346498864, ('666660.54-0.09', 2): 0.0, ('666660.66-0.07', 0): 1.1729360640904198, ('666660.81-0.01', 2): -8.849774544900002, ('666660.74-0.01', 1): -5.572646059353078, ('666660.68-0.2', 1): 0, ('666660.540.16', 0): 1.1487626689437, ('666660.87-0.06', 2): 0.06999999999999999, ('666660.64-0.07', 2): 0, ('666660.830.02', 1): -26.967, ('666660.560.11', 1): 0, ('666660.56-0.02', 2): 0, ('666660.60.0', 2): 0, ('666660.5-0.07', 0): 1.1248633470000002, ('666660.680.33', 2): 0, ('666660.37-0.01', 2): 0.0, ('666160.56-0.0', 1): 0, ('666660.850.06', 2): -10.0, ('666660.47-0.06', 1): 0.3439616620285584, ('666660.5-0.06', 1): 0.23267522697471726, ('666660.80.1', 0): -100, ('661660.720.12', 1): 0, ('666260.790.01', 0): 1, ('666660.470.09', 1): 0, ('666660.720.2', 0): 1.1253111535900002, ('666660.230.02', 0): 2.466910849346018, ('661660.240.04', 0): 1.4093217316272322, ('616660.820.45', 0): 1, ('666660.450.28', 2): 0, ('666660.760.12', 0): 1.1926042580775138, ('666660.38-0.01', 0): 1.6723201520551947, ('666660.570.15', 2): 0, ('666660.35-0.06', 1): 0, ('666160.55-0.02', 0): 1.3215097466029315, ('666660.810.07', 2): -100, ('666660.690.01', 1): 0.6811399516615614, ('666660.790.11', 2): -10.3754289, ('666660.570.23', 0): 1, ('666660.59-0.05', 2): 0, ('666660.84-0.1', 1): 0.0, ('662660.810.02', 1): 0, ('666660.860.06', 0): -100, ('666660.41-0.1', 1): 0, ('666660.65-0.3', 0): 1, ('666660.76-0.12', 2): 0.12168967229999997, ('666660.590.11', 0): 1.9743386419328015, ('666660.52-0.02', 2): 0, <text:soft-page-break/>('661660.550.09', 0): 1.128100562453534, ('666660.57-0.14', 2): 0, ('666660.650.21', 0): 1, ('666660.550.1', 0): 1.7340711777930007, ('661660.580.06', 0): 1, ('666660.70.38', 0): 1.0, ('666660.45-0.06', 1): 0.0, ('666660.720.07', 2): 0, ('666660.730.42', 1): 0, ('666660.38-0.0', 2): 0.7239545682826796, ('666660.50.05', 1): 0.0, ('666660.79-0.24', 1): -100, ('666660.74-0.21', 2): 0, ('666660.820.4', 2): -100, ('666660.460.08', 0): 1.7772673010884665, ('666660.430.02', 2): 1.4994971387469938, ('666660.720.19', 1): 0, ('666660.790.07', 2): 0, ('666660.79-0.02', 0): -18.01486, ('666660.570.19', 1): 0, ('666660.370.05', 0): 2.267086142223012, ('666660.80.51', 2): -100, ('666660.3-0.05', 2): 0.06999999999999999, ('666660.550.15', 0): 1.0734684209, ('666660.25-0.02', 1): 0.2738600090024973, ('666660.670.1', 1): 1.0166076989706696, ('666660.220.01', 0): 2.724418544555812, ('666660.58-0.0', 1): 0, ('661660.660.13', 2): 0, ('666660.680.13', 0): 1.9267200960902233, ('666660.750.22', 0): 1.0, ('666660.630.18', 1): 0.063, ('661660.580.09', 0): 1.0, ('666660.530.01', 2): 0, ('666660.850.01', 0): 1.0, ('666660.83-0.22', 2): 0, ('666660.660.27', 0): 1.0, ('666660.75-0.26', 2): 0, ('666660.660.2', 0): 1, ('666660.82-0.04', 0): -22.267, ('666660.40.14', 0): 1, ('661660.420.08', 2): 0, ('666660.480.0', 2): 0, ('666660.35-0.0', 2): 0.35114636785842945, ('666660.640.27', 0): 1, ('666660.70.09', 2): 0.0, ('666660.680.19', 2): 0, ('666660.770.3', 1): -100, ('666660.840.02', 2): -100, ('666660.760.02', 1): 0, ('666660.63-0.18', 1): 0, ('666660.20.03', 0): 1.6595104955231856, ('666660.67-0.04', 1): 0, ('666660.560.13', 2): 0, ('666660.620.05', 0): 2.5780713094450656, ('666660.510.04', 1): 0, ('666660.450.17', 0): 1, ('666660.550.27', 1): 0, ('666660.250.03', 2): 0, ('666660.21-0.02', 1): 0.063, ('666660.51-0.14', 0): 1, ('666660.42-0.01', 1): 0.6816552213105531, ('666660.52-0.05', 0): 1.7250140424373859, ('666660.72-0.01', 0): -0.1666101522175047, ('661660.570.07', 2): 0, ('666660.830.08', 1): -100, ('666660.770.11', 2): 0.0, ('661660.760.11', 1): 0, ('666660.48-0.04', 0): 1.237790080017765, ('666660.45-0.01', 1): 1.0902362339307543, ('661660.30.02', 0): 1.0514886550383997, ('666260.81-0.09', 2): 0, ('666660.37-0.08', 1): 0, ('666660.810.26', 0): 1, ('666660.420.04', 1): 0, ('666660.57-0.07', 0): 1.1265152009986448, ('666660.860.11', 0): -100, ('666660.550.05', 1): 1.3419243109601162, ('666660.310.02', 1): 0, ('666660.8-0.09', 2): -10.0, ('666660.850.1', 0): -17.281000000000002, ('666660.80.2', 2): -10.0, ('666660.190.01', 0): 3.0950473027994856, ('666660.770.06', 2): 0.07023016663927371, ('666660.490.07', 1): 0, ('666660.830.12', 1): -100, ('666660.180.0', 0): 2.488830090758675, ('666660.73-0.1', 0): 1.4936192630296334, ('666660.76-0.1', 0): -8.971899391, ('666660.64-0.14', 2): 0, ('666660.69-0.13', 1): 0.06999999999999999, ('666660.67-0.05', 0): 1.8119947985011413, ('666660.770.37', 1): 0, ('666660.80.09', 1): -9.821073000000002, ('666660.170.02', 2): 1.40104176560995, ('666660.750.05', 0): 1.115458910543611, ('666260.79-0.08', 0): 1, ('666660.6-0.08', 2): 0, ('666660.70.35', 1): 0, ('666660.86-0.13', 0): -100, ('666660.610.0', 2): 0.0, ('666660.540.08', 0): 2.1421092776903525, ('666660.560.07', 2): 0, ('666660.15-0.01', 0): 2.572121638045851, ('666660.730.07', 2): 0, ('666660.670.24', 1): 0, ('666660.89-0.32', 2): 0, ('666660.66-0.37', 2): 0, ('666660.480.18', 0): 1, ('661660.320.06', 2): 0, ('666660.64-0.12', 1): 0, ('666660.77-0.06', 0): -27.1973787, ('666660.830.09', 1): -5.67, ('666660.40.06', 1): 0, ('666660.71-0.12', 0): 1.0230048818678297, ('666660.78-0.06', 1): -33.20068669, ('666660.710.21', 2): 0, ('666660.650.32', 2): 0.0, ('666660.470.02', 0): 2.299711143182624, ('666660.14-0.01', 2): 0, ('661660.520.07', 0): 1.054734761900892, ('666660.540.26', 0): 1.0, ('666660.790.27', 1): -100, ('666660.530.15', 0): 1.260829401091, ('666660.68-0.03', 1): 0, ('666660.91-0.37', 1): 0, ('666660.65-0.14', 2): 0, ('666660.330.09', 0): 1, ('666660.150.02', 0): 2.345367659635128, ('666660.890.12', 1): -100, ('666660.730.1', 0): 1.6774931396517028, ('666660.77-0.22', 0): 1, ('661660.510.11', 2): 0, ('666660.630.03', 0): 1.5324975176143505, ('666660.510.12', 0): 1.193322804928428, ('666660.48-0.07', 1): 0, ('666660.820.04', 0): -9.030000000000001, ('666660.640.01', 0): 2.151526631434243, ('666660.390.08', 0): 1.547785829583386, ('666660.710.29', 0): 1.0, ('666660.58-0.04', 1): 0.915915150332385, ('666660.440.05', 0): 1.5078414588625848, ('666660.760.1', 2): 0, ('666660.30.02', 0): 2.3597783643028256, ('666660.310.04', 1): 0, ('666660.840.13', 2): 0.0, ('666660.37-0.03', 0): 1.2393205275023955, ('666660.590.17', 1): 0, ('666660.53-0.04', 0): 1.834142171358631, ('666660.66-0.1', 0): 1.3787612133407112, ('666660.790.09', 2): -9.939331, ('666660.97-0.06', 2): 0, ('666660.9-0.19', 2): 0, ('666660.6-0.11', 0): 1.0, ('666660.48-0.09', 1): 0.06999999999999999, ('661660.530.11', 1): 0.08927076075606508, ('666660.80.33', 0): 1, ('666660.640.16', 2): 0.32248603246630575, ('666660.690.05', 0): 2.041530029625677, ('666660.790.15', 1): -0.5670000000000001, ('666660.86-0.18', 0): -<text:soft-page-break/>9.100000000000001, ('666660.85-0.14', 2): 0, ('666660.790.15', 0): -9.0581113, ('666660.60.18', 2): 0.0, ('666660.720.17', 0): 1.15411673963, ('666660.790.24', 1): 0.0, ('661660.450.02', 1): 0, ('666660.55-0.05', 0): 1.6345136828199702, ('666660.69-0.14', 1): 0.20384490900199997, ('666660.580.18', 1): 0, ('666660.41-0.07', 2): 0, ('666660.580.07', 2): 1.1539477184996123, ('666660.710.01', 2): 0.49227804664213026, ('666660.410.02', 1): 0.0, ('666660.64-0.06', 1): 0, ('666260.82-0.12', 2): -100, ('666660.44-0.0', 2): 0, ('666660.510.18', 1): 0, ('666660.43-0.11', 2): 0, ('666660.75-0.09', 1): -1.2062873309466782, ('666660.750.41', 0): 1, ('666660.680.3', 1): 0.0, ('666660.740.17', 0): 1.034910871856, ('666660.740.43', 1): 0.0, ('666660.64-0.13', 2): 0.0, ('661660.890.16', 1): 0, ('666660.79-0.13', 1): 0.06999999999999999, ('661660.380.05', 2): 0, ('666660.380.0', 2): 0, ('666660.740.04', 1): 0.32952434986379997, ('666660.78-0.09', 1): -9.820171840510001, ('666660.710.26', 0): 1, ('666660.720.4', 2): 0.0, ('666660.59-0.06', 1): 0, ('666660.460.16', 2): 0, ('666660.750.15', 0): 1.1776518838520964, ('666660.7-0.03', 0): 1.2071827346976036, ('666660.65-0.07', 2): 0.0, ('666660.68-0.04', 1): 0, ('666660.66-0.15', 0): 1.1941100000000002, ('666660.93-0.19', 0): 1, ('666660.76-0.12', 1): 0.063, ('666660.610.06', 0): 1.549666966769705, ('661660.590.07', 2): 0, ('661660.280.03', 0): 1.1102544491574164, ('666660.67-0.02', 0): 2.0245879551498422, ('626660.730.31', 2): 0, ('666660.390.01', 2): 0, ('666660.70.29', 0): 1.0, ('666660.730.12', 2): 0, ('666660.390.14', 0): 1, ('666660.620.02', 2): 0, ('661660.530.08',</text:p>
      <text:p text:style-name="P1"><text:s/>0): 1, ('666660.42-0.07', 0): 1.0049, ('666660.82-0.15', 2): 0.0, ('666660.52-0.03', 1): 0.0, ('666660.780.2', 2): 0.0, ('661660.340.05', 0): 1, ('666660.49-0.12', 0): 1, ('666660.780.17', 0): -100, ('666660.690.39', 0): 1, ('666660.28-0.01', 0): 1.8425543583836759, ('666660.87-0.07', 2): -100, ('666660.45-0.07', 2): 0, ('666660.690.16', 0): 1.1225186014667088, ('661660.30.03', 1): 0, ('666660.640.11', 0): 2.176844546468262, ('666660.820.38', 2): 0, ('666660.70.15', 2): 0, ('666660.760.07', 0): -8.946090471354047, ('666660.25-0.0', 1): 0.0, ('666660.60.11', 0): 2.20557977015955, ('666660.170.0', 1): 0, ('666660.320.02', 2): 0, ('666660.880.15', 0): -9.030000000000001, ('666660.820.56', 0): 1, ('666660.890.14', 0): 1, ('666660.58-0.13', 2): 0, ('666660.440.12', 1): 0, ('666660.48-0.11', 1): 0, ('666660.860.13', 0): 1, ('661660.660.12', 1): 0, ('666660.83-0.01', 2): -9.93, ('666660.95-0.11', 1): -10.0, ('666160.62-0.04', 1): 0, ('666660.590.03', 1): 0, ('666660.810.11', 0): 1.07, ('666660.150.0', 1): 0.0, ('666160.6-0.06', 2): 0, ('666660.730.05', 1): 0, ('666660.490.05', 2): 0.0, ('666660.88-0.24', 1): 0, ('666660.460.01', 2): 0, ('666660.84-0.15', 0): 1, ('666660.74-0.02', 2): -6.16582732080745, ('666660.49-0.01', 0): 2.0621102309948185, ('666660.710.14', 2): 0, ('666660.660.27', 2): 0, ('666660.46-0.04', 2): 0.3960602944666833, ('666660.66-0.05', 0): 1.733597796261245, ('666660.470.0', 0): 2.5263216779449573, ('666660.86-0.21', 2): -100, ('666660.780.03', 2): 0.07490000000000001, ('666660.860.2', 0): 1, ('666660.640.3', 1): 0.0, ('666660.680.06', 2): 0, ('666660.68-0.09', 0): 1.1447798138918885, ('666660.86-0.02', 2): -100, ('666660.790.5', 1): 0, ('666660.82-0.11', 2): 0, ('666660.810.01', 0): -5.6222, ('666660.63-0.26', 1): 0, ('666660.930.12', 2): -100, ('666160.37-0.04', 2): 0, ('666660.430.03', 2): 0.0, ('666660.480.41', 2): 0, ('666660.76-0.16', 0): 1.0, ('666660.6-0.04', 0): 2.025319981574847, ('666260.78-0.08', 2): -100, ('661660.210.02', 1): 0, ('666660.470.07', 1): 0, ('666660.90.14', 2): 0, ('666660.530.04', 1): 0, ('666660.780.09', 0): -0.29040980221895374, ('666660.6-0.14', 1): 0, ('666660.760.14', 0): -8.96839353927559, ('666660.810.0', 0): -9.036999999999999, ('666660.470.11', 2): 0, ('666660.87-0.16', 1): -10.0, ('666660.750.0', 1): -10.0, ('666660.38-0.03', 0): 1.13887891066, ('666660.60.06', 0): 1.9828908786720343, ('666660.640.15', 1): 0, ('666660.370.01', 0): 2.4488235822514377, ('661660.550.08', 0): 1.009874977868472, ('666660.750.01', 2): -18.927665002490116, ('666661.010.12', 1): 0, ('666660.40.18', 0): 1, ('666660.440.09', 1): 0, ('661660.420.06', 1): 0, ('666660.860.04', 0): 1, ('666660.32-0.0', 1): 0, ('666660.750.08', 0): 1.7076617588453527, ('666660.290.02', 0): 2.569359591375147, ('666660.590.13', 0): 1.3316559856184964, ('666660.76-0.1', 2): -2.8780539914962016, ('666660.640.29', 0): 1, ('666660.210.05', 0): 1, ('666660.79-0.23', 1): -9.93, ('666660.690.29', 2): 0, ('666660.66-0.09', 2): 0, ('666660.690.22', 1): 0.0, ('666660.820.1', 2): -100, ('666660.24-0.02', 0): 1.0492762550546302, ('666660.69-0.39', 0): 1, ('666660.75-0.03', 0): -0.5895966112295808, ('666660.41-0.05', 2): 0.6096951576498402, ('666660.250.05', 2): 0, ('666660.120.01', 0): 3.103910768379578, ('661660.550.06', 2): 0, ('666660.660.28', 0): 1.0, ('666660.71-0.15', 1): 0, ('666660.510.02', 1): 0, ('666660.78-0.09', 0): -9.030000000000001, ('666660.760.14', 2): -0.05218769997797583, ('666660.740.02', 0): -16.95735296416698, ('666660.78-0.07', <text:soft-page-break/>2): 0.0, ('666660.86-0.36', 2): 0, ('666660.140.0', 2): 0.8854868229677685, ('666660.64-0.29', 0): 1.0, ('666660.650.13', 1): 0, ('666660.770.49', 0): 1, ('666660.83-0.07', 2): -100, ('666660.64-0.02', 0): 1.832614870293194, ('666660.220.03', 0): 2.2615733320700255, ('666660.68-0.02', 2): 0, ('666660.670.04', 0): 1.4998959899976898, ('666660.680.05', 0): 2.142688637324296, ('666660.570.04', 2): 0.7608354980855472, ('666660.83-0.06', 1): 0, ('666660.81-0.04', 0): -9.100000000000001, ('666660.74-0.29', 0): 1, ('666660.520.11', 0): 1.628576081908197, ('666660.80.12', 2): -10.0, ('666660.47-0.03', 1): 0, ('666660.740.2', 0): 1.0, ('666660.660.19', 0): 1.1241100000000002, ('666660.50.08', 2): 0.8119321011115825, ('666660.750.23', 2): 0, ('666660.76-0.14', 0): 1.1089270000000002, ('666660.6-0.25', 1): 0, ('661660.240.03', 0): 1.200251820874167, ('662660.710.15', 1): 0, ('666660.640.21', 0): 1, ('666660.92-0.05', 2): 0, ('666660.820.36', 2): 0, ('661660.360.06', 2): 0, ('662660.770.14', 1): 0, ('666660.780.04', 1): 0.0, ('666160.4-0.05', 2): 0, ('666660.72-0.26', 1): 0, ('666660.20.01', 0): 3.0283670438619814, ('662660.660.07', 0): 1.0319229791371665, ('666660.67-0.06', 1): 0, ('666660.640.17', 1): 0.1312864, ('666660.82-0.16', 1): 0, ('661660.520.05', 1): 0, ('666660.83-0.13', 1): 0.06999999999999999, ('666660.660.13', 2): 0, ('666660.42-0.03', 1): 0.0, ('666660.61-0.02', 0): 1.8359161860218565, ('666660.52-0.07', 0): 1.1444067942661114, ('666660.74-0.07', 1): 0.21511218945117996, ('666660.470.04', 2): 1.6370575387679978, ('666660.780.13', 1): -9.861490499633002, ('666660.410.03', 2): 1.0634010574623847, ('666660.530.07', 2): 0.8334689258594948, ('666660.57-0.08', 1): 0.42771188791830095, ('666660.48-0.02', 0): 2.311272315314037, ('666660.8-0.11', 1): -100, ('666660.550.11', 2): 0, ('666660.91-0.18', 0): -100, ('666260.77-0.02', 2): 0, ('666660.450.0', 1): 0, ('666660.790.02', 0): -8.9733, ('666660.57-0.05', 0): 1.7330398100436784, ('662660.70.11', 2): 0, ('666660.550.03', 1): 0.8786552250494939, ('666660.75-0.15', 2): 0.0, ('666660.810.02', 1): -9.99559, ('666660.810.34', 1): -100, ('666660.760.17', 0): 0.442449356, ('666660.660.3', 1): 0, ('666660.02-0.0', 2): 0, ('666660.77-0.1', 0): -11.8103909343962, ('666660.810.07', 1): 0.06999999999999999, ('666660.490.22', 1): 0, ('666260.69-0.06', 2): 0, ('666660.410.09', 0): 1.3899917253195715, ('666660.870.06', 1): -100, ('666660.69-0.11', 1): 0.0, ('666660.77-0.12', 0): 1.00931, ('661660.680.11', 1): 0, ('666660.92-0.13', 0): -100, ('666660.44-0.02', 2): 0, ('666660.750.07', 0): 1.1266804699423378, ('666660.82-0.13', 1): -100, ('666660.540.06', 0): 2.4245369459528963, ('666660.83-0.27', 0): 1, ('666660.88-0.01', 0): 1.0, ('666660.85-0.02', 0): 1.0, ('666660.78-0.22', 0): 1, ('666260.77-0.05', 0): 1, ('626660.780.47', 2): 0, ('666660.650.2', 1): 0, ('666660.40.08', 1): 0, ('666660.68-0.13', 0): 1.0484510285, ('666660.62-0.14', 1): 0.0, ('666660.61-0.09', 1): 0, ('661660.660.07', 0): 1.0, ('666660.70.04', 0): 1.5050919021788256, ('666660.72-0.16', 1): 0, ('666660.530.13', 0): 1.4095082123611997, ('666660.7-0.2', 2): 0, ('661660.540.12', 1): 0, ('666660.53-0.0', 0): 2.568458416010596, ('661660.50.06', 0): 1.1305097514166875, ('666660.54-0.15', 0): 1, ('666660.39-0.08', 0): 1.0, ('666660.830.02', 0): -100, ('666660.290.06', 0): 1.1449785004454927, ('666660.530.0', 0): 1.997077249853251, ('666160.55-0.04', 2): 0, ('666660.7-0.19', 0): 1.133, ('666660.820.02', 0): -9.100000000000001, ('666660.380.01', 2): 0.0, ('666660.70.41', 0): 1, ('666660.580.1', 0): 2.121222444872653, ('666660.830.07', 1): 0.1197, ('666660.920.08', 2): 0, ('666660.60.29', 1): 0, ('666660.510.0', 0): 2.7215080488097514, ('666660.86-0.1', 0): -100, ('666660.6-0.26', 2): 0, ('666660.450.08', 1): 0, ('666660.55-0.09', 2): 0, ('666660.550.18', 0): 1.133, ('666160.75-0.17', 2): 0, ('666660.89-0.06', 2): 0, ('666660.840.07', 1): -100, ('666660.690.28', 0): 1.0630000000000002, ('666660.760.32', 2): -100, ('661660.450.07', 0): 1.0, ('666660.9-0.17', 0): 1, ('666660.810.05', 1): 0, ('661660.390.05', 2): 0, ('666660.81-0.29', 0): 1.0, ('661660.420.05', 1): 0, ('666660.55-0.09', 1): 0, ('666660.760.46', 1): 0, ('666660.84-0.21', 2): 0, ('666660.280.05', 1): 0.0, ('666660.720.11', 0): 1.4776639454196294, ('666660.8-0.16', 1): 0, ('666660.670.22', 1): 0.0, ('666660.76-0.09', 2): -3.4637664757716427, ('666660.830.01', 2): 0.0567, ('666660.690.26', 2): 0, ('666660.56-0.05', 1): 0, ('666660.670.31', 1): 0, ('666660.630.22', 2): 0.0, ('666660.84-0.02', 0): 1.0, ('666660.670.21', 1): 0, ('666660.81-0.23', 2): -100, ('666660.50.09', 2): 0, ('666660.62-0.11', 2): 0, ('666660.77-0.09', 2): -8.1310710146529, ('666660.47-0.05', 2): 0, ('666660.40.03', 1): 0, ('666660.320.03', 2): 1.415433830361002, ('666660.71-0.17', 2): 0.19411, ('666660.710.24', 0): 1, ('666260.76-0.16', 1): 0, ('666660.420.06', 0): 2.2777218004538873, ('666660.90.15', 1): 0.06999999999999999, ('666660.73-0.17', 0): 1.0749, ('666660.830.17', 2): 0, ('666660.510.09', 2): 0, ('666660.7-0.13', 1): 0, ('666660.54-0.06', 0): 1.322364655366253, ('666660.59-0.09', 1): 0, ('666660.78-0.11', 0): -9.031864863700001, ('666660.660.01', <text:soft-page-break/>0): 2.1290051380506165, ('666660.81-0.12', 2): -100, ('666660.74-0.12', 1): 0, ('666660.67-0.2', 0): 1, ('666660.630.04', 2): 0, ('666660.65-0.31', 1): 0.0, ('661660.660.1', 2): 0, ('666660.82-0.18', 0): -100, ('666660.5-0.0', 1): 1.8739228847113312, ('666660.65-0.13', 1): 0, ('666660.61-0.12', 0): 1.07, ('666660.340.0', 0): 1.7463720714900628, ('666660.77-0.33', 1): 0, ('661660.480.03', 1): 0.15024795657544288, ('666660.84-0.27', 0): 1, ('666660.530.09', 2): 0, ('666660.660.26', 2): 0, ('666660.480.1', 0): 1.2371884592311684, ('666660.590.0', 2): 0.9729713544590243, ('666660.640.25', 1): 0, ('666660.780.15', 0): -18.120101801, ('666660.89-0.01', 0): -100, ('666660.75-0.05', 2): -12.84053963808501, ('666660.630.28', 1): 0, ('666660.720.15', 2): 0.3247952485103386, ('666160.54-0.02', 1): 0, ('666660.520.01', 2): 0, ('666660.77-0.15', 0): -9.036999999999999, ('666660.3-0.02', 1): 0.6138331464875126, ('666660.78-0.14', 2): -100, ('666660.280.02', 1): 1.6038648302585836, ('661660.430.06', 2): 0.09005716889685828, ('666660.610.31', 1): 0.0, ('666660.770.14', 2): -1.1684530718469701, ('666660.69-0.05', 1): 0.9692240991143788, ('666660.710.18', 0): 1.17073, ('666660.25-0.01', 2): 0.0, ('666660.610.02', 1): 0.6892117819775119,</text:p>
      <text:p text:style-name="P1"><text:s/>('666660.2-0.0', 0): 1.9115545864567416, ('666660.780.11', 2): -0.039822300000000005, ('666660.73-0.18', 0): 1, ('666660.67-0.08', 1): 0.6162197221089425, ('666660.91-0.06', 2): -100, ('666660.60.2', 0): 1.3950041313666, ('666660.790.48', 1): 0, ('666660.57-0.01', 1): 0, ('666660.44-0.08', 0): 1.0, ('666660.77-0.28', 1): 0, ('666660.510.08', 1): 0.7961729985131076, ('666660.810.06', 2): -9.991621000000002, ('666660.71-0.08', 0): 1.5552040687644988, ('626660.920.51', 0): 1, ('666660.73-0.53', 2): 0, ('666660.190.03', 1): 0, ('666660.740.15', 2): 0.1708223327505986, ('666660.85-0.11', 1): 0, ('666660.49-0.03', 0): 2.0112524829933136, ('666660.750.12', 2): 0.41844076937504027, ('666660.670.25', 2): 0, ('666660.68-0.15', 1): 0, ('666660.77-0.01', 0): -6.221092468965576, ('666660.450.13', 2): 0.0, ('666660.490.15', 1): 0, ('666660.66-0.03', 0): 1.6350589644467257, ('666660.76-0.0', 2): -100, ('666660.74-0.05', 1): -2.6103487907681897, ('666660.910.14', 0): 1.07, ('666660.83-0.09', 0): -100, ('666660.860.0', 0): -9.100000000000001, ('666660.640.1', 1): 0.9597945593820111, ('661660.280.04', 2): 0, ('666660.630.13', 2): 0, ('666660.56-0.08', 1): 0.0, ('661660.61-0.04', 0): 1, ('666660.39-0.02', 1): 0.0, ('666660.4-0.02', 1): 0, ('666660.720.26', 1): 0, ('661660.560.08', 0): 1.0214427395163903, ('666660.850.08', 2): -100, ('666660.85-0.06', 1): -10.0, ('661660.480.05', 1): 0, ('666660.37-0.05', 2): 0.02764541738714746, ('666660.21-0.01', 2): 0, ('666660.73-0.08', 0): 0.658531774689528, ('666660.5-0.02', 1): 0, ('666660.42-0.02', 2): 0.9977497912663787, ('666660.840.09', 1): -10.0, ('666660.75-0.21', 1): 0, ('666660.50.0', 0): 2.81816872490375, ('666660.77-0.22', 2): 0, ('666660.770.45', 0): 1, ('666660.530.06', 1): 0, ('666660.86-0.06', 1): -10.0, ('666660.6-0.16', 1): 0.0, ('666660.760.16', 0): -0.16137917000000002, ('666660.520.08', 0): 1.8396826775914765, ('666660.74-0.11', 2): 0, ('666260.84-0.08', 1): 0, ('666660.60.04', 0): 1.9717372176000834, ('666660.720.23', 2): 0, ('666660.750.14', 1): -9.93258524711935, ('666660.57-0.12', 2): 0, ('666660.810.03', 2): 0, ('666660.370.07', 0): 1.7473252622131412, ('666660.620.08', 2): 0, ('666660.490.08', 2): 0.48624158872785517, ('666660.340.08', 1): 0, ('666660.540.17', 0): 1.07247573368, ('661660.280.06', 0): 1, ('666660.73-0.03', 0): -10.108391687237873, ('666660.450.3', 0): 1, ('666660.590.15', 0): 1.454849004116024, ('666660.87-0.05', 2): -9.937, ('666160.5-0.04', 0): 1, ('666660.57-0.0', 1): 0.0, ('666660.660.2', 2): 0, ('666160.62-0.01', 1): 0, ('666660.810.39', 0): 1.0, ('666660.05-0.0', 0): 2.276130673048043, ('666660.810.14', 2): -9.611587221, ('666660.210.0', 2): 1.9091447248772149, ('661660.470.04', 1): 0, ('666660.810.09', 0): -9.030000000000001, ('666660.66-0.2', 0): 1.0, ('666660.710.32', 0): 1.07, ('666660.22-0.01', 2): 0.5545864877233428, ('666660.460.04', 0): 2.3204330090423473, ('666660.610.19', 0): 1.0, ('666660.280.01', 2): 0.0, ('666660.720.15', 1): 0, ('666660.750.18', 2): 0, ('666660.790.26', 0): -9.030000000000001, ('666660.64-0.15', 0): 1, ('666160.61-0.04', 2): 0, ('666660.59-0.03', 2): 0, ('666660.6-0.08', 1): 0, ('666660.82-0.07', 2): 0.0, ('666660.86-0.04', 1): 0.0, ('666660.64-0.04', 0): 1.6531085433800654, ('666660.830.05', 1): -9.0, ('666660.670.06', 0): 1.7069417405401195, ('666660.56-0.01', 0): 2.6736621577348263, ('666660.70.27', 2): 0, ('666160.44-0.07', 2): 0, ('666660.750.26', 0): 1.0567000000000002, ('666660.5-0.15', 0): 1, ('666660.750.08', 2): 0, ('666660.85-0.09', 1): -100, ('666660.83-0.22', 1): -100, ('666660.650.02', 0): 1.7438647053724932, ('666660.430.08', 0): 1.9103432005757193, ('666660.850.05', 0): -9.100000000000001, ('666660.73-0.03', 2): -3.706387799855764, ('666660.740.0', 0): -0.8911835599644986, ('666660.63-0.16', 1): 0.0, ('666660.6-0.01', 2): 0, ('666660.82-0.09', 1): 0, <text:soft-page-break/>('661660.550.15', 1): 0, ('666660.90.19', 0): 1, ('666660.68-0.21', 0): 1, ('666660.77-0.19', 2): 0.0, ('666660.76-0.07', 0): -8.882395807793348, ('666660.67-0.12', 2): 0, ('666660.640.23', 0): 1.07, ('666660.78-0.15', 1): 0.0049, ('666660.74-0.06', 2): -0.07224295253494654, ('666660.250.05', 1): 0, ('666660.82-0.25', 1): 0, ('666160.34-0.03', 0): 1.0, ('666660.82-0.14', 1): -10.0, ('666660.620.01', 0): 1.6122878004510286, ('666660.540.18', 0): 1, ('661660.420.03', 1): 0, ('666660.270.04', 1): 0, ('666660.74-0.1', 0): 0.9599961276553911, ('666660.760.04', 0): 1.1504100563, ('666660.52-0.01', 0): 2.5592601355420586, ('666660.780.07', 2): 0.1980908629, ('666660.210.02', 2): 0.0, ('666660.780.11', 1): -9.90462381, ('666660.78-0.12', 0): 1.00441, ('666660.720.02', 0): 0.8808788771519809, ('616660.550.2', 0): 1, ('666660.790.04', 0): -100, ('666660.790.16', 2): -10.0, ('666660.740.32', 2): 0, ('666660.35-0.01', 2): 0.0, ('666660.80.17', 2): -100, ('666660.73-0.06', 2): 0, ('666660.790.21', 0): 1, ('666660.79-0.07', 2): -9.937, ('666660.56-0.21', 1): 0, ('666660.31-0.01', 0): 2.268709350348061, ('666660.72-0.15', 0): 1.256915582, ('666660.770.02', 2): -0.06377742, ('666660.830.16', 1): -10.0, ('666660.540.02', 0): 1.6953829038184483, ('661660.450.09', 1): 0, ('666660.55-0.08', 2): 0.0, ('666660.83-0.11', 2): -8.93, ('666660.40.0', 2): 0, ('666660.810.54', 1): 0, ('666260.7-0.03', 0): 1.0790886780648847, ('666660.68-0.13', 1): 0, ('666660.750.01', 0): -13.68843190940188, ('666660.23-0.01', 2): 0, ('666660.54-0.02', 2): 1.0855363794810007, ('666660.76-0.0', 1): -100, ('666660.74-0.17', 1): 0.0, ('666660.56-0.0', 0): 2.4562370626152292, ('666660.540.04', 0): 1.919961341490032, ('666660.39-0.04', 2): 0.43560754256669565, ('666660.4-0.08', 0): 1.0630000000000002, ('666660.730.03', 2): -10.383458798845815, ('666660.50.03', 0): 2.480249011606587, ('666660.780.13', 2): 0.09060145170078869, ('666660.85-0.15', 2): 0, ('666660.77-0.02', 0): -46.35814403788226, ('666660.45-0.06', 0): 1.2557347458008425, ('666660.85-0.23', 0): 1, ('666660.68-0.11', 0): 1.4180525328452223, ('666660.78-0.02', 1): -0.5552751028797, ('666660.54-0.09', 1): 0, ('666660.82-0.1', 1): -10.0, ('666660.680.15', 1): 0, ('666660.76-0.15', 2): -10.0, ('666660.910.18', 1): 0, ('666660.65-0.0', 1): 0, ('666660.89-0.39', 1): 0, ('666660.610.17', 1): 0.0049, ('666660.89-0.0', 1): 0.0, ('666660.560.09', 0): 2.1026658902400275, ('666660.88-0.09', 2): 0, ('666660.910.08', 0): 1, ('666660.75-0.3', 1): 0, ('666660.620.24', 1): 0, ('666660.82-0.31', 0): 1, ('666160.56-0.0', 2): 0, ('666660.77-0.08', 2): -10.04244537729588, ('666660.640.05', 0): 2.4623885333019655, ('666660.63-0.15', 2): 0.0, ('666660.6-0.06', 1): 0, ('666660.52-0.08', 2): 0, ('666660.440.01', 0): 2.764881573287729, ('666660.470.09', 0): 1.8087039930381512, ('666660.760.13', 0): 1.007046779576728, ('666660.79-0.28', 0): 1, ('666660.770.14', 0): -9.09023234, ('666660.530.02', 0): 1.5692024780910854, ('666660.76-0.21', 0): 1.0630000000000002, ('666660.620.27', 0): 1.0, ('661660.70.14', 2): 0, ('666660.810.14', 0): -100, ('661660.40.06', 1): 0.12478377401460737, ('666660.370.11', 2): 0, ('666260.74-0.13', 0): 1, ('666660.19-0.02', 0): 1.07, ('666660.77-0.13', 1): 0.0, ('666660.8-0.04', 0): -14.498155699999998, ('666660.370.03', 1): 0.7893891379397239, ('666660.56-0.09', 1): 0, ('666660.2-0.01', 1): 0, ('666660.610.26', 0): 1, ('666660.84-0.1', 0): -9.100000000000001, ('666660.710.13', 1): 0, ('666260.66-0.02', 0): 1.0794957412469883, ('666660.51-0.1', 1): 0.0, ('666660.490.14', 2): 0, ('666660.55-0.01', 0): 2.7934429848101923, ('666660.710.05', 2): 0.0, ('666660.410.06', 1): 1.4623831573836346, ('666660.82-0.11', 0): -9.036999999999999, ('666660.740.23', 2): 0.0, ('666660.850.13', 2): 0, ('666660.77-0.19', 0): 1.07, ('666660.45-0.06', 2): 0.0, ('666660.26-0.02', 1): 0.20940773705367055, ('666660.750.45', 0): 1, ('666660.55-0.12', 2): 0, ('666660.710.36', 1): 0, ('666660.74-0.03', 0): -10.805755207109126, ('666660.62-0.12', 0): 1.0630000000000002, ('666660.85-0.0', 0): -9.100000000000001, ('666660.770.18', 2): 0.0, ('666160.610.04', 2): 0, ('666660.78-0.05', 1): -23.835397909999998, ('666660.710.22', 0): 1.17773, ('666660.670.29', 1): 0, ('666660.420.04', 0): 1.271207490664264, ('666660.74-0.08', 2): -9.854117899999999, ('666660.93-0.09', 1): 0, ('666660.590.28', 1): 0, ('666660.73-0.15', 0): 1.07036701, ('666260.820.01', 2): 0, ('666660.89-0.32', 1): 0, ('666660.220.01', 1): 0.0, ('666660.750.27', 2): 0, ('666660.560.16', 0): 1.0495443661122201, ('666660.65-0.11', 0): 1.078550812333, ('666660.290.0', 2): 0, ('666660.660.03', 0): 1.8826850356554161, ('666660.680.27', 0): 1.07, ('666660.80.06', 2): -9.999691300000002, ('666660.87-0.09', 0): -100, ('666660.270.04', 2): 0, ('666660.32-0.02', 0): 1.4425147254424733, ('666660.480.15', 0): 1, ('666660.9-0.35', 2): 0, ('666660.84-0.11', 2): -10.0, ('666660.63-0.12', 0): 1.133, ('666660.60.23', 1): 0, ('666660.91-0.19', 0): 1, ('666660.58-0.07', 1): 0.4165903212335534, ('666660.790.37', 0): 1.0, ('666660.78-0.2', 2): 0.1985151, <text:soft-page-break/>('666660.270.02', 0): 2.544085036464854, ('666660.840.16', 0): -9.100000000000001, ('666660.750.13', 2): -9.855408667668891, ('666660.870.17', 1): 0, ('662660.710.17', 0): 1, ('666660.750.1', 1): 0.2276102920105803, ('666660.510.17', 0): 1.0, ('666660.50.14', 2): 0.438144994668163, ('666660.510.1', 0): 1.6953885261930175, ('661660.360.04', 1): 0, ('666660.840.39', 0): 1, ('666660.840.02', 1): 0, ('666660.780.09', 1): -0.4301563070680401, ('666660.86-0.13', 1): 0, ('666660.82-0.11', 1): 0.0, ('666660.640.15', 0): 1.01430653, ('666660.440.27', 0): 1, ('666660.70.11', 2): 0, ('666660.26-0.0', 0): 2.0629012660851207, ('666660.820.1', 1): -11.628079129999998, ('666660.760.43', 1): 0, ('666660.60.15', 0): 1.5767501748232413, ('666660.020.0', 0): 3.2410304110799455, ('666660.940.14', 0): 1.07, ('666660.570.22', 2): 0.063, ('661660.240.03', 2): 0, ('666660.360.07', 2): 0, ('666660.66-0.08', 0): 1.3139755867419156, ('666660.89-0.09', 2): 0, ('666660.660.16', 0): 1.33329653, ('666660.7-0.08',</text:p>
      <text:p text:style-name="P1"><text:s/>0): 1.7973947002693873, ('666661.060.11', 0): 1, ('666660.92-0.42', 2): -100, ('666660.860.24', 2): -100, ('666660.670.34', 1): 0, ('666660.83-0.05', 2): -10.419643, ('666660.710.39', 1): 0.0, ('666660.86-0.08', 0): 1.0, ('666660.530.09', 1): 0.8201713891997913, ('666660.10.01', 1): 2.171389051760429, ('666660.570.1', 1): 0, ('661660.480.07', 0): 1.2720246310690284, ('666660.310.02', 0): 2.051195981739118, ('666660.850.1', 1): -100, ('661660.60.07', 1): 0, ('666660.580.21', 2): 0, ('666660.190.01', 1): 0, ('666660.46-0.06', 2): 0.0, ('666660.69-0.21', 1): 0, ('666660.830.12', 0): 1, ('666660.61-0.04', 2): 1.2255546623371583, ('666660.670.15', 1): 0.2150378652716567, ('666660.87-0.09', 2): 0, ('666660.88-0.19', 0): 1, ('666660.69-0.13', 2): 0, ('666660.910.16', 0): -100, ('666660.73-0.18', 1): 0, ('666660.170.02', 1): 0, ('666660.73-0.23', 1): 0, ('666660.69-0.11', 2): 0.20909415375379997, ('666660.720.36', 2): 0, ('666660.570.19', 0): 1.075266459257934, ('666660.760.19', 0): 1.00441, ('666660.540.08', 1): 0.0, ('666660.26-0.01', 2): 0, ('666660.770.31', 0): -8.966999999999999, ('666660.78-0.21', 1): 0, ('661660.670.07', 0): 1, ('666660.750.33', 0): -100, ('666660.930.16', 2): 0, ('666660.430.07', 2): 0.0, ('666660.650.0', 0): 1.7628557810950902, ('666660.40.06', 2): 0, ('666660.830.18', 2): -100, ('666660.830.1', 2): 0, ('666660.71-0.12', 1): 0, ('666660.78-0.06', 2): -100, ('666660.730.12', 1): 0.12799102007416124, ('666660.460.02', 1): 0, ('666660.50.13', 0): 1.14741432032698, ('666660.620.12', 0): 2.0524385426860037, ('666660.840.25', 0): 1, ('666660.6-0.21', 1): 0, ('661660.20.03', 2): 0.21220337070417764, ('666660.570.13', 2): 0.5510164088554624, ('666660.51-0.03', 0): 1.6351988701102778, ('661660.490.06', 0): 1.1092684225896359, ('666660.70.18', 0): 1.2623879999999998, ('666660.38-0.07', 0): 1.0, ('666660.87-0.1', 2): -100, ('666660.7-0.02', 1): 0, ('666660.780.31', 1): 0, ('666660.310.07', 2): 0, ('666660.350.09', 1): 0, ('666660.37-0.0', 2): 0, ('666660.620.31', 2): 0, ('666660.58-0.04', 2): 0, ('666660.9-0.07', 1): 0, ('666660.450.19', 0): 1, ('666660.610.07', 1): 0.0, ('666660.870.05', 2): 0, ('666660.080.01', 0): 2.793808914432228, ('666660.770.16', 0): -100, ('666660.76-0.03', 0): -12.077625720666262, ('666660.6-0.09', 0): 1.2283252369159998, ('666660.290.06', 2): 0, ('666660.610.11', 2): 0, ('666660.850.13', 0): -100, ('666660.70.32', 0): 1, ('666660.570.17', 1): 0.0, ('666660.59-0.1', 1): 0.0, ('666660.850.24', 1): 0, ('666660.75-0.07', 0): -8.996463018367901, ('666660.66-0.0', 0): 1.981018504910256, ('666660.70.26', 0): 1.0, ('666660.8-0.21', 0): 1.06741, ('666660.460.02', 0): 2.3077041530141846, ('666660.83-0.12', 0): -9.100000000000001, ('666660.49-0.04', 2): 0.46577696629317866, ('666660.8-0.19', 2): 0, ('666660.670.12', 1): 0.812307212035734, ('666660.78-0.03', 2): -100, ('666660.820.05', 1): 0, ('666660.770.02', 1): -0.051263757173999995, ('666660.86-0.22', 0): -100, ('666660.210.03', 2): 1.1666013399625403, ('666660.25-0.04', 1): 0.0, ('666660.410.02', 2): 1.2015268009619, ('666660.830.03', 1): 0, ('666660.36-0.07', 0): 1.0630000000000002, ('666660.59-0.01', 0): 2.496169478729998, ('666660.56-0.03', 0): 1.4089235664709177, ('666660.77-0.08', 0): -100, ('666660.750.13', 0): -9.05806292671, ('666660.750.24', 0): -100, ('666660.870.15', 0): 1.0630000000000002, ('666660.74-0.25', 0): 1, ('666660.71-0.07', 1): 0.4284108079033409, ('661660.480.06', 2): 0, ('666660.83-0.18', 2): 0, ('666660.740.11', 0): 1.7006746208746368, ('666660.40.01', 0): 3.010727632368209, ('666660.380.0', 1): 0, ('666660.79-0.06', 2): -9.93889, ('666660.410.1', 0): 1.3060345576036245, ('666660.58-0.01', 2): 0.0, ('666660.82-0.02', 0): -18.1333, ('666660.720.1', 2): 0.7432194435611074, ('666660.230.03', 2): 0, ('666660.69-0.22', 2): 0, ('666660.83-0.15', 0): 1.0, ('666660.780.26', 0): 1, ('666660.780.12', 2): 0.1377047303303, ('666660.760.11', 2): -0.18460653862, ('666660.68-0.04', 0): 1.5416604429787526, ('666660.78-0.13', 1): -100, ('661660.270.02', 1): 0, ('666660.76-0.12', 0): -9.030000000000001, ('666660.14-0.0', 0): 1.6128953433835338, ('666660.53-0.11', 1): 0, <text:soft-page-break/>('666660.53-0.11', 0): 1, ('666660.7-0.06', 0): 1.5527636416515582, ('666160.38-0.04', 0): 1.0226994660058188, ('666660.79-0.03', 0): -100, ('666660.70.09', 1): 0.8810124658621645, ('666660.64-0.0', 1): 1.3817461958272277, ('666160.57-0.04', 2): 0, ('666660.270.06', 1): 0.07492401, ('666660.42-0.07', 1): 0, ('666660.63-0.02', 2): 0, ('666660.660.09', 2): 0, ('661660.340.05', 1): 0, ('661660.480.04', 1): 0, ('661660.360.08', 0): 1, ('666660.840.0', 0): -100, ('666660.76-0.14', 1): 0, ('666660.630.14', 2): 0.0864900043646998, ('666660.41-0.0', 1): 0, ('666660.750.24', 1): 0.0, ('666260.77-0.06', 2): 0, ('666660.41-0.08', 0): 1, ('666660.790.06', 0): -9.030000000000001, ('666660.710.4', 2): 0, ('661660.550.05', 0): 1.0987040434158788, ('666660.570.03', 0): 1.287294490323723, ('666660.570.01', 0): 1.6757190556438037, ('666660.25-0.0', 0): 2.039701276322098, ('666660.70.2', 0): 1.06716440269, ('666660.60.11', 1): 0, ('666660.720.18', 1): 0, ('666660.46-0.12', 0): 1, ('666660.72-0.02', 2): 0.0, ('666660.69-0.07', 0): 1.6386046417455757, ('666660.52-0.09', 2): 0, ('666660.60.21', 1): 0, ('666660.86-0.06', 0): -100, ('666260.69-0.02', 2): 0, ('666660.360.1', 2): 0, ('666160.44-0.01', 1): 0, ('666661.02-0.15', 1): 0, ('666660.140.02', 0): 2.6126566800138926, ('661660.480.08', 1): 0, ('666660.750.0', 0): -7.848250859964499, ('666660.83-0.01', 1): -100, ('666660.44-0.06', 2): 0.36653536030977474, ('661660.410.06', 1): 0.23806248857806117, ('666660.59-0.15', 0): 1, ('666660.810.11', 1): -9.93, ('666660.150.0', 2): 0, ('666660.83-0.23', 0): 1, ('666660.88-0.05', 0): -9.100000000000001, ('666660.81-0.1', 0): 1.0, ('666660.83-0.0', 0): 1.07522893, ('666660.50.05', 0): 2.2597991947225817, ('666660.510.05', 2): 0, ('666660.82-0.0', 0): -100, ('661660.50.09', 1): 0, ('666660.670.11', 2): 0.0, ('666660.8-0.13', 0): -100, ('666660.55-0.0', 2): 1.6512305793583337, ('666660.66-0.05', 1): 0, ('666660.78-0.18', 1): 0, ('666660.70.08', 0): 1.2679958798796864, ('666660.33-0.02', 1): 0, ('666660.63-0.14', 2): 0, ('666660.860.2', 1): -100, ('666660.780.16', 1): 0.12937979488, ('661660.540.08', 2): 0, ('666660.7-0.09', 1): 0.22800343734612935, ('666660.850.12', 2): 0.0, ('666660.67-0.05', 1): 0, ('666660.330.03', 0): 2.2850340402761407, ('666660.80.27', 2): -100, ('666660.950.16', 0): 1, ('666660.550.26', 1): 0, ('666660.250.04', 0): 2.2998460417498823, ('666660.630.09', 0): 1.485087998776629, ('666660.32-0.0', 0): 1.2023123869924983, ('666660.59-0.08', 0): 1.3677556387837986, ('666660.650.26', 0): 1, ('666660.8-0.1', 2): 0, ('661660.480.06', 1): 0, ('666660.770.23', 0): -100, ('666660.71-0.16', 2): 0, ('666660.55-0.11', 2): 0, ('666660.80.22', 0): 1, ('666660.470.07', 0): 2.129809904990751, ('666660.76-0.03', 2): -24.39550362090163, ('666660.69-0.1', 2): 0.3725893367800608, ('666660.82-0.32', 1): 0, ('666660.450.04', 1): 0.9931578869985359, ('666660.260.05', 2): 0, ('661660.720.14', 2): 0, ('666260.67-0.02', 0): 1.1220881017469926, ('666660.940.07', 2): -100, ('666660.84-0.12', 0): -100, ('666660.630.19', 2): 0, ('666660.35-0.04', 0): 1.3068991486526766, ('666660.330.02', 2): 0, ('66666-0.0-0.0', 2): 1.3263711978577717, ('666660.810.01', 1): -9.9384, ('666660.8-0.25', 0): -9.100000000000001, ('666660.490.03', 0): 2.6519238061862764, ('666660.95-0.06', 1): 0, ('666660.590.2', 2): 0, ('666660.670.14', 2): 0, ('661660.290.05', 0): 1.1246125731513694, ('666660.780.02', 1): -0.6030357391799999, ('666660.55-0.03', 0): 1.5989114296761953, ('666660.86-0.24', 1): 0, ('666660.63-0.08', 0): 1.438046941207255, ('666660.73-0.19', 2): 0, ('666660.67-0.13', 0): 1.133, ('666160.55-0.02', 1): 0, ('666660.590.01', 0): 1.3207846463090493, ('666660.60.02', 2): 0, ('666660.440.0', 1): 0, ('662660.720.14', 2): 0, ('661660.470.13', 2): 0, ('666660.75-0.2', 1): 0, ('666660.560.28', 1): 0.0, ('666660.90.01', 0): -100, ('666660.77-0.05', 2): -100, ('666660.510.02', 0): 1.5135562680371504, ('666660.71-0.13', 2): 0, ('666660.78-0.07', 1): 0, ('666660.80.19', 1): -10.0, ('666660.82-0.08', 1): -9.93448, ('666660.73-0.13', 0): 1.133, ('666660.790.25', 0): -9.100000000000001, ('666660.7-0.1', 0): 1.1315833139265354, ('666660.360.09', 1): 0, ('666660.370.14', 2): 0, ('666660.18-0.01', 1): 0, ('666660.81-0.16', 2): -100, ('666660.74-0.16', 1): 0.0, ('666660.28-0.05', 0): 1, ('666660.77-0.13', 2): -9.939331, ('661660.450.03', 0): 1.0749342275481464, ('666660.480.13', 0): 1.4276274551633, ('661660.690.14', 2): 0, ('666660.820.07', 2): -100, ('666660.47-0.03', 0): 1.8677314034775818, ('666660.380.04', 0): 1.732485835262491, ('666660.46-0.09', 0): 1.0, ('666660.50.07', 2): 0, ('666160.43-0.02', 2): 0, ('666660.76-0.22', 1): 0, ('666660.49-0.0', 0): 2.261764429763953, ('666660.070.01', 0): 2.9422954838179134, ('666660.840.14', 0): 1, ('666660.80.06', 1): -100, ('666660.780.22', 1): 0, ('666660.490.42', 0): 1, ('666660.65-0.06', 0): 1.3743656877794954, ('666660.640.21', 1): 0.0, ('666660.69-0.15', 0): 1.1458821000000001, ('661660.360.06', 1): 0, ('666660.29-0.03', 2): 0, ('666660.840.04', 1): 0, ('666660.48-0.08', 1): 0, ('661660.550.1', 1): 0, ('666660.750.2', 2): -9.933427900000002, <text:soft-page-break/>('666660.390.0', 1): 1.2056409931203236, ('666660.620.07', 1): 0, ('666660.82-0.2', 2): -100, ('666660.61-0.14', 2): 0, ('666660.710.28', 2): 0, ('666660.7-0.12', 2): 0, ('666160.49-0.03', 0): 1, ('666660.940.16', 0): 1, ('666660.62-0.14', 0): 1, ('666660.560.2', 0): 1.07, ('666660.660.25', 1): 0.07490000000000001, ('666660.760.06', 1): 0, ('666660.61-0.06', 1): 0, ('666660.440.14', 1): 0, ('666660.410.03', 1): 0, ('666660.690.25', 0): 1.07, ('666660.39-0.07', 1): 0, ('666660.45-0.03', 0): 1.516551818680543, ('666660.770.03', 0): -100, ('666660.75-0.08', 1): 0, ('666660.470.14', 2): 0, ('666660.310.0', 2): 0.39404776320500623, ('666660.810.49', 0):</text:p>
      <text:p text:style-name="P1"><text:s/>1, ('666660.81-0.26', 0): -100, ('666660.74-0.17', 0): 1.2042380893000002, ('666660.84-0.07', 2): -100, ('666660.73-0.04', 1): -7.080272641408799, ('666660.84-0.3', 0): 1, ('666660.740.05', 1): -9.866999999999999, ('666660.340.04', 0): 2.7082097135641225, ('666660.31-0.03', 1): 0.08026511686436949, ('666660.56-0.02', 0): 2.2603703067143366, ('666660.650.14', 0): 1.01301423193, ('666660.69-0.23', 1): 0, ('666660.750.16', 2): -1.0204366549003199, ('666660.040.0', 0): 3.084616854879747, ('666660.65-0.08', 0): 1.3486396780155818, ('666660.490.19', 1): 0, ('666660.81-0.09', 2): 0.0, ('666660.80.21', 1): -9.93, ('666660.810.1', 2): -9.878970000000002, ('666660.370.09', 2): 0, ('666660.170.04', 1): 0, ('666660.750.07', 1): 0, ('666660.730.22', 0): 1.12648699, ('666660.67-0.03', 2): 0.8409483011145129, ('666660.810.15', 2): -8.090347, ('666660.540.06', 1): 0.0, ('666660.630.23', 1): 0.06999999999999999, ('661660.520.08', 2): 0, ('666660.630.13', 1): 0.2624147985228142, ('666260.74-0.06', 0): 1, ('666660.810.04', 0): 1, ('666660.71-0.06', 0): 1.472595258443578, ('666660.78-0.22', 1): 0.0, ('661660.460.04', 0): 1, ('666660.650.2', 0): 1, ('666660.43-0.04', 0): 1.0154016719017798, ('666660.42-0.06', 2): 0, ('666660.83-0.08', 0): -8.090000000000002, ('661660.340.04', 2): 0.6275163743598771, ('666660.470.01', 1): 0, ('666660.50.11', 0): 1.2728054661978232, ('666660.780.04', 2): 0.0, ('662660.730.02', 2): 0, ('666660.450.02', 0): 2.4348038116414745, ('666660.6-0.12', 1): 0, ('666660.690.15', 2): 0.06978699000000001, ('666660.350.1', 0): 1, ('666660.51-0.05', 0): 1.4605750064373575, ('666660.54-0.15', 1): 0, ('666660.74-0.15', 2): 0.0, ('666660.77-0.29', 1): 0, ('666660.60.08', 0): 2.097307859629124, ('666660.720.27', 2): 0, ('666660.390.1', 0): 1.1382087, ('666660.840.05', 1): -10.0, ('661660.420.06', 2): 0, ('666660.640.07', 1): 0.3435848999792658, ('666660.580.24', 2): 0, ('666660.950.06', 0): -100, ('666160.62-0.05', 0): 1, ('666660.66-0.11', 1): 0.19834671559775874, ('666660.440.07', 1): 0.0, ('666660.410.14', 1): 0, ('666660.58-0.12', 0): 1.0630000000000002, ('666660.290.04', 0): 2.3015219954231045, ('666660.620.21', 1): 0.179130609, ('666660.620.1', 2): 0, ('666660.52-0.1', 1): 0, ('666660.030.0', 2): 0, ('666660.33-0.03', 0): 1.2501910575758373, ('661660.640.07', 2): 0, ('666660.840.07', 2): -100, ('666660.57-0.02', 1): 0, ('666660.510.14', 0): 1.2171645510472073, ('666660.550.08', 0): 2.084753766526511, ('666660.310.05', 2): 0, ('666660.8-0.02', 1): 0, ('666660.070.0', 1): 0, ('666660.790.13', 0): 1.10002640586841, ('666260.73-0.03', 1): 0, ('666660.85-0.12', 1): 0, ('666660.75-0.0', 1): -0.6900429647999999, ('666660.28-0.0', 0): 1.9542762867616228, ('666660.720.11', 1): 0.0, ('666660.660.05', 0): 2.277524169208247, ('666160.39-0.01', 0): 1, ('666660.740.08', 0): 1.6290128766942544, ('666660.510.01', 1): 0, ('666660.55-0.07', 1): 0.2407922627256988, ('666660.33-0.0', 1): 0.38211466984885467, ('666660.57-0.12', 0): 1.133, ('666660.75-0.05', 1): -12.953229501129476, ('666660.76-0.18', 1): -10.0, ('666660.830.01', 1): 0, ('666660.590.12', 2): 0.1509760349100671, ('666660.630.15', 1): 0, ('666160.68-0.14', 1): 0, ('666660.81-0.07', 0): -9.61597, ('666660.670.21', 0): 1, ('666661.030.12', 0): 1, ('666660.720.05', 1): 0, ('666660.83-0.32', 0): 1.0, ('666660.740.06', 2): 0.22190145405328737, ('666660.72-0.03', 2): -1.2479461546827941, ('666660.5-0.02', 2): 0, ('666660.130.01', 1): 0, ('666660.31-0.0', 0): 1.460775781274524, ('666160.820.07', 0): 1, ('666660.65-0.35', 1): 0, ('662660.680.07', 1): 0, ('666660.860.48', 2): 0, ('666660.63-0.09', 0): 1.2494474906234865, ('666660.660.01', 1): 0, ('666660.710.08', 1): 0.0, ('666660.74-0.12', 0): 1.4139154147479278, ('666660.91-0.03', 2): 0, ('666660.91-0.0', 1): 0, ('666660.790.06', 1): -9.957415794827277, ('661660.460.1', 0): 1, ('661660.540.08', 0): 1, ('666660.75-0.18', 1): 0, ('666660.82-0.18', 1): -10.0, ('666660.27-0.04', 1): 0, ('666660.58-0.09', 0): 1.2486339989419406, ('666660.440.08', 1): 0.0, ('666660.79-0.12', 2): -9.992062, ('666660.480.01', 0): 2.165241645253212, ('666660.51-0.08', 0): 1.13741, ('666660.840.18', 1): -100, ('666660.520.1', 2): 0, ('666660.42-0.09', 1): 0, ('666660.180.02', 1): 0, ('666660.780.15', 1): -9.870622990000001, ('666660.770.19', 2): 0.0, ('666660.610.08', 0): 2.1393533012085353, ('666160.4-0.01', <text:soft-page-break/>0): 1, ('666660.680.29', 2): 0, ('666660.24-0.01', 2): 0.0, ('666660.720.06', 0): 1.448772740309599, ('666660.720.26', 0): 1.0, ('666660.580.16', 2): 0.0, ('666660.730.11', 2): 0, ('661660.550.07', 0): 1, ('666660.780.33', 1): -100, ('666660.84-0.18', 2): 0, ('666660.60.13', 1): 0.22077241748799997, ('666660.79-0.03', 2): -6.8524809, ('666660.740.03', 2): -8.987046021900001, ('666660.8-0.31', 0): 1, ('666660.62-0.27', 0): 1, ('666660.76-0.09', 0): -1.3579097928502943, ('666660.55-0.07', 2): 0, ('666661.01-0.19', 2): -100, ('666660.25-0.01', 1): 1.1558053496399412, ('666660.48-0.13', 0): 1, ('666160.75-0.08', 2): 0, ('666660.220.02', 2): 0.0, ('666660.48-0.06', 2): 0, ('666660.73-0.27', 2): 0, ('666660.79-0.18', 2): 0.133, ('666660.83-0.07', 1): 0.0, ('666660.670.18', 2): 0, ('666660.67-0.1', 1): 0.33835676544588583, ('666160.720.03', 2): 0, ('661660.240.01', 1): 0.21100396119437073, ('666660.740.14', 2): 0, ('666660.580.27', 0): 1, ('661660.470.1', 2): 0, ('666660.70.17', 0): 1.0734895770000001, ('666660.50.07', 0): 1.609137754820043, ('666660.85-0.11', 2): -10.0, ('666660.720.32', 2): 0, ('666660.9-0.21', 2): -100, ('666660.5-0.08', 2): 0, ('666660.67-0.17', 0): 1, ('666660.66-0.03', 1): 0.0, ('662660.80.12', 1): 0, ('666660.74-0.05', 0): -2.9977848341008198, ('666660.430.11', 0): 1.6299998499089228, ('666660.910.14', 1): 0, ('666660.780.05', 1): -9.810300000000002, ('666660.91-0.04', 0): 1.0, ('666660.71-0.24', 2): 0, ('666660.80.19', 2): 0, ('666660.330.01', 0): 2.1951647617753443, ('666660.560.05', 0): 2.312865269111433, ('666660.740.18', 0): 1.087101147, ('666660.730.01', 0): 0.44356871527981157, ('666660.250.02', 0): 2.4498830889940613, ('666660.350.01', 0): 2.5089807806197357, ('666660.77-0.04', 2): -19.5662668207, ('666660.5-0.02', 0): 2.1265967397841665, ('666660.42-0.02', 1): 0, ('666660.52-0.04', 2): 0, ('666660.820.21', 0): -100, ('666660.470.05', 0): 2.166756025475233, ('666660.780.12', 1): -9.936699199632999, ('666660.230.06', 1): 0, ('666660.530.06', 0): 2.0931934201982614, ('666660.840.09', 2): 0, ('666660.450.06', 1): 0, ('661660.320.03', 0): 1, ('666660.550.16', 0): 1.110032438439, ('666661.06-0.19', 2): -100, ('666660.51-0.01', 1): 0.0, ('666660.790.01', 2): -100, ('666660.550.23', 1): 0, ('666660.730.3', 2): 0, ('666660.60.04', 1): 0, ('666660.720.23', 1): 0, ('616660.690.35', 0): 1, ('666660.550.02', 1): 0, ('666660.810.03', 1): 0, ('666660.82-0.09', 0): 1.0, ('666660.610.22', 0): 1.1824991, ('666660.360.08', 1): 0.0, ('666660.770.07', 0): -100, ('666660.79-0.08', 2): -9.585172980000001, ('661660.440.08', 0): 1, ('666660.740.2', 2): 0, ('666660.16-0.01', 0): 2.6384909882070318, ('666660.57-0.0', 2): 0.0, ('666160.53-0.01', 1): 0, ('666660.750.06', 2): 0, ('666660.870.22', 1): -100, ('666660.850.17', 2): 0, ('666660.810.14', 1): -10.0, ('666660.75-0.01', 1): -26.775959087856798, ('666160.60.04', 0): 1, ('666660.580.11', 1): 0.0, ('666660.67-0.06', 2): 0, ('661660.68-0.01', 0): 1, ('666660.81-0.21', 1): 0, ('666660.520.05', 2): 1.3466643134470717, ('666660.850.16', 0): 1, ('666160.63-0.12', 0): 1, ('666660.78-0.01', 1): -18.581271251702688, ('666660.490.12', 0): 1.4231161165689135, ('666660.680.07', 0): 1.4709912617780125, ('666660.76-0.06', 2): -3.4059768162, ('666660.73-0.11', 0): 1.429012894768775, ('666660.48-0.06', 0): 1.1079670427650317, ('666660.220.04', 2): 0, ('666660.830.05', 0): -100, ('666660.21-0.0', 1): 0.0, ('666660.53-0.1', 2): 0, ('666660.88-0.12', 2): 0, ('661660.510.05', 2): 0, ('666660.150.03', 2): 0, ('666660.4-0.05', 0): 1.4365866579719744, ('666660.83-0.04', 2): -9.937, ('666660.84-0.06', 2): -100, ('666660.680.36', 1): 0.0, ('661660.370.05', 1): 0.3161262389242606, ('666660.66-0.14', 0): 1.0749, ('666660.740.13', 1): -9.942851377431424, ('666660.99-0.13', 1): 0, ('666660.61-0.18', 0): 1, ('666660.6-0.01', 1): 0, ('666660.58-0.03', 1): 1.0089457695551391, ('666660.440.06', 2): 0, ('666660.420.02', 2): 0.0, ('666660.840.12', 0): 1.0, ('666660.540.19', 1): 0.0, ('666660.70.21', 2): 0.20682893, ('666660.730.16', 2): 0, ('666660.73-0.0', 0): -0.06260689026497679, ('666660.78-0.15', 2): 0, ('666660.740.23', 1): 0, ('666660.950.19', 0): 1, ('666660.780.06', 2): -9.943457487536332, ('666660.78-0.14', 0): -9.100000000000001, ('666660.60.03', 1): 0.2145722685480584, ('666660.87-0.15', 0): 1, ('666660.820.12', 0): -18.190000000000005, ('666660.8-0.03', 2): -0.5722100090000001, ('666660.82-0.14', 2): 0.0, ('666660.390.07', 0): 2.2960891361596265, ('666660.92-0.07', 2): -100, ('666660.670.19', 1): 0, ('666660.75-0.1', 2): -9.9951136854697, ('666660.60.19', 0): 1.07, ('666660.37-0.08', 2): 0, ('666660.560.0', 0): 1.870997413773007, ('666660.760.04', 1): 0.0, ('666660.57-0.18', 1): 0, ('666660.50.44', 1): 0, ('666660.580.06', 0): 2.3442306175387033, ('666660.730.23', 0): 1.1159270000000001, ('666660.810.07', 0): -100, ('666660.420.1', 0): 1.746687984923256, ('666660.45-0.05', 0): 1.51362865539772, ('666660.690.14', 2): 0, ('666660.840.13', 0): -100, ('666660.830.0', 2): -100, ('661660.350.05', 0): 1.2493935888651877, ('666660.710.35', 1): 0, ('666660.64-0.12', 0): 1.0383053972, ('666660.580.15', 2): 0.3735287644412273, <text:soft-page-break/>('666660.73-0.06', 1): -9.393567296775805, ('661660.430.02', 0): 1, ('666660.320.04', 0): 2.6473401320114727, ('666660.78-0.34', 1): 0, ('666660.340.06', 0): 1.572936372912991, ('666660.31-0.01', 1): 0, ('666660.77-0.16', 1): 0, ('666660.97-0.04', 0): -100, ('662660.890.12', 1): -100, ('666660.460.11', 0): 1.395171960279659, ('666660.510.05', 1): 0.0, ('666660.830.16', 0): -18.190000000000005, ('666660.670.2',</text:p>
      <text:p text:style-name="P1"><text:s/>0): 1.19411, ('661660.450.09', 2): 0, ('666260.75-0.05', 0): -100, ('666660.83-0.03', 0): -9.100000000000001, ('666660.59-0.1', 2): 0, ('666660.750.01', 1): -17.27810320416546, ('666660.660.18', 2): 0.117999, ('666160.720.01', 1): 0, ('666660.350.11', 0): 1, ('666660.82-0.19', 2): -10.0, ('666660.84-0.14', 0): -9.100000000000001, ('666660.310.04', 2): 1.5000519778078432, ('666660.64-0.3', 2): 0, ('661660.50.07', 0): 1, ('666260.68-0.07', 2): 0, ('666660.840.19', 2): 0, ('666660.43-0.02', 0): 1.8587624657331887, ('666660.360.0', 2): 0, ('666660.590.1', 0): 2.0005837702171245, ('666660.640.24', 1): 0.0, ('666660.07-0.01', 2): 0, ('666660.77-0.14', 0): -100, ('666660.65-0.0', 0): 2.201379407848742, ('666660.630.17', 0): 1.2081268699999999, ('666660.50.15', 2): 0, ('666660.570.17', 2): 0.232526, ('666660.330.05', 1): 0, ('666660.70.14', 0): 1.5388159108578146, ('661660.650.07', 2): 0.0, ('661660.230.0', 1): 0, ('666660.650.19', 1): 0.0, ('666660.37-0.01', 0): 1.9449873076793844, ('666660.520.12', 1): 0, ('666660.72-0.01', 2): 0, ('666660.770.21', 1): -100, ('666660.360.02', 0): 1.9067248809096082, ('666660.440.01', 1): 0, ('661660.570.13', 2): 0, ('666660.710.19', 2): 0.0, ('666660.730.11', 0): -8.489675152587045, ('666660.770.14', 1): -0.58205, ('666660.080.01', 2): 0.0, ('666660.610.13', 2): 0.009231227648999998, ('666660.730.36', 2): 0, ('666660.92-0.41', 0): 1, ('661660.30.05', 1): 0, ('666660.91-0.39', 2): 0, ('666660.110.01', 0): 3.2147906514921547, ('661660.360.03', 2): 0, ('666660.86-0.05', 2): 0.0, ('666660.67-0.0', 2): 0.0, ('666660.70.36', 0): 1, ('666660.39-0.0', 0): 1.7875867844000366, ('666660.550.06', 0): 2.4558510807929315, ('666660.56-0.18', 0): 1, ('666660.530.25', 0): 1, ('666660.82-0.19', 1): -100, ('666660.12-0.0', 1): 0.0, ('666660.2-0.01', 0): 1.7771070587276856, ('661660.550.09', 1): 0, ('666660.86-0.14', 1): -9.93, ('666660.87-0.0', 2): 0, ('666660.8-0.07', 0): -100, ('666660.750.19', 1): 0, ('666660.720.13', 1): 0, ('666660.11-0.01', 0): 1.8557372489787352, ('666660.8-0.14', 0): 1.07, ('666660.670.16', 1): 0, ('666660.51-0.1', 0): 1, ('666660.46-0.05', 0): 1.4934499869423692, ('666660.55-0.01', 1): 0, ('666660.81-0.02', 0): 0.4280790000000001, ('661660.560.1', 0): 1.0, ('666660.51-0.09', 2): 0, ('666660.750.19', 0): 1.2902148900000001, ('666660.36-0.03', 0): 1.197733605244812, ('666660.59-0.05', 0): 1.726647584403033, ('666660.810.18', 0): 0.41969999999999996, ('666660.750.45', 1): 0, ('666660.71-0.05', 0): 1.5053981316068907, ('666660.670.27', 0): 1.1379000000000001, ('666660.74-0.21', 0): 1, ('666660.65-0.03', 1): 0.7319956274630957, ('666660.62-0.12', 1): 0, ('666660.83-0.14', 2): 0.0, ('666660.64-0.2', 2): 0, ('666660.40.05', 0): 1.96434436661662, ('666660.860.12', 1): -100, ('666660.79-0.02', 2): -9.92032299, ('666660.78-0.05', 0): -100, ('666660.530.14', 0): 1.08363950329, ('666660.77-0.25', 0): 1, ('666160.6-0.05', 2): 0, ('666160.49-0.05', 0): 1, ('666660.70.07', 0): 1.757682496478176, ('666660.55-0.1', 0): 1.2915569999999998, ('666660.670.02', 2): 0.44068049476167714, ('666660.80.28', 1): 0.0, ('666660.94-0.19', 0): 1, ('666660.7-0.16', 0): 1, ('666660.850.01', 2): -100, ('666660.470.05', 1): 0, ('666660.85-0.07', 2): 0.0, ('666660.390.11', 1): 0, ('666660.82-0.04', 2): -100, ('666660.480.03', 0): 2.617530297253641, ('666660.640.16', 1): 0, ('661660.580.1', 1): 0, ('666660.290.01', 2): 0.0, ('666660.74-0.4', 1): 0, ('666660.72-0.13', 1): 0, ('666660.630.2', 2): 0.0, ('666660.720.44', 0): -9.100000000000001, ('661660.360.04', 0): 1.1375176237624969, ('666660.890.18', 0): 1, ('666660.840.02', 0): -9.030000000000001, ('666660.20.03', 2): 0, ('666660.720.04', 0): 1.4564511399461562, ('666660.820.16', 1): 0.0, ('666660.41-0.04', 0): 1.18403, ('666660.370.08', 0): 1.5661765890968777, ('661660.370.04', 0): 1.1283023052133179, ('666660.790.15', 2): 0, ('666660.820.1', 0): -100, ('666660.460.07', 2): 0, ('666660.570.12', 1): 0, ('666660.720.14', 1): 0, ('661660.330.06', 0): 1, ('666160.68-0.05', 1): 0, ('666660.68-0.19', 1): 0, ('666660.370.0', 0): 1.7281098486480246, ('666660.410.01', 0): 3.0340968788336733, ('661660.270.01', 0): 1.1545320510085204, ('666660.670.07', 2): 0.5483907194290423, ('666660.88-0.13', 1): -100, ('666660.590.21', 0): 1.079396877, ('666660.670.34', 0): 1, ('666660.4-0.05', 2): 0, ('666660.9-0.12', 2): 0, ('666660.740.4', 2): 0, ('666660.59-0.11', 0): 1.133, ('666660.90.08', 1): 0, ('666660.570.1', 0): 2.238311109504245, ('666660.80.13', 0): -9.030000000000001, ('666660.73-0.02', 0): -0.9281244712141815, ('666660.840.05', 0): 1, ('666660.320.08', 1): 0, ('666160.55-0.1', 0): 1, ('666660.80.03', 1): -100, ('666660.72-0.08', 0): 1.3331873410805755, ('666660.590.22', 1): 0.0, ('666660.860.02', 0): 1, ('666660.64-0.09', 0): <text:soft-page-break/>1.066079908476914, ('666660.54-0.03', 1): 0.5550473885085664, ('666660.66-0.01', 1): 1.1568456130658564, ('666660.78-0.14', 1): 0, ('666660.430.13', 0): 1, ('666660.710.08', 2): 0.6204785719259179, ('666660.850.16', 2): 0, ('666660.03-0.0', 1): 1.5200412687255884, ('666660.380.15', 1): 0, ('666660.540.08', 2): 0.0, ('666660.560.07', 0): 1.8491404346699456, ('666660.8-0.1', 0): -8.96275317, ('666660.660.12', 0): 1.4064482035237253, ('666660.710.15', 1): 0, ('666660.350.03', 0): 2.039118076758618, ('666660.520.14', 2): 0.41254535501273504, ('666660.680.23', 1): 0, ('666660.380.09', 2): 0, ('666660.42-0.04', 1): 0, ('666660.760.05', 2): -10.0, ('666660.71-0.12', 2): 0, ('661660.340.06', 1): 0, ('666660.470.03', 0): 2.602101596012785, ('666660.14-0.01', 0): 2.6821755462917607, ('666660.770.12', 0): 1.0620693680108089, ('666660.370.09', 0): 1.1379000000000001, ('666660.460.18', 1): 0, ('666660.48-0.03', 2): 0, ('666660.820.19', 1): -10.0, ('666660.51-0.03', 1): 0, ('666660.330.09', 2): 0.0, ('666160.21-0.03', 0): 1, ('666660.330.0', 1): 0.2670256151668424, ('666660.7-0.02', 0): 1.8395134182589323, ('666660.68-0.41', 2): 0, ('666660.60.12', 0): 1.4560953704572792, ('666660.380.13', 0): 1, ('666660.370.05', 1): 0, ('666660.52-0.11', 0): 1.0, ('666160.43-0.03', 2): 0, ('666660.77-0.0', 2): -0.6674322084657648, ('666660.760.1', 0): 0.66358649096965, ('666660.010.0', 0): 3.247602177197397, ('666660.410.08', 2): 0.6435712391650531, ('666660.430.0', 0): 1.8715422034722198, ('661660.450.08', 1): 0, ('666660.76-0.25', 2): -100, ('666660.44-0.03', 0): 1.4828691671280545, ('666660.33-0.01', 0): 2.34874816630483, ('666660.630.26', 2): 0, ('666660.810.12', 1): -10.0, ('666660.540.05', 2): 0, ('666660.790.05', 0): 1.0, ('666660.880.18', 1): 0, ('666660.7-0.06', 1): 0, ('666660.44-0.0', 1): 0.8660926028435869, ('666660.76-0.08', 0): -0.1660164676126587, ('666660.78-0.21', 2): 0, ('661660.650.14', 2): 0, ('666660.77-0.01', 2): -9.85775664, ('666660.510.06', 0): 1.889561138723671, ('666660.56-0.07', 0): 1.0754522761170917, ('666660.78-0.03', 1): -100, ('666660.66-0.06', 1): 0.3009387696422169, ('666260.72-0.04', 1): 0, ('666660.520.0', 2): 0, ('666660.50.01', 1): 0.9710245049851577, ('666660.750.24', 2): -10.0, ('666660.670.08', 1): 0.7859025990578213, ('666660.330.04', 2): 1.6053359907967069, ('666660.63-0.04', 1): 0.0, ('666660.84-0.04', 1): -90.0, ('666160.49-0.04', 2): 0, ('661660.230.03', 2): 0.7006269002562131, ('666660.72-0.19', 1): 0, ('666160.56-0.1', 0): 1, ('666660.66-0.16', 0): 1.0, ('666660.740.11', 1): 0, ('666660.380.0', 0): 1.604778223850032, ('666660.18-0.0', 1): 1.2499286891288715, ('666660.71-0.15', 0): 1.2154348686, ('666660.58-0.01', 1): 0, ('666660.230.03', 1): 0.0, ('666660.880.49', 2): 0, ('666660.5-0.1', 1): 0, ('666660.840.13', 1): -100, ('666660.79-0.13', 0): -100, ('666660.93-0.34', 0): -100, ('666660.84-0.23', 0): -100, ('666660.71-0.0', 1): 0.006805404777466821, ('666660.760.33', 0): 1, ('666660.570.2', 0): 1.0, ('666660.7-0.12', 0): 1.2333450883919423, ('666660.690.02', 2): 0.4564668411564512, ('666660.620.03', 1): 0, ('666660.390.01', 0): 3.1060248911008306, ('666660.130.0', 2): 0, ('666660.65-0.02', 0): 1.653076004269117, ('666660.720.12', 2): 0, ('666660.270.06', 2): 0, ('666160.670.02', 2): 0, ('666660.2-0.0', 2): 0, ('666660.74-0.0', 0): -9.1169206219, ('666660.68-0.33', 1): 0, ('666620.83-0.25', 2): 0, ('666660.580.04', 0): 1.7517353306495036, ('666160.66-0.05', 0): 1, ('666660.410.07', 1): 0, ('666660.840.0', 1): -100, ('666660.740.24', 0): -100, ('666660.690.21', 0): 1.1941100000000002, ('666660.72-0.13', 2): 0.2069613, ('666660.180.0', 2): 0, ('666660.760.03', 0): 1.2509367346193578, ('661660.250.01', 2): 0, ('666660.740.34', 1): 0, ('666660.70.2', 1): 0, ('666660.630.08', 0): 1.5753217599972202, ('666660.720.18', 0): 1.222920677, ('666660.740.01', 1): -10.598819444376595, ('661660.510.04', 0): 1, ('666660.660.22', 0): 1, ('666660.72-0.17', 1): 0, ('666660.80.01', 0): -9.0433, ('666660.25-0.03', 0): 1, ('666660.640.19', 2): 0, ('666660.670.0', 0): 1.7580927671089648, ('666660.67-0.36', 1): 0, ('666660.670.03', 1): 0, ('666660.81-0.04', 2): -100, ('666660.660.02', 2): 0, ('666660.81-0.13', 0): -9.100000000000001, ('666660.83-0.01', 0): -8.949002300000002, ('666660.89-0.17', 2): 0, ('666660.750.03', 1): 0, ('666660.610.14', 2): 0.0, ('666660.7-0.44', 1): 0, ('666660.62-0.19', 0): 1, ('666660.810.11', 2): -10.0, ('662660.780.15', 1): 0, ('666660.16-0.0', 2): 1.049358342478598, ('666660.67-0.22', 2): 0, ('666660.81-0.1', 1): 0.0, ('666660.78-0.26', 1): 0, ('666660.460.19', 2): 0, ('666260.72-0.13', 0): 1, ('666660.540.55', 0): 1, ('666660.71-0.18', 1): 0, ('666660.780.1', 0): -4.58555139103064, ('666660.670.19', 0): 1, ('666660.78-0.18', 0): 1.0049, ('666660.620.14', 0): 1.26745676139, ('666660.330.07', 1): 0, ('666660.780.03', 0): -9.100000000000001, ('666660.630.15', 0): 1.0436748971170402, ('666660.760.38', 2): 0, ('666660.540.63', 1): 0, ('666660.60.07', 0): 2.0039799810200307, ('666660.750.1', 0): -8.63634582574732, ('666660.75-0.1', 0): -9.056693664102701, ('666660.54-0.11', 1): 0.0, ('666660.620.04', 1): 0, ('666660.82-0.1', 0): -100,</text:p>
      <text:p text:style-name="P1"><text:soft-page-break/><text:s/>('666660.730.03', 1): -1.1317376255990936, ('666660.380.09', 0): 1.1133848919871507, ('666660.72-0.02', 0): 0.8833873770336784, ('666160.62-0.17', 2): 0, ('661660.730.1', 1): 0, ('666660.880.08', 0): 1, ('666660.70.27', 0): 1.0, ('666660.770.23', 1): 0.0, ('666260.74-0.04', 0): 1, ('666660.27-0.02', 0): 1.5237139097742038, ('666660.440.03', 1): 1.0840029814272585, ('666660.58-0.16', 0): 1.0, ('666660.450.11', 0): 1.594901057043786, ('666660.770.16', 1): -7.9059102217184005, ('666660.610.01', 1): 0.6458448030018723, ('666660.780.09', 2): -1.6543716396038999, ('666660.46-0.09', 2): 0.0, ('661660.340.07', 0): 1.0324428817618059, ('666661.080.11', 0): -100, ('666660.550.14', 1): 0.18554002326675645, ('666660.590.25', 2): 0, ('666660.690.31', 1): 0, ('666660.470.11', 0): 1.3796794439712528, ('661660.730.17', 0): 1, ('666660.770.2', 0): -9.100000000000001, ('666660.890.09', 2): 0, ('666660.57-0.06', 1): 0, ('666660.720.21', 0): 1.1740927571018998, ('662660.750.19', 0): 1, ('666660.550.04', 0): 1.589693205539692, ('666660.310.01', 2): 0, ('666660.8-0.06', 1): -9.937, ('666160.24-0.01', 1): 0, ('666660.490.06', 0): 1.628945868888719, ('666660.340.03', 2): 0, ('666660.74-0.2', 2): 0, ('666660.86-0.12', 1): -9.93, ('666660.420.22', 2): 0, ('666660.710.11', 0): 2.0967312802554905, ('666660.830.11', 2): -10.0, ('666660.650.18', 2): 0, ('666660.46-0.07', 0): 1.1379000000000001, ('666660.55-0.03', 1): 0, ('666660.710.1', 0): 1.7068639426049594, ('666660.69-0.12', 0): 1.14983190278, ('666660.57-0.16', 0): 1, ('666660.760.11', 0): -8.933689515442037, ('666660.73-0.19', 1): 0, ('666160.5-0.03', 1): 0, ('666660.36-0.01', 0): 2.108433721589166, ('666660.59-0.07', 0): 1.5493410161929755, ('666660.56-0.09', 0): 1.08355683, ('666660.54-0.11', 0): 1.0, ('666660.060.0', 0): 2.993734927635741, ('666660.79-0.1', 2): 0.127768977, ('666660.71-0.03', 0): 0.4249271463799878, ('666660.670.25', 0): 1, ('666660.870.13', 0): -100, ('666660.340.09', 0): 1, ('666660.90.01', 1): 0.0, ('666660.42-0.11', 2): 0, ('666660.40.07', 0): 1.9952092880410148, ('666660.620.23', 0): 1.0, ('662660.770.11', 1): 0, ('666660.740.02', 2): -8.764845301066092, ('666660.78-0.07', 0): 0.9940702875421701, ('666660.82-0.08', 0): -9.030000000000001, ('661660.380.07', 0): 1, ('666660.69-0.18', 2): 0, ('666660.320.0', 1): 0.8233427946930214, ('666660.77-0.11', 2): 0.0003087, ('666660.930.0', 0): -100, ('666660.490.2', 0): 1, ('666660.68-0.02', 0): 2.0794151027926335, ('666660.51-0.02', 2): 0.0, ('666660.330.08', 1): 0.07121693950934603, ('666660.18-0.01', 0): 2.433712268088015, ('666660.38-0.04', 2): 0.40596661345235846, ('666660.590.06', 2): 0, ('666660.730.17', 0): 1.2407299999999999, ('666660.830.21', 2): -100, ('666660.490.02', 0): 1.5818393422086174, ('666660.710.05', 0): 1.9565847692195577, ('666160.37-0.03', 2): 0, ('666660.350.08', 1): 0.0, ('666660.370.04', 2): 0, ('666660.620.09', 0): 1.9560551230380983, ('666660.380.04', 1): 0, ('666660.670.02', 1): 0, ('666660.58-0.05', 0): 1.540974112696735, ('666660.440.04', 1): 1.2314703457178793, ('666660.810.38', 1): 0, ('666660.480.05', 0): 2.292972038649147, ('666660.5-0.09', 2): 0, ('666660.61-0.08', 0): 1.3426738236643867, ('666660.650.33', 0): 1, ('666660.760.28', 1): 0, ('666660.840.04', 0): -9.100000000000001, ('666660.48-0.08', 0): 1.025627, ('666660.510.13', 2): 0.1224444176559905, ('666660.8-0.26', 2): 0, ('666660.41-0.06', 0): 1.3064454419909073, ('666660.580.12', 2): 0, ('666660.620.07', 2): 0.8869696877642931, ('666660.390.05', 1): 1.2456517371273357, ('666660.71-0.06', 1): 0, ('666160.58-0.09', 0): 1, ('666160.580.04', 0): 1, ('666660.730.29', 2): 0, ('666660.280.06', 0): 1.1340169961319, ('666660.720.16', 1): 0, ('666160.49-0.03', 1): 0, ('666160.39-0.04', 2): 0.0760088504, ('666660.050.0', 1): 0, ('666660.870.12', 2): 0, ('666660.850.25', 1): -100, ('666660.740.28', 1): 0, ('661660.40.04', 0): 1, ('661660.590.11', 1): 0.12685308057749378, ('666660.750.3', 0): 1.0, ('666660.75-0.08', 0): 0.48993167367336954, ('666660.62-0.0', 0): 2.1774190380479412, ('666660.580.18', 0): 1.07939944903058, ('666660.750.09', 0): 1.7508373536959967, ('666660.74-0.26', 2): 0, ('666660.57-0.05', 2): 0, ('666660.80.11', 0): -9.163331, ('666660.73-0.04', 0): -12.686865966632986, ('666660.320.06', 1): 0.617050984550032, ('666660.79-0.09', 0): -9.030000000000001, ('666660.740.05', 0): -17.024105752523894, ('666660.730.21', 1): -9.887097676200002, ('666660.69-0.03', 2): 0.0, ('666660.82-0.01', 2): -9.903043, ('666660.02-0.0', 0): 2.3339410790421793, ('666660.77-0.1', 2): -11.64554265113, ('666660.7-0.1', 1): 0, ('661660.460.07', 2): 0, ('666660.54-0.01', 1): 0.0, ('661660.680.08', 1): 0, ('666660.78-0.12', 1): -100, ('666660.680.14', 0): 1.0567000000000002, ('666660.80.24', 0): -9.100000000000001, ('666660.76-0.11', 2): -9.937175956038999, ('666660.71-0.1', 2): 0, ('666660.750.07', 2): 0.0, ('666660.590.05', 0): 2.6031609772076667, ('626660.70.16', 0): 1, ('666660.330.0', 2): 0.0, ('666660.8-0.06', 2): 0.12593, ('666660.76-0.04', 2): -100, ('666660.560.01', 0): 1.5864560878047655, <text:soft-page-break/>('661660.520.08', 1): 0, ('666660.730.05', 0): -0.5183798504066044, ('666660.520.17', 1): 0, ('666660.690.2', 2): 0.146511308684461, ('666660.270.07', 1): 0, ('666660.820.04', 2): -100, ('666660.730.32', 0): -100, ('666660.43-0.04', 1): 0, ('661660.580.1', 2): 0, ('666660.710.27', 0): 1, ('666660.820.25', 0): -100, ('666660.470.01', 0): 2.551511162602932, ('666660.75-0.05', 0): -14.03657852675, ('666660.760.25', 1): 0.06741000000000001, ('666660.430.23', 0): 1, ('666660.420.11', 2): 0.14253446409999998, ('666660.450.02', 1): 0.0, ('666660.79-0.04', 1): -19.503657, ('666660.550.12', 0): 1.272509017546245, ('666660.720.01', 2): 0, ('666660.06-0.0', 0): 2.0862473889534785, ('666660.790.05', 2): 0, ('666660.810.21', 2): -100, ('666160.59-0.02', 0): 1, ('661660.310.02', 2): 0, ('666660.520.16', 1): 0, ('666660.720.27', 1): 0, ('661660.480.03', 2): 0, ('666660.760.26', 0): 1.0049, ('666660.640.25', 0): 1, ('666660.820.02', 2): -100, ('666660.870.19', 2): -100, ('666660.620.18', 0): 1.07, ('666660.80.12', 0): -0.26371217000000013, ('666660.530.17', 0): 1.07, ('666660.910.0', 1): -100, ('666660.440.07', 2): 0, ('666660.760.3', 0): 1.1197, ('666660.86-0.35', 1): -100, ('666660.610.05', 0): 2.620887825385566, ('666660.620.21', 2): 0, ('666660.53-0.02', 2): 0, ('666660.63-0.09', 1): 0, ('666660.580.02', 0): 1.3057739755074904, ('666160.29-0.02', 0): 1.0, ('666660.88-0.07', 0): -100, ('666660.750.02', 2): -9.796280268563592, ('661660.640.07', 1): 0, ('666660.59-0.16', 2): 0.063, ('666660.57-0.02', 0): 2.0604782641692276, ('666660.72-0.2', 0): 1.07, ('666660.71-0.04', 0): 0.3192079699648377, ('666660.85-0.34', 1): 0, ('666660.88-0.04', 2): 0, ('661660.390.05', 0): 1, ('666660.620.09', 2): 0.0, ('666660.070.0', 0): 2.7926182689507453, ('666160.36-0.04', 1): 0, ('666660.280.05', 2): 0, ('666660.660.14', 1): 0.12413160899999999, ('666660.75-0.0', 2): -11.4783508599645, ('666660.510.04', 0): 2.2203714345227636, ('661660.640.1', 0): 1.1325315115372994, ('666660.610.16', 0): 1.20586904301299, ('666160.48-0.01', 2): 0, ('666660.680.03', 0): 2.1563349327930657, ('666660.710.03', 0): 1.6823744402008445, ('661660.540.03', 1): 0, ('666660.610.0', 0): 2.106225674736708, ('666660.830.01', 0): -100, ('666660.650.11', 2): 0, ('666660.59-0.03', 1): 0, ('666660.65-0.19', 0): 1, ('661660.510.09', 2): 0, ('666660.99-0.07', 0): 1, ('666660.4-0.01', 0): 1.555581686463579, ('666660.93-0.06', 1): 0, ('666660.970.13', 2): 0, ('661660.50.04', 2): 0, ('666660.85-0.05', 0): -9.0951, ('666660.650.06', 1): 0, ('666660.910.12', 2): 0, ('666660.77-0.09', 0): -8.8713919, ('666660.47-0.05', 0): 1.3569412065027047, ('666660.730.19', 2): 0.0, ('661660.210.01', 2): 0, ('666660.890.14', 2): 0, ('666660.9-0.06', 1): 0, ('666660.770.17', 2): -9.99559, ('666660.240.03', 1): 1.2464678490492969, ('666660.620.24', 2): 0, ('666660.78-0.11', 2): -0.44862570899999993, ('662660.790.13', 2): 0, ('666660.69-0.41', 2): 0, ('666660.89-0.16', 2): 0, ('666660.760.31', 0): 1, ('666660.780.34', 0): 1, ('666660.630.04', 0): 2.250589403956858, ('666660.8-0.07', 2): -10.0, ('666660.82-0.18', 2): -100, ('666260.8-0.09', 2): -100, ('666660.5-0.09', 0): 1.0630000000000002, ('666660.770.28', 0): 1, ('666660.220.0', 2): 0, ('666660.440.08', 0): 1.6587182244416776, ('666660.640.03', 1): 0, ('666660.480.01', 1): 0.0, ('666660.68-0.43', 0): 1, ('666660.940.53', 1): -100, ('666660.62-0.17', 0): 1, ('666660.290.03', 1): 0, ('666660.55-0.02', 2): 0, ('666660.52-0.09', 0): 1.0, ('661660.250.04', 2): 0, ('666660.430.07', 1): 0.0, ('666660.74-0.08', 0): -100, ('666660.780.15', 2): -9.8621, ('666660.89-0.01', 2): -100, ('666660.740.22', 0): -9.003043000000002, ('666660.690.23', 0): 1.0049, ('666660.45-0.09', 0): 1.0, ('666660.850.04', 2): 0, ('666660.720.06', 1): 0, ('666660.510.03', 0): 2.2837516734172145, ('666660.790.03', 2): 0.0, ('666660.620.04', 0): 2.1940653254842903, ('666660.730.16', 1): 0.02766351916999999, ('661660.220.01', 0): 1.1504713043284327, ('666660.59-0.03', 0): 1.7897443914810975, ('666660.860.09', 1): 0, ('666660.630.0', 0): 1.8170995634807252, ('666660.710.23', 2): 0, ('666160.68-0.07', 0): 1, ('666660.650.12', 0): 1.7055111435481933, ('666660.680.28', 1): -10.0, ('666160.41-0.06', 1): 0, ('666660.87-0.05', 1): 0, ('666660.220.02', 1): 1.4271994401886752, ('666660.790.1', 2): -31.266523509193, ('666660.560.17', 2): 0.1348556391, ('666660.65-0.12', 2): 0, ('666660.590.24', 2): 0.06999999999999999, ('666660.81-0.11', 0): -9.045397900000001, ('666660.630.29', 2): 0, ('666660.820.24', 2): 0, ('666660.770.36', 2): 0, ('666660.80.17', 1): -10.0, ('666660.74-0.18', 0): 1.13817783, ('666660.870.16', 0): -100, ('666660.740.14', 1): 0, ('666660.780.46', 1): -100, ('662660.740.09', 1): 0, ('666660.72-0.52', 0): 1, ('666660.3-0.0', 1): 0.9820441467519725, ('666660.50.07', 1): 0.0, ('666660.270.01', 0): 3.161451324607366, ('666660.680.24',</text:p>
      <text:p text:style-name="P1"><text:s/>2): 0, ('666660.86-0.16', 2): 0, ('666660.72-0.37', 1): 0, ('666660.250.0', 0): 2.3221190873803743, ('666660.680.18', 1): 0.0, ('666660.780.05', 0): -100, ('666660.87-0.02', 0): 1, ('666260.85-0.23', 1): 0, ('661660.430.03', 2): 0.012680122458796595, ('661660.280.04', 0): 1.236894470865969, ('666660.420.16', 2): <text:soft-page-break/>0, ('666660.640.14', 2): 0, ('666660.620.06', 1): 0.0, ('666660.730.01', 1): 0.0, ('666660.56-0.12', 2): 0, ('666660.750.31', 2): 0, ('666660.95-0.44', 1): -100, ('666660.21-0.01', 0): 1.3485502875672732, ('666660.51-0.13', 1): 0, ('666660.640.09', 1): 0.8626162252481958, ('666660.850.09', 2): -100.0, ('666660.930.07', 0): 1, ('666660.360.06', 0): 2.3080683942716296, ('666660.780.12', 0): -9.100000000000001, ('666660.9-0.05', 2): 0, ('666660.48-0.07', 2): 0, ('666660.740.29', 2): 0, ('666660.450.06', 2): 1.0793367361323867, ('666660.610.14', 1): 0.30801093165542, ('666660.550.16', 1): 0, ('666660.690.11', 0): 1.9241514302912788, ('666660.470.13', 0): 1.2838022431790002, ('666660.38-0.05', 2): 0.4254410806918959, ('666160.65-0.01', 2): 0, ('666660.61-0.06', 0): 1.4154595420079268, ('666660.57-0.04', 1): 0.5790245584654102, ('666660.720.23', 0): 1.07, ('666160.77-0.13', 0): 1, ('666660.550.02', 0): 1.4536576272110238, ('666160.61-0.12', 1): 0, ('666660.31-0.02', 1): 0.6458601855250087, ('666660.72-0.12', 1): 0.17237138327415139, ('666660.770.07', 1): 0.0, ('666660.540.0', 2): 0, ('666660.49-0.15', 0): 1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nux Libertine Display O" svg:font-family="'Linux Libertine Display O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4T07:11:38.502042290</meta:creation-date>
    <dc:date>2021-02-14T07:12:27.825636706</dc:date>
    <meta:editing-duration>PT50S</meta:editing-duration>
    <meta:editing-cycles>1</meta:editing-cycles>
    <meta:document-statistic meta:table-count="0" meta:image-count="0" meta:object-count="0" meta:page-count="34" meta:paragraph-count="18" meta:word-count="16104" meta:character-count="169831" meta:non-whitespace-character-count="153728"/>
    <meta:generator>LibreOffice/6.0.7.3$Linux_X86_64 LibreOffice_project/00m0$Build-3</meta:generator>
  </office:meta>
</office:document-meta>
</file>